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4028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6118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1.6409in"/>
    </style:style>
    <style:style style:name="co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361in"/>
    </style:style>
    <style:style style:name="co13" style:family="table-column">
      <style:table-column-properties fo:break-before="auto" style:column-width="0.9283in"/>
    </style:style>
    <style:style style:name="ro1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283in" fo:break-before="auto" style:use-optimal-row-height="true"/>
    </style:style>
    <style:style style:name="ro5" style:family="table-row">
      <style:table-row-properties style:row-height="0.4839in" fo:break-before="auto" style:use-optimal-row-height="true"/>
    </style:style>
    <style:style style:name="ro6" style:family="table-row">
      <style:table-row-properties style:row-height="0.6398in" fo:break-before="auto" style:use-optimal-row-height="true"/>
    </style:style>
    <style:style style:name="ro7" style:family="table-row">
      <style:table-row-properties style:row-height="0.95in" fo:break-before="auto" style:use-optimal-row-height="true"/>
    </style:style>
    <style:style style:name="ro8" style:family="table-row">
      <style:table-row-properties style:row-height="0.7945in" fo:break-before="auto" style:use-optimal-row-height="true"/>
    </style:style>
    <style:style style:name="ro10" style:family="table-row">
      <style:table-row-properties style:row-height="0.2736in" fo:break-before="auto" style:use-optimal-row-height="true"/>
    </style:style>
    <style:style style:name="ro11" style:family="table-row">
      <style:table-row-properties style:row-height="0.18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fo:wrap-option="wrap"/>
    </style:style>
    <style:style style:name="ce20" style:family="table-cell" style:parent-style-name="Default" style:data-style-name="N130">
      <style:table-cell-properties fo:wrap-option="wrap"/>
    </style:style>
    <style:style style:name="ce21" style:family="table-cell" style:parent-style-name="Default" style:data-style-name="N131">
      <style:table-cell-properties fo:wrap-option="wrap"/>
    </style:style>
    <style:style style:name="ce22" style:family="table-cell" style:parent-style-name="Default" style:data-style-name="N131"/>
    <style:style style:name="ce23" style:family="table-cell" style:parent-style-name="Default" style:data-style-name="N100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30">
      <style:table-cell-properties fo:wrap-option="wrap"/>
    </style:style>
    <style:style style:name="ce11" style:family="table-cell" style:parent-style-name="Default" style:data-style-name="N131">
      <style:table-cell-properties fo:wrap-option="wrap"/>
    </style:style>
    <style:style style:name="ce12" style:family="table-cell" style:parent-style-name="Default" style:data-style-name="N131"/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C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ST OF CONCEPTS FROM</text:p>
          </table:table-cell>
          <table:table-cell table:number-columns-repeated="2"/>
        </table:table-row>
        <table:table-row table:style-name="ro10">
          <table:table-cell/>
          <table:table-cell table:style-name="ce6" office:value-type="string" calcext:value-type="string">
            <text:p>The World Loanword Database (WOL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WOLD edited by Haspelmath, Martin &amp; Tadmor, Uri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is licensed under a Creative Commons Attribution 3.0 Germany Licens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creativecommons.org/licenses/by/3.0/de/deed.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old.clld.or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hysical worl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shi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d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od and drin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thing and groomin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riculture and vegetat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ic actions and technology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i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ssessi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tial relation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nse percept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otions and valu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gniti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eech and languag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 and political relation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rfare and hunting</text:p>
          </table:table-cell>
          <table:table-cell table:number-columns-repeated="2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Law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ligion and belief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rn World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Miscellaneous function word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office:value-type="float" office:value="1814" calcext:value-type="float">
            <text:p>1814</text:p>
          </table:table-cell>
        </table:table-row>
      </table:table>
      <table:table table:name="CONCEPTS" table:style-name="ta1">
        <table:table-column table:style-name="co4" table:default-cell-style-name="ce10"/>
        <table:table-column table:style-name="co5" table:default-cell-style-name="ce11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number-columns-repeated="2" table:default-cell-style-name="Default"/>
        <table:table-column table:style-name="co8" table:default-cell-style-name="ce8"/>
        <table:table-column table:style-name="co1" table:number-columns-repeated="16374" table:default-cell-style-name="ce8"/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001</text:p>
          </table:table-cell>
          <table:table-cell table:formula="of:=VLOOKUP([.A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'smooth or having only gentle waves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 calm se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02</text:p>
          </table:table-cell>
          <table:table-cell table:formula="of:=VLOOKUP([.A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rough(2)</text:p>
          </table:table-cell>
          <table:table-cell office:value-type="string" calcext:value-type="string">
            <text:p>'with large waves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 rough sea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03</text:p>
          </table:table-cell>
          <table:table-cell table:formula="of:=VLOOKUP([.A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air is cool and fresh here in the mountains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04</text:p>
          </table:table-cell>
          <table:table-cell table:formula="of:=VLOOKUP([.A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arctic lights</text:p>
          </table:table-cell>
          <table:table-cell office:value-type="string" calcext:value-type="string">
            <text:p>‘aurora borealis’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05</text:p>
          </table:table-cell>
          <table:table-cell table:formula="of:=VLOOKUP([.A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a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let the cigarette ash fall on the floor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06</text:p>
          </table:table-cell>
          <table:table-cell table:formula="of:=VLOOKUP([.A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bay</text:p>
          </table:table-cell>
          <table:table-cell office:value-type="string" calcext:value-type="string">
            <text:p>'an area of the sea that curves inwards towards the land'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07</text:p>
          </table:table-cell>
          <table:table-cell table:formula="of:=VLOOKUP([.A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beach</text:p>
          </table:table-cell>
          <table:table-cell/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08</text:p>
          </table:table-cell>
          <table:table-cell table:formula="of:=VLOOKUP([.A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bolt of lightning</text:p>
          </table:table-cell>
          <table:table-cell office:value-type="string" calcext:value-type="string">
            <text:p>'a flash of lightning and a noise of thunder together, which hits something'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09</text:p>
          </table:table-cell>
          <table:table-cell table:formula="of:=VLOOKUP([.A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cape</text:p>
          </table:table-cell>
          <table:table-cell office:value-type="string" calcext:value-type="string">
            <text:p>'a large piece of land surrounded on three sides by the sea'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010</text:p>
          </table:table-cell>
          <table:table-cell table:formula="of:=VLOOKUP([.A1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ca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hunter lit a torch and entered the cave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011</text:p>
          </table:table-cell>
          <table:table-cell table:formula="of:=VLOOKUP([.A1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charco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is fireplace is lit by charcoal, not wood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012</text:p>
          </table:table-cell>
          <table:table-cell table:formula="of:=VLOOKUP([.A1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cliff or precipice</text:p>
          </table:table-cell>
          <table:table-cell office:value-type="string" calcext:value-type="string">
            <text:p>'a high rock with a very steep side (often near the sea)'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013</text:p>
          </table:table-cell>
          <table:table-cell table:formula="of:=VLOOKUP([.A1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clou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were white clouds in the blue sky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4" calcext:value-type="float">
            <text:p>014</text:p>
          </table:table-cell>
          <table:table-cell table:formula="of:=VLOOKUP([.A1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coal</text:p>
          </table:table-cell>
          <table:table-cell/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5" calcext:value-type="float">
            <text:p>015</text:p>
          </table:table-cell>
          <table:table-cell table:formula="of:=VLOOKUP([.A1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constellat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16" calcext:value-type="float">
            <text:p>016</text:p>
          </table:table-cell>
          <table:table-cell table:formula="of:=VLOOKUP([.A1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darkn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fter the sunset, darkness quickly fell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17" calcext:value-type="float">
            <text:p>017</text:p>
          </table:table-cell>
          <table:table-cell table:formula="of:=VLOOKUP([.A1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de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trees were wet from the morning dew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18" calcext:value-type="float">
            <text:p>018</text:p>
          </table:table-cell>
          <table:table-cell table:formula="of:=VLOOKUP([.A1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dust</text:p>
          </table:table-cell>
          <table:table-cell office:value-type="string" calcext:value-type="string">
            <text:p>'dry powder consisting of extremely small bits of matter, found outside or inside buildings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ouse had not been cleaned and there was dust on the furniture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19" calcext:value-type="float">
            <text:p>019</text:p>
          </table:table-cell>
          <table:table-cell table:formula="of:=VLOOKUP([.A1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earthqu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house was destroyed by an earthquake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20" calcext:value-type="float">
            <text:p>020</text:p>
          </table:table-cell>
          <table:table-cell table:formula="of:=VLOOKUP([.A2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embers</text:p>
          </table:table-cell>
          <table:table-cell office:value-type="string" calcext:value-type="string">
            <text:p>'pieces of wood or coal in a fire that are no longer burning but are still red and very hot'</text:p>
          </table:table-cell>
          <table:table-cell office:value-type="string" calcext:value-type="string">
            <text:p>Noun</text:p>
          </table:table-cell>
          <table:table-cell table:number-columns-repeated="3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21" calcext:value-type="float">
            <text:p>021</text:p>
          </table:table-cell>
          <table:table-cell table:formula="of:=VLOOKUP([.A2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fire</text:p>
          </table:table-cell>
          <table:table-cell office:value-type="string" calcext:value-type="string">
            <text:p>‘a fire lit deliberately for heating or cooking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re is brightly burning in the fireplace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22" calcext:value-type="float">
            <text:p>022</text:p>
          </table:table-cell>
          <table:table-cell table:formula="of:=VLOOKUP([.A2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firew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boys collected firewood and built a bonfire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23" calcext:value-type="float">
            <text:p>023</text:p>
          </table:table-cell>
          <table:table-cell table:formula="of:=VLOOKUP([.A2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fl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lames were so high they reached the helicopter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24" calcext:value-type="float">
            <text:p>024</text:p>
          </table:table-cell>
          <table:table-cell table:formula="of:=VLOOKUP([.A2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fo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Foam formed on the polluted river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25" calcext:value-type="float">
            <text:p>025</text:p>
          </table:table-cell>
          <table:table-cell table:formula="of:=VLOOKUP([.A2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fo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og is so thick I can't see the road.</text:p>
          </table:table-cell>
          <table:table-cell table:number-columns-repeated="2"/>
          <table:table-cell table:style-name="Default" table:number-columns-repeated="2"/>
          <table:table-cell table:number-columns-repeated="16373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26" calcext:value-type="float">
            <text:p>026</text:p>
          </table:table-cell>
          <table:table-cell table:formula="of:=VLOOKUP([.A2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high t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rock is not visible during high tide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027</text:p>
          </table:table-cell>
          <table:table-cell table:formula="of:=VLOOKUP([.A2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 layer of ice formed over the lake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28" calcext:value-type="float">
            <text:p>028</text:p>
          </table:table-cell>
          <table:table-cell table:formula="of:=VLOOKUP([.A2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isl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icily is a Mediterranean island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9" calcext:value-type="float">
            <text:p>029</text:p>
          </table:table-cell>
          <table:table-cell table:formula="of:=VLOOKUP([.A2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jade or jadei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30" calcext:value-type="float">
            <text:p>030</text:p>
          </table:table-cell>
          <table:table-cell table:formula="of:=VLOOKUP([.A3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lagoon</text:p>
          </table:table-cell>
          <table:table-cell office:value-type="string" calcext:value-type="string">
            <text:p>'a body of sea water partly or completely separated from the sea by sand, rock etc., generally smaller than a bay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1" calcext:value-type="float">
            <text:p>031</text:p>
          </table:table-cell>
          <table:table-cell table:formula="of:=VLOOKUP([.A3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l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is lake's water is safe for drinking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2" calcext:value-type="float">
            <text:p>032</text:p>
          </table:table-cell>
          <table:table-cell table:formula="of:=VLOOKUP([.A3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land</text:p>
          </table:table-cell>
          <table:table-cell office:value-type="string" calcext:value-type="string">
            <text:p>'the hard surface of the earth, when compared to the area covered by sea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ptain sighted land in the distance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3" calcext:value-type="float">
            <text:p>033</text:p>
          </table:table-cell>
          <table:table-cell table:formula="of:=VLOOKUP([.A3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l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ire gave a bright light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4" calcext:value-type="float">
            <text:p>034</text:p>
          </table:table-cell>
          <table:table-cell table:formula="of:=VLOOKUP([.A3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light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was momentarily blinded by the lightening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5" calcext:value-type="float">
            <text:p>035</text:p>
          </table:table-cell>
          <table:table-cell table:formula="of:=VLOOKUP([.A3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loam</text:p>
          </table:table-cell>
          <table:table-cell office:value-type="string" calcext:value-type="string">
            <text:p>a rich soil consisting of a mixture of sand and clay and decaying organic material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6" calcext:value-type="float">
            <text:p>036</text:p>
          </table:table-cell>
          <table:table-cell table:formula="of:=VLOOKUP([.A3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low t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During low tide the rock is exposed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7" calcext:value-type="float">
            <text:p>037</text:p>
          </table:table-cell>
          <table:table-cell table:formula="of:=VLOOKUP([.A3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mainland</text:p>
          </table:table-cell>
          <table:table-cell office:value-type="string" calcext:value-type="string">
            <text:p>'the main area of land that forms a country, as compared to islands near i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8" calcext:value-type="float">
            <text:p>038</text:p>
          </table:table-cell>
          <table:table-cell table:formula="of:=VLOOKUP([.A3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match</text:p>
          </table:table-cell>
          <table:table-cell office:value-type="string" calcext:value-type="string">
            <text:p>'a small wooden stick used to light a fir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39" calcext:value-type="float">
            <text:p>039</text:p>
          </table:table-cell>
          <table:table-cell table:formula="of:=VLOOKUP([.A3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mo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moon shone brightly in the clear night sky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040</text:p>
          </table:table-cell>
          <table:table-cell table:formula="of:=VLOOKUP([.A4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mountain or hi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41" calcext:value-type="float">
            <text:p>041</text:p>
          </table:table-cell>
          <table:table-cell table:formula="of:=VLOOKUP([.A4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mud</text:p>
          </table:table-cell>
          <table:table-cell office:value-type="string" calcext:value-type="string">
            <text:p>'wet earth that has become soft and sticky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s shoes were covered with mud.</text:p>
          </table:table-cell>
          <table:table-cell table:number-columns-repeated="16377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042</text:p>
          </table:table-cell>
          <table:table-cell table:formula="of:=VLOOKUP([.A4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ocean</text:p>
          </table:table-cell>
          <table:table-cell office:value-type="string" calcext:value-type="string">
            <text:p>'any of the world's major bodies of salt water'; generally larger than 'sea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cific Ocean is larger than the Atlantic Ocean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3" calcext:value-type="float">
            <text:p>043</text:p>
          </table:table-cell>
          <table:table-cell table:formula="of:=VLOOKUP([.A4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plain</text:p>
          </table:table-cell>
          <table:table-cell office:value-type="string" calcext:value-type="string">
            <text:p>'expanse of level ground, open country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44" calcext:value-type="float">
            <text:p>044</text:p>
          </table:table-cell>
          <table:table-cell table:formula="of:=VLOOKUP([.A4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r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fter the rain, the sun appeared again.</text:p>
          </table:table-cell>
          <table:table-cell table:number-columns-repeated="16377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45" calcext:value-type="float">
            <text:p>045</text:p>
          </table:table-cell>
          <table:table-cell table:formula="of:=VLOOKUP([.A4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rainb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fter the storm, a rainbow appeared in the sky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46" calcext:value-type="float">
            <text:p>046</text:p>
          </table:table-cell>
          <table:table-cell table:formula="of:=VLOOKUP([.A4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reef</text:p>
          </table:table-cell>
          <table:table-cell office:value-type="string" calcext:value-type="string">
            <text:p>'a line mass of sharp rocks, often made of coral, near the surface of the sea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ip was wrecked on a reef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7" calcext:value-type="float">
            <text:p>047</text:p>
          </table:table-cell>
          <table:table-cell table:formula="of:=VLOOKUP([.A4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riv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8" calcext:value-type="float">
            <text:p>048</text:p>
          </table:table-cell>
          <table:table-cell table:formula="of:=VLOOKUP([.A4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river mou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9" calcext:value-type="float">
            <text:p>049</text:p>
          </table:table-cell>
          <table:table-cell table:formula="of:=VLOOKUP([.A4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river or strea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0" calcext:value-type="float">
            <text:p>050</text:p>
          </table:table-cell>
          <table:table-cell table:formula="of:=VLOOKUP([.A5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is sand on this part of the beach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1" calcext:value-type="float">
            <text:p>051</text:p>
          </table:table-cell>
          <table:table-cell table:formula="of:=VLOOKUP([.A5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avanna</text:p>
          </table:table-cell>
          <table:table-cell office:value-type="string" calcext:value-type="string">
            <text:p>'a large open grassland in tropical and subtropical region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2" calcext:value-type="float">
            <text:p>052</text:p>
          </table:table-cell>
          <table:table-cell table:formula="of:=VLOOKUP([.A5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e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hip is sailing in the sea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3" calcext:value-type="float">
            <text:p>053</text:p>
          </table:table-cell>
          <table:table-cell table:formula="of:=VLOOKUP([.A5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hade or shad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4" calcext:value-type="float">
            <text:p>054</text:p>
          </table:table-cell>
          <table:table-cell table:formula="of:=VLOOKUP([.A5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hore</text:p>
          </table:table-cell>
          <table:table-cell office:value-type="string" calcext:value-type="string">
            <text:p>'the land along the edge of a large body of water, such as an ocean or a lak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5" calcext:value-type="float">
            <text:p>055</text:p>
          </table:table-cell>
          <table:table-cell table:formula="of:=VLOOKUP([.A5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hort dry sea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6" calcext:value-type="float">
            <text:p>056</text:p>
          </table:table-cell>
          <table:table-cell table:formula="of:=VLOOKUP([.A5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k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were white clouds in the blue sky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7" calcext:value-type="float">
            <text:p>057</text:p>
          </table:table-cell>
          <table:table-cell table:formula="of:=VLOOKUP([.A5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mo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avy smoke billowed from the burning house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8" calcext:value-type="float">
            <text:p>058</text:p>
          </table:table-cell>
          <table:table-cell table:formula="of:=VLOOKUP([.A5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n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now fell all night and covered the city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59" calcext:value-type="float">
            <text:p>059</text:p>
          </table:table-cell>
          <table:table-cell table:formula="of:=VLOOKUP([.A5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oil</text:p>
          </table:table-cell>
          <table:table-cell office:value-type="string" calcext:value-type="string">
            <text:p>'the substance that plants naturally grow in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oil is pretty good in this area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0" calcext:value-type="float">
            <text:p>060</text:p>
          </table:table-cell>
          <table:table-cell table:formula="of:=VLOOKUP([.A6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pri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1" calcext:value-type="float">
            <text:p>061</text:p>
          </table:table-cell>
          <table:table-cell table:formula="of:=VLOOKUP([.A6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pring or well</text:p>
          </table:table-cell>
          <table:table-cell office:value-type="string" calcext:value-type="string">
            <text:p>'natural (spring) or artificial (well) source of wate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2" calcext:value-type="float">
            <text:p>062</text:p>
          </table:table-cell>
          <table:table-cell table:formula="of:=VLOOKUP([.A6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t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tars shone brightly in the clear night sky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3" calcext:value-type="float">
            <text:p>063</text:p>
          </table:table-cell>
          <table:table-cell table:formula="of:=VLOOKUP([.A6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te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boiling water filled the room with steam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4" calcext:value-type="float">
            <text:p>064</text:p>
          </table:table-cell>
          <table:table-cell table:formula="of:=VLOOKUP([.A6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tone or ro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5" calcext:value-type="float">
            <text:p>065</text:p>
          </table:table-cell>
          <table:table-cell table:formula="of:=VLOOKUP([.A6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to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t's more than just rain-it's a real storm!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6" calcext:value-type="float">
            <text:p>066</text:p>
          </table:table-cell>
          <table:table-cell table:formula="of:=VLOOKUP([.A6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u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un rises in the east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7" calcext:value-type="float">
            <text:p>067</text:p>
          </table:table-cell>
          <table:table-cell table:formula="of:=VLOOKUP([.A6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swam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e careful, there are crocodiles in the swamp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8" calcext:value-type="float">
            <text:p>068</text:p>
          </table:table-cell>
          <table:table-cell table:formula="of:=VLOOKUP([.A6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thun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thunder was deafening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69" calcext:value-type="float">
            <text:p>069</text:p>
          </table:table-cell>
          <table:table-cell table:formula="of:=VLOOKUP([.A6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tide</text:p>
          </table:table-cell>
          <table:table-cell office:value-type="string" calcext:value-type="string">
            <text:p>'the regular rising and lowering of the level of the sea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70" calcext:value-type="float">
            <text:p>070</text:p>
          </table:table-cell>
          <table:table-cell table:formula="of:=VLOOKUP([.A7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vall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valley was surrounded by high mountains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71" calcext:value-type="float">
            <text:p>071</text:p>
          </table:table-cell>
          <table:table-cell table:formula="of:=VLOOKUP([.A7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ater</text:p>
          </table:table-cell>
          <table:table-cell office:value-type="string" calcext:value-type="string">
            <text:p>‘drinking water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habitants get their water from the river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72" calcext:value-type="float">
            <text:p>072</text:p>
          </table:table-cell>
          <table:table-cell table:formula="of:=VLOOKUP([.A7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aterf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waterfall runs dry in the summer.</text:p>
          </table:table-cell>
          <table:table-cell table:number-columns-repeated="16377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73" calcext:value-type="float">
            <text:p>073</text:p>
          </table:table-cell>
          <table:table-cell table:formula="of:=VLOOKUP([.A7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a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tallest waves are found in the Pacific Ocean.</text:p>
          </table:table-cell>
          <table:table-cell table:number-columns-repeated="16377"/>
        </table:table-row>
        <table:table-row table:style-name="ro5">
          <table:table-cell office:value-type="float" office:value="1" calcext:value-type="float">
            <text:p>01</text:p>
          </table:table-cell>
          <table:table-cell office:value-type="float" office:value="74" calcext:value-type="float">
            <text:p>074</text:p>
          </table:table-cell>
          <table:table-cell table:formula="of:=VLOOKUP([.A7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e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ope that tomorrow the weather will be nicer than today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75" calcext:value-type="float">
            <text:p>075</text:p>
          </table:table-cell>
          <table:table-cell table:formula="of:=VLOOKUP([.A7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hirlpool</text:p>
          </table:table-cell>
          <table:table-cell office:value-type="string" calcext:value-type="string">
            <text:p>'a powerful current of water that spins around and can pull things down into i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76" calcext:value-type="float">
            <text:p>076</text:p>
          </table:table-cell>
          <table:table-cell table:formula="of:=VLOOKUP([.A7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i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wind blew so hard it knocked down the tree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77" calcext:value-type="float">
            <text:p>077</text:p>
          </table:table-cell>
          <table:table-cell table:formula="of:=VLOOKUP([.A77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ood</text:p>
          </table:table-cell>
          <table:table-cell office:value-type="string" calcext:value-type="string">
            <text:p>‘material that people get from trees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able is made of wood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78" calcext:value-type="float">
            <text:p>078</text:p>
          </table:table-cell>
          <table:table-cell table:formula="of:=VLOOKUP([.A78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oods or for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are many wild animals in the forest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79" calcext:value-type="float">
            <text:p>079</text:p>
          </table:table-cell>
          <table:table-cell table:formula="of:=VLOOKUP([.A79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he wor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Amazon is the longest river in the world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0" calcext:value-type="float">
            <text:p>080</text:p>
          </table:table-cell>
          <table:table-cell table:formula="of:=VLOOKUP([.A80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o blaz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81" calcext:value-type="float">
            <text:p>081</text:p>
          </table:table-cell>
          <table:table-cell table:formula="of:=VLOOKUP([.A81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o burn(1)</text:p>
          </table:table-cell>
          <table:table-cell office:value-type="string" calcext:value-type="string">
            <text:p>'partially or fully destroy with fire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burnt all her ex-boyfriend's old letters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82" calcext:value-type="float">
            <text:p>082</text:p>
          </table:table-cell>
          <table:table-cell table:formula="of:=VLOOKUP([.A82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o burn(2)</text:p>
          </table:table-cell>
          <table:table-cell office:value-type="string" calcext:value-type="string">
            <text:p>'be on fire, be consumed by fire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ur house is burning! Call the fire fighters!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83" calcext:value-type="float">
            <text:p>083</text:p>
          </table:table-cell>
          <table:table-cell table:formula="of:=VLOOKUP([.A83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o extingu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fire fighters extinguished the fire.</text:p>
          </table:table-cell>
          <table:table-cell table:number-columns-repeated="16377"/>
        </table:table-row>
        <table:table-row table:style-name="ro9">
          <table:table-cell office:value-type="float" office:value="1" calcext:value-type="float">
            <text:p>01</text:p>
          </table:table-cell>
          <table:table-cell office:value-type="float" office:value="84" calcext:value-type="float">
            <text:p>084</text:p>
          </table:table-cell>
          <table:table-cell table:formula="of:=VLOOKUP([.A84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o free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t was so cold tonight that the entire lake froze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5" calcext:value-type="float">
            <text:p>085</text:p>
          </table:table-cell>
          <table:table-cell table:formula="of:=VLOOKUP([.A85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o light</text:p>
          </table:table-cell>
          <table:table-cell office:value-type="string" calcext:value-type="string">
            <text:p>'make something burn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lit a match.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6" calcext:value-type="float">
            <text:p>086</text:p>
          </table:table-cell>
          <table:table-cell table:formula="of:=VLOOKUP([.A86];[TOC.$A$11:.$B$34];2)" office:value-type="string" office:string-value="The physical world" calcext:value-type="string">
            <text:p>The physical world</text:p>
          </table:table-cell>
          <table:table-cell office:value-type="string" calcext:value-type="string">
            <text:p>to mel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01</text:p>
          </table:table-cell>
          <table:table-cell table:formula="of:=VLOOKUP([.A8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female(1)</text:p>
          </table:table-cell>
          <table:table-cell office:value-type="string" calcext:value-type="string">
            <text:p>(of humans, cf. 3.13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I have ten male and twelve female students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" calcext:value-type="float">
            <text:p>002</text:p>
          </table:table-cell>
          <table:table-cell table:formula="of:=VLOOKUP([.A8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03</text:p>
          </table:table-cell>
          <table:table-cell table:formula="of:=VLOOKUP([.A8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he/she/it</text:p>
          </table:table-cell>
          <table:table-cell office:value-type="string" calcext:value-type="string">
            <text:p>(third person singular pronoun, regardless of gender/sex)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04</text:p>
          </table:table-cell>
          <table:table-cell table:formula="of:=VLOOKUP([.A9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05</text:p>
          </table:table-cell>
          <table:table-cell table:formula="of:=VLOOKUP([.A9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06</text:p>
          </table:table-cell>
          <table:table-cell table:formula="of:=VLOOKUP([.A9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male(1)</text:p>
          </table:table-cell>
          <table:table-cell office:value-type="string" calcext:value-type="string">
            <text:p>(of humans, cf. 3.12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I have ten male and twelve female students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07</text:p>
          </table:table-cell>
          <table:table-cell table:formula="of:=VLOOKUP([.A9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sh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08</text:p>
          </table:table-cell>
          <table:table-cell table:formula="of:=VLOOKUP([.A9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step-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09</text:p>
          </table:table-cell>
          <table:table-cell table:formula="of:=VLOOKUP([.A9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ancestor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010</text:p>
          </table:table-cell>
          <table:table-cell table:formula="of:=VLOOKUP([.A9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au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011</text:p>
          </table:table-cell>
          <table:table-cell table:formula="of:=VLOOKUP([.A9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baby</text:p>
          </table:table-cell>
          <table:table-cell office:value-type="string" calcext:value-type="string">
            <text:p>‘very young human that cannot walk yet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e's still a baby and can only have milk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012</text:p>
          </table:table-cell>
          <table:table-cell table:formula="of:=VLOOKUP([.A9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bo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e day this boy will grow to be a man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13" calcext:value-type="float">
            <text:p>013</text:p>
          </table:table-cell>
          <table:table-cell table:formula="of:=VLOOKUP([.A9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br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ave two brothers, one younger and one older than me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4" calcext:value-type="float">
            <text:p>014</text:p>
          </table:table-cell>
          <table:table-cell table:formula="of:=VLOOKUP([.A10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child-in-la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5" calcext:value-type="float">
            <text:p>015</text:p>
          </table:table-cell>
          <table:table-cell table:formula="of:=VLOOKUP([.A10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child(1)</text:p>
          </table:table-cell>
          <table:table-cell office:value-type="string" calcext:value-type="string">
            <text:p>'young human' (not kinship term) (cf. 2.43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ny children were playing in the water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6" calcext:value-type="float">
            <text:p>016</text:p>
          </table:table-cell>
          <table:table-cell table:formula="of:=VLOOKUP([.A10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child(2)</text:p>
          </table:table-cell>
          <table:table-cell office:value-type="string" calcext:value-type="string">
            <text:p>‘immediate descendant, son or daughter’ (kinship term) (cf. 2.27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 have two children, a son and a daughter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7" calcext:value-type="float">
            <text:p>017</text:p>
          </table:table-cell>
          <table:table-cell table:formula="of:=VLOOKUP([.A10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co-father-in-law</text:p>
          </table:table-cell>
          <table:table-cell office:value-type="string" calcext:value-type="string">
            <text:p>the father-in-law of ego’s child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8" calcext:value-type="float">
            <text:p>018</text:p>
          </table:table-cell>
          <table:table-cell table:formula="of:=VLOOKUP([.A10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co-mother-in-law</text:p>
          </table:table-cell>
          <table:table-cell office:value-type="string" calcext:value-type="string">
            <text:p>the mother-in-law of ego’s child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9" calcext:value-type="float">
            <text:p>019</text:p>
          </table:table-cell>
          <table:table-cell table:formula="of:=VLOOKUP([.A10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cous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0" calcext:value-type="float">
            <text:p>020</text:p>
          </table:table-cell>
          <table:table-cell table:formula="of:=VLOOKUP([.A10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daugh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ave one son and one daughter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1" calcext:value-type="float">
            <text:p>021</text:p>
          </table:table-cell>
          <table:table-cell table:formula="of:=VLOOKUP([.A10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daughter-in-law (of a 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2" calcext:value-type="float">
            <text:p>022</text:p>
          </table:table-cell>
          <table:table-cell table:formula="of:=VLOOKUP([.A10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daughter-in-law (of a wo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3" calcext:value-type="float">
            <text:p>023</text:p>
          </table:table-cell>
          <table:table-cell table:formula="of:=VLOOKUP([.A10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descendant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4" calcext:value-type="float">
            <text:p>024</text:p>
          </table:table-cell>
          <table:table-cell table:formula="of:=VLOOKUP([.A11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divor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fter the divorce, he married another woman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25" calcext:value-type="float">
            <text:p>025</text:p>
          </table:table-cell>
          <table:table-cell table:formula="of:=VLOOKUP([.A11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family</text:p>
          </table:table-cell>
          <table:table-cell office:value-type="string" calcext:value-type="string">
            <text:p>‘group of closely related relatives, consisting minimally of parents and childre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6" calcext:value-type="float">
            <text:p>026</text:p>
          </table:table-cell>
          <table:table-cell table:formula="of:=VLOOKUP([.A11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f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father came home late last night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27" calcext:value-type="float">
            <text:p>027</text:p>
          </table:table-cell>
          <table:table-cell table:formula="of:=VLOOKUP([.A11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father-in-la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8" calcext:value-type="float">
            <text:p>028</text:p>
          </table:table-cell>
          <table:table-cell table:formula="of:=VLOOKUP([.A11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father-in-law (of a 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29" calcext:value-type="float">
            <text:p>029</text:p>
          </table:table-cell>
          <table:table-cell table:formula="of:=VLOOKUP([.A11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father-in-law (of a wo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0" calcext:value-type="float">
            <text:p>030</text:p>
          </table:table-cell>
          <table:table-cell table:formula="of:=VLOOKUP([.A11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father's bro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1" calcext:value-type="float">
            <text:p>031</text:p>
          </table:table-cell>
          <table:table-cell table:formula="of:=VLOOKUP([.A11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father's sis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2" calcext:value-type="float">
            <text:p>032</text:p>
          </table:table-cell>
          <table:table-cell table:formula="of:=VLOOKUP([.A11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erm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33" calcext:value-type="float">
            <text:p>033</text:p>
          </table:table-cell>
          <table:table-cell table:formula="of:=VLOOKUP([.A11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ir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e day this girl will grow to be a woman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34" calcext:value-type="float">
            <text:p>034</text:p>
          </table:table-cell>
          <table:table-cell table:formula="of:=VLOOKUP([.A12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randchi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y the time she died, she had 23 grandchildren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35" calcext:value-type="float">
            <text:p>035</text:p>
          </table:table-cell>
          <table:table-cell table:formula="of:=VLOOKUP([.A12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randdaugh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grandson is 5 years older than my granddaughter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36" calcext:value-type="float">
            <text:p>036</text:p>
          </table:table-cell>
          <table:table-cell table:formula="of:=VLOOKUP([.A12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randf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grandfather is 80 years old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37" calcext:value-type="float">
            <text:p>037</text:p>
          </table:table-cell>
          <table:table-cell table:formula="of:=VLOOKUP([.A12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randm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grandmother is 70 years old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38" calcext:value-type="float">
            <text:p>038</text:p>
          </table:table-cell>
          <table:table-cell table:formula="of:=VLOOKUP([.A12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randparent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ly one of my grandparents is still alive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39" calcext:value-type="float">
            <text:p>039</text:p>
          </table:table-cell>
          <table:table-cell table:formula="of:=VLOOKUP([.A12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grand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grandson is 5 years older than my granddaughter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040</text:p>
          </table:table-cell>
          <table:table-cell table:formula="of:=VLOOKUP([.A12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Hungari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1" calcext:value-type="float">
            <text:p>041</text:p>
          </table:table-cell>
          <table:table-cell table:formula="of:=VLOOKUP([.A12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husb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he married her husband last year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2" calcext:value-type="float">
            <text:p>042</text:p>
          </table:table-cell>
          <table:table-cell table:formula="of:=VLOOKUP([.A12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lov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3" calcext:value-type="float">
            <text:p>043</text:p>
          </table:table-cell>
          <table:table-cell table:formula="of:=VLOOKUP([.A12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an</text:p>
          </table:table-cell>
          <table:table-cell office:value-type="string" calcext:value-type="string">
            <text:p>(vs. woma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an had a long beard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4" calcext:value-type="float">
            <text:p>044</text:p>
          </table:table-cell>
          <table:table-cell table:formula="of:=VLOOKUP([.A13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arried 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s a married man he had more privileges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5" calcext:value-type="float">
            <text:p>045</text:p>
          </table:table-cell>
          <table:table-cell table:formula="of:=VLOOKUP([.A13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arried wo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s a married woman she had more privileges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6" calcext:value-type="float">
            <text:p>046</text:p>
          </table:table-cell>
          <table:table-cell table:formula="of:=VLOOKUP([.A13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mother came home late last night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7" calcext:value-type="float">
            <text:p>047</text:p>
          </table:table-cell>
          <table:table-cell table:formula="of:=VLOOKUP([.A13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other-in-la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8" calcext:value-type="float">
            <text:p>048</text:p>
          </table:table-cell>
          <table:table-cell table:formula="of:=VLOOKUP([.A13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other-in-law (of a 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49" calcext:value-type="float">
            <text:p>049</text:p>
          </table:table-cell>
          <table:table-cell table:formula="of:=VLOOKUP([.A13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other-in-law (of a wo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0" calcext:value-type="float">
            <text:p>050</text:p>
          </table:table-cell>
          <table:table-cell table:formula="of:=VLOOKUP([.A13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other's bro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1" calcext:value-type="float">
            <text:p>051</text:p>
          </table:table-cell>
          <table:table-cell table:formula="of:=VLOOKUP([.A13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mother's sis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2" calcext:value-type="float">
            <text:p>052</text:p>
          </table:table-cell>
          <table:table-cell table:formula="of:=VLOOKUP([.A13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nephew</text:p>
          </table:table-cell>
          <table:table-cell office:value-type="string" calcext:value-type="string">
            <text:p>‘sibling’s so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3" calcext:value-type="float">
            <text:p>053</text:p>
          </table:table-cell>
          <table:table-cell table:formula="of:=VLOOKUP([.A13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niece</text:p>
          </table:table-cell>
          <table:table-cell office:value-type="string" calcext:value-type="string">
            <text:p>‘sibling’s daughter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4" calcext:value-type="float">
            <text:p>054</text:p>
          </table:table-cell>
          <table:table-cell table:formula="of:=VLOOKUP([.A14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non-Gyps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55" calcext:value-type="float">
            <text:p>055</text:p>
          </table:table-cell>
          <table:table-cell table:formula="of:=VLOOKUP([.A14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old 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at old man looks like my grandfather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56" calcext:value-type="float">
            <text:p>056</text:p>
          </table:table-cell>
          <table:table-cell table:formula="of:=VLOOKUP([.A14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old wo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at old woman looks like my grandmother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57" calcext:value-type="float">
            <text:p>057</text:p>
          </table:table-cell>
          <table:table-cell table:formula="of:=VLOOKUP([.A14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older br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older brother is married, but my younger brother still lives at home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58" calcext:value-type="float">
            <text:p>058</text:p>
          </table:table-cell>
          <table:table-cell table:formula="of:=VLOOKUP([.A14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older sib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older sibling is married, but my younger sibling still lives at home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59" calcext:value-type="float">
            <text:p>059</text:p>
          </table:table-cell>
          <table:table-cell table:formula="of:=VLOOKUP([.A14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older si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older sister is married, but my younger sister still lives at home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0" calcext:value-type="float">
            <text:p>060</text:p>
          </table:table-cell>
          <table:table-cell table:formula="of:=VLOOKUP([.A14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orph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1" calcext:value-type="float">
            <text:p>061</text:p>
          </table:table-cell>
          <table:table-cell table:formula="of:=VLOOKUP([.A14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parent’s elder bro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2" calcext:value-type="float">
            <text:p>062</text:p>
          </table:table-cell>
          <table:table-cell table:formula="of:=VLOOKUP([.A14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parent’s elder sis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3" calcext:value-type="float">
            <text:p>063</text:p>
          </table:table-cell>
          <table:table-cell table:formula="of:=VLOOKUP([.A14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parent’s younger bro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4" calcext:value-type="float">
            <text:p>064</text:p>
          </table:table-cell>
          <table:table-cell table:formula="of:=VLOOKUP([.A15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parent’s younger sis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5" calcext:value-type="float">
            <text:p>065</text:p>
          </table:table-cell>
          <table:table-cell table:formula="of:=VLOOKUP([.A15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parent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parents live in the village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6" calcext:value-type="float">
            <text:p>066</text:p>
          </table:table-cell>
          <table:table-cell table:formula="of:=VLOOKUP([.A15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parents-in-la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7" calcext:value-type="float">
            <text:p>067</text:p>
          </table:table-cell>
          <table:table-cell table:formula="of:=VLOOKUP([.A15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person</text:p>
          </table:table-cell>
          <table:table-cell office:value-type="string" calcext:value-type="string">
            <text:p>‘human being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s table can be lifted by one person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8" calcext:value-type="float">
            <text:p>068</text:p>
          </table:table-cell>
          <table:table-cell table:formula="of:=VLOOKUP([.A15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relative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69" calcext:value-type="float">
            <text:p>069</text:p>
          </table:table-cell>
          <table:table-cell table:formula="of:=VLOOKUP([.A15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ib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ave two siblings, one brother and one sister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0" calcext:value-type="float">
            <text:p>070</text:p>
          </table:table-cell>
          <table:table-cell table:formula="of:=VLOOKUP([.A15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ibling-in-la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1" calcext:value-type="float">
            <text:p>071</text:p>
          </table:table-cell>
          <table:table-cell table:formula="of:=VLOOKUP([.A15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ibling’s chil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72" calcext:value-type="float">
            <text:p>072</text:p>
          </table:table-cell>
          <table:table-cell table:formula="of:=VLOOKUP([.A15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i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ave two sisters, one younger and one older than me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3" calcext:value-type="float">
            <text:p>073</text:p>
          </table:table-cell>
          <table:table-cell table:formula="of:=VLOOKUP([.A15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lova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74" calcext:value-type="float">
            <text:p>074</text:p>
          </table:table-cell>
          <table:table-cell table:formula="of:=VLOOKUP([.A16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ave one son and one daughter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75" calcext:value-type="float">
            <text:p>075</text:p>
          </table:table-cell>
          <table:table-cell table:formula="of:=VLOOKUP([.A16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on-in-law (of a 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76" calcext:value-type="float">
            <text:p>076</text:p>
          </table:table-cell>
          <table:table-cell table:formula="of:=VLOOKUP([.A16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on-in-law (of a woman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7" calcext:value-type="float">
            <text:p>077</text:p>
          </table:table-cell>
          <table:table-cell table:formula="of:=VLOOKUP([.A16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p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8" calcext:value-type="float">
            <text:p>078</text:p>
          </table:table-cell>
          <table:table-cell table:formula="of:=VLOOKUP([.A16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tepchil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9" calcext:value-type="float">
            <text:p>079</text:p>
          </table:table-cell>
          <table:table-cell table:formula="of:=VLOOKUP([.A16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tepdaugh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0" calcext:value-type="float">
            <text:p>080</text:p>
          </table:table-cell>
          <table:table-cell table:formula="of:=VLOOKUP([.A16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tepfa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1" calcext:value-type="float">
            <text:p>081</text:p>
          </table:table-cell>
          <table:table-cell table:formula="of:=VLOOKUP([.A16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tepmo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2" calcext:value-type="float">
            <text:p>082</text:p>
          </table:table-cell>
          <table:table-cell table:formula="of:=VLOOKUP([.A16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step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3" calcext:value-type="float">
            <text:p>083</text:p>
          </table:table-cell>
          <table:table-cell table:formula="of:=VLOOKUP([.A16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twin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84" calcext:value-type="float">
            <text:p>084</text:p>
          </table:table-cell>
          <table:table-cell table:formula="of:=VLOOKUP([.A17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un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ave two uncles, one on my father's side and one on my mother's side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5" calcext:value-type="float">
            <text:p>085</text:p>
          </table:table-cell>
          <table:table-cell table:formula="of:=VLOOKUP([.A17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Vlax Gyps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86" calcext:value-type="float">
            <text:p>086</text:p>
          </table:table-cell>
          <table:table-cell table:formula="of:=VLOOKUP([.A17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wed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hen we were married, a thousand people came to the wedding.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7" calcext:value-type="float">
            <text:p>087</text:p>
          </table:table-cell>
          <table:table-cell table:formula="of:=VLOOKUP([.A17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wid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8" calcext:value-type="float">
            <text:p>088</text:p>
          </table:table-cell>
          <table:table-cell table:formula="of:=VLOOKUP([.A17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widow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89" calcext:value-type="float">
            <text:p>089</text:p>
          </table:table-cell>
          <table:table-cell table:formula="of:=VLOOKUP([.A17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wif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married his wife last year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90" calcext:value-type="float">
            <text:p>090</text:p>
          </table:table-cell>
          <table:table-cell table:formula="of:=VLOOKUP([.A17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wo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woman wore a pretty dress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91" calcext:value-type="float">
            <text:p>091</text:p>
          </table:table-cell>
          <table:table-cell table:formula="of:=VLOOKUP([.A17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young 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young man was not married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92" calcext:value-type="float">
            <text:p>092</text:p>
          </table:table-cell>
          <table:table-cell table:formula="of:=VLOOKUP([.A17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young wo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young woman was not married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93" calcext:value-type="float">
            <text:p>093</text:p>
          </table:table-cell>
          <table:table-cell table:formula="of:=VLOOKUP([.A179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younger br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older brother is married, but my younger brother still lives at home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94" calcext:value-type="float">
            <text:p>094</text:p>
          </table:table-cell>
          <table:table-cell table:formula="of:=VLOOKUP([.A180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younger sib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older sibling is married, but my younger sibling still lives at home.</text:p>
          </table:table-cell>
          <table:table-cell table:number-columns-repeated="16377"/>
        </table:table-row>
        <table:table-row table:style-name="ro5">
          <table:table-cell office:value-type="float" office:value="2" calcext:value-type="float">
            <text:p>02</text:p>
          </table:table-cell>
          <table:table-cell office:value-type="float" office:value="95" calcext:value-type="float">
            <text:p>095</text:p>
          </table:table-cell>
          <table:table-cell table:formula="of:=VLOOKUP([.A181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 younger si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older sister is married, but my younger sister still lives at home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96" calcext:value-type="float">
            <text:p>096</text:p>
          </table:table-cell>
          <table:table-cell table:formula="of:=VLOOKUP([.A182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hey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97" calcext:value-type="float">
            <text:p>097</text:p>
          </table:table-cell>
          <table:table-cell table:formula="of:=VLOOKUP([.A183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to mar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married a man 10 years her junior.</text:p>
          </table:table-cell>
          <table:table-cell table:number-columns-repeated="16377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98" calcext:value-type="float">
            <text:p>098</text:p>
          </table:table-cell>
          <table:table-cell table:formula="of:=VLOOKUP([.A184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99" calcext:value-type="float">
            <text:p>099</text:p>
          </table:table-cell>
          <table:table-cell table:formula="of:=VLOOKUP([.A185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we (exclusive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00" calcext:value-type="float">
            <text:p>100</text:p>
          </table:table-cell>
          <table:table-cell table:formula="of:=VLOOKUP([.A186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we (inclusive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01" calcext:value-type="float">
            <text:p>101</text:p>
          </table:table-cell>
          <table:table-cell table:formula="of:=VLOOKUP([.A187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you (plural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" calcext:value-type="float">
            <text:p>02</text:p>
          </table:table-cell>
          <table:table-cell office:value-type="float" office:value="102" calcext:value-type="float">
            <text:p>102</text:p>
          </table:table-cell>
          <table:table-cell table:formula="of:=VLOOKUP([.A188];[TOC.$A$11:.$B$34];2)" office:value-type="string" office:string-value="Kinship" calcext:value-type="string">
            <text:p>Kinship</text:p>
          </table:table-cell>
          <table:table-cell office:value-type="string" calcext:value-type="string">
            <text:p>you (singular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01</text:p>
          </table:table-cell>
          <table:table-cell table:formula="of:=VLOOKUP([.A18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female(2)</text:p>
          </table:table-cell>
          <table:table-cell office:value-type="string" calcext:value-type="string">
            <text:p>(of animals) cf. 2.24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Only female monkeys look after their offspring.</text:p>
          </table:table-cell>
          <table:table-cell table:number-columns-repeated="16377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02</text:p>
          </table:table-cell>
          <table:table-cell table:formula="of:=VLOOKUP([.A19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male(2)</text:p>
          </table:table-cell>
          <table:table-cell office:value-type="string" calcext:value-type="string">
            <text:p>(of animals) cf. 2.23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Only male lions have manes.</text:p>
          </table:table-cell>
          <table:table-cell table:number-columns-repeated="16377"/>
        </table:table-row>
        <table:table-row table:style-name="ro6">
          <table:table-cell office:value-type="float" office:value="3" calcext:value-type="float">
            <text:p>03</text:p>
          </table:table-cell>
          <table:table-cell office:value-type="float" office:value="3" calcext:value-type="float">
            <text:p>003</text:p>
          </table:table-cell>
          <table:table-cell table:formula="of:=VLOOKUP([.A19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gouti</text:p>
          </table:table-cell>
          <table:table-cell office:value-type="string" calcext:value-type="string">
            <text:p>A burrowing rodent of the genus Dasyprocta, native to tropical America and usually having brown fur streaked with gray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04</text:p>
          </table:table-cell>
          <table:table-cell table:formula="of:=VLOOKUP([.A19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mphibi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05</text:p>
          </table:table-cell>
          <table:table-cell table:formula="of:=VLOOKUP([.A19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ndean guinea pig</text:p>
          </table:table-cell>
          <table:table-cell office:value-type="string" calcext:value-type="string">
            <text:p>It is raised for food, medicine and ritual in the Ande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06</text:p>
          </table:table-cell>
          <table:table-cell table:formula="of:=VLOOKUP([.A19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ndean ow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6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07</text:p>
          </table:table-cell>
          <table:table-cell table:formula="of:=VLOOKUP([.A19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nimal</text:p>
          </table:table-cell>
          <table:table-cell office:value-type="string" calcext:value-type="string">
            <text:p>'living creature that can move (including or excluding humans)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n the small island they found rabbits, foxes, snakes, mice and many other animals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08</text:p>
          </table:table-cell>
          <table:table-cell table:formula="of:=VLOOKUP([.A19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09</text:p>
          </table:table-cell>
          <table:table-cell table:formula="of:=VLOOKUP([.A19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ntea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010</text:p>
          </table:table-cell>
          <table:table-cell table:formula="of:=VLOOKUP([.A19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armadill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011</text:p>
          </table:table-cell>
          <table:table-cell table:formula="of:=VLOOKUP([.A19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andicoo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012</text:p>
          </table:table-cell>
          <table:table-cell table:formula="of:=VLOOKUP([.A20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arn ow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" calcext:value-type="float">
            <text:p>013</text:p>
          </table:table-cell>
          <table:table-cell table:formula="of:=VLOOKUP([.A20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" calcext:value-type="float">
            <text:p>014</text:p>
          </table:table-cell>
          <table:table-cell table:formula="of:=VLOOKUP([.A20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e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" calcext:value-type="float">
            <text:p>015</text:p>
          </table:table-cell>
          <table:table-cell table:formula="of:=VLOOKUP([.A20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eav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6" calcext:value-type="float">
            <text:p>016</text:p>
          </table:table-cell>
          <table:table-cell table:formula="of:=VLOOKUP([.A20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7" calcext:value-type="float">
            <text:p>017</text:p>
          </table:table-cell>
          <table:table-cell table:formula="of:=VLOOKUP([.A20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eehi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8" calcext:value-type="float">
            <text:p>018</text:p>
          </table:table-cell>
          <table:table-cell table:formula="of:=VLOOKUP([.A20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eeswax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9" calcext:value-type="float">
            <text:p>019</text:p>
          </table:table-cell>
          <table:table-cell table:formula="of:=VLOOKUP([.A20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i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20" calcext:value-type="float">
            <text:p>020</text:p>
          </table:table-cell>
          <table:table-cell table:formula="of:=VLOOKUP([.A20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o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hunter shot the boar in the forest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1" calcext:value-type="float">
            <text:p>021</text:p>
          </table:table-cell>
          <table:table-cell table:formula="of:=VLOOKUP([.A20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ody l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2" calcext:value-type="float">
            <text:p>022</text:p>
          </table:table-cell>
          <table:table-cell table:formula="of:=VLOOKUP([.A21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uffal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3" calcext:value-type="float">
            <text:p>023</text:p>
          </table:table-cell>
          <table:table-cell table:formula="of:=VLOOKUP([.A21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ull</text:p>
          </table:table-cell>
          <table:table-cell office:value-type="string" calcext:value-type="string">
            <text:p>'male bovine (not castrated)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4" calcext:value-type="float">
            <text:p>024</text:p>
          </table:table-cell>
          <table:table-cell table:formula="of:=VLOOKUP([.A21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usta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5" calcext:value-type="float">
            <text:p>025</text:p>
          </table:table-cell>
          <table:table-cell table:formula="of:=VLOOKUP([.A21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butterfl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6" calcext:value-type="float">
            <text:p>026</text:p>
          </table:table-cell>
          <table:table-cell table:formula="of:=VLOOKUP([.A21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alf</text:p>
          </table:table-cell>
          <table:table-cell office:value-type="string" calcext:value-type="string">
            <text:p>'young of a cow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7" calcext:value-type="float">
            <text:p>027</text:p>
          </table:table-cell>
          <table:table-cell table:formula="of:=VLOOKUP([.A21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am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3" calcext:value-type="float">
            <text:p>03</text:p>
          </table:table-cell>
          <table:table-cell office:value-type="float" office:value="28" calcext:value-type="float">
            <text:p>028</text:p>
          </table:table-cell>
          <table:table-cell table:formula="of:=VLOOKUP([.A21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apibara</text:p>
          </table:table-cell>
          <table:table-cell office:value-type="string" calcext:value-type="string">
            <text:p>A large semiaquatic rodent (Hydrochoerus hydrochaeris) of tropical South America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9" calcext:value-type="float">
            <text:p>029</text:p>
          </table:table-cell>
          <table:table-cell table:formula="of:=VLOOKUP([.A21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0" calcext:value-type="float">
            <text:p>030</text:p>
          </table:table-cell>
          <table:table-cell table:formula="of:=VLOOKUP([.A21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aterpill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1" calcext:value-type="float">
            <text:p>031</text:p>
          </table:table-cell>
          <table:table-cell table:formula="of:=VLOOKUP([.A21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attle</text:p>
          </table:table-cell>
          <table:table-cell office:value-type="string" calcext:value-type="string">
            <text:p>'(collection of) domestic bovine animal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2" calcext:value-type="float">
            <text:p>032</text:p>
          </table:table-cell>
          <table:table-cell table:formula="of:=VLOOKUP([.A22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entiped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3" calcext:value-type="float">
            <text:p>033</text:p>
          </table:table-cell>
          <table:table-cell table:formula="of:=VLOOKUP([.A22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hamele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34" calcext:value-type="float">
            <text:p>034</text:p>
          </table:table-cell>
          <table:table-cell table:formula="of:=VLOOKUP([.A22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(Fill in only if there is a general term for 'rooster or hen'.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5" calcext:value-type="float">
            <text:p>035</text:p>
          </table:table-cell>
          <table:table-cell table:formula="of:=VLOOKUP([.A22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hipmun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3" calcext:value-type="float">
            <text:p>03</text:p>
          </table:table-cell>
          <table:table-cell office:value-type="float" office:value="36" calcext:value-type="float">
            <text:p>036</text:p>
          </table:table-cell>
          <table:table-cell table:formula="of:=VLOOKUP([.A22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ock/roo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armer owns ten hens but only two roosters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037</text:p>
          </table:table-cell>
          <table:table-cell table:formula="of:=VLOOKUP([.A22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ockroa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8" calcext:value-type="float">
            <text:p>038</text:p>
          </table:table-cell>
          <table:table-cell table:formula="of:=VLOOKUP([.A22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odfis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39" calcext:value-type="float">
            <text:p>039</text:p>
          </table:table-cell>
          <table:table-cell table:formula="of:=VLOOKUP([.A22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ondo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0" calcext:value-type="float">
            <text:p>040</text:p>
          </table:table-cell>
          <table:table-cell table:formula="of:=VLOOKUP([.A22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ormorant</text:p>
          </table:table-cell>
          <table:table-cell office:value-type="string" calcext:value-type="string">
            <text:p>(Phalacrocorax etc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1" calcext:value-type="float">
            <text:p>041</text:p>
          </table:table-cell>
          <table:table-cell table:formula="of:=VLOOKUP([.A22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ow</text:p>
          </table:table-cell>
          <table:table-cell office:value-type="string" calcext:value-type="string">
            <text:p>'female bovin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2" calcext:value-type="float">
            <text:p>042</text:p>
          </table:table-cell>
          <table:table-cell table:formula="of:=VLOOKUP([.A23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oyo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3" calcext:value-type="float">
            <text:p>043</text:p>
          </table:table-cell>
          <table:table-cell table:formula="of:=VLOOKUP([.A23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rocodile or alligato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4" calcext:value-type="float">
            <text:p>044</text:p>
          </table:table-cell>
          <table:table-cell table:formula="of:=VLOOKUP([.A23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cr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5" calcext:value-type="float">
            <text:p>045</text:p>
          </table:table-cell>
          <table:table-cell table:formula="of:=VLOOKUP([.A23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de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6" calcext:value-type="float">
            <text:p>046</text:p>
          </table:table-cell>
          <table:table-cell table:formula="of:=VLOOKUP([.A23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do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47" calcext:value-type="float">
            <text:p>047</text:p>
          </table:table-cell>
          <table:table-cell table:formula="of:=VLOOKUP([.A23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donk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at donkey is almost as large as a horse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8" calcext:value-type="float">
            <text:p>048</text:p>
          </table:table-cell>
          <table:table-cell table:formula="of:=VLOOKUP([.A23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do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9" calcext:value-type="float">
            <text:p>049</text:p>
          </table:table-cell>
          <table:table-cell table:formula="of:=VLOOKUP([.A23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duck</text:p>
          </table:table-cell>
          <table:table-cell office:value-type="string" calcext:value-type="string">
            <text:p>'domesticated duck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0" calcext:value-type="float">
            <text:p>050</text:p>
          </table:table-cell>
          <table:table-cell table:formula="of:=VLOOKUP([.A23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eag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1" calcext:value-type="float">
            <text:p>051</text:p>
          </table:table-cell>
          <table:table-cell table:formula="of:=VLOOKUP([.A23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elepha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2" calcext:value-type="float">
            <text:p>052</text:p>
          </table:table-cell>
          <table:table-cell table:formula="of:=VLOOKUP([.A24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elk/moo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3" calcext:value-type="float">
            <text:p>053</text:p>
          </table:table-cell>
          <table:table-cell table:formula="of:=VLOOKUP([.A24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ewe</text:p>
          </table:table-cell>
          <table:table-cell office:value-type="string" calcext:value-type="string">
            <text:p>'female sheep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54" calcext:value-type="float">
            <text:p>054</text:p>
          </table:table-cell>
          <table:table-cell table:formula="of:=VLOOKUP([.A24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in</text:p>
          </table:table-cell>
          <table:table-cell office:value-type="string" calcext:value-type="string">
            <text:p>'one of the thin body parts that a fish uses to swim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5" calcext:value-type="float">
            <text:p>055</text:p>
          </table:table-cell>
          <table:table-cell table:formula="of:=VLOOKUP([.A24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irefl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6" calcext:value-type="float">
            <text:p>056</text:p>
          </table:table-cell>
          <table:table-cell table:formula="of:=VLOOKUP([.A24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is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7" calcext:value-type="float">
            <text:p>057</text:p>
          </table:table-cell>
          <table:table-cell table:formula="of:=VLOOKUP([.A24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le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8" calcext:value-type="float">
            <text:p>058</text:p>
          </table:table-cell>
          <table:table-cell table:formula="of:=VLOOKUP([.A24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l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9" calcext:value-type="float">
            <text:p>059</text:p>
          </table:table-cell>
          <table:table-cell table:formula="of:=VLOOKUP([.A24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oal or colt</text:p>
          </table:table-cell>
          <table:table-cell office:value-type="string" calcext:value-type="string">
            <text:p>‘the young of horse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0" calcext:value-type="float">
            <text:p>060</text:p>
          </table:table-cell>
          <table:table-cell table:formula="of:=VLOOKUP([.A24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owl</text:p>
          </table:table-cell>
          <table:table-cell office:value-type="string" calcext:value-type="string">
            <text:p>'a bird that is kept for its meat and egg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1" calcext:value-type="float">
            <text:p>061</text:p>
          </table:table-cell>
          <table:table-cell table:formula="of:=VLOOKUP([.A24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ox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2" calcext:value-type="float">
            <text:p>062</text:p>
          </table:table-cell>
          <table:table-cell table:formula="of:=VLOOKUP([.A25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reshwater e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3" calcext:value-type="float">
            <text:p>063</text:p>
          </table:table-cell>
          <table:table-cell table:formula="of:=VLOOKUP([.A25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fro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4" calcext:value-type="float">
            <text:p>064</text:p>
          </table:table-cell>
          <table:table-cell table:formula="of:=VLOOKUP([.A25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gi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5" calcext:value-type="float">
            <text:p>065</text:p>
          </table:table-cell>
          <table:table-cell table:formula="of:=VLOOKUP([.A25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goat</text:p>
          </table:table-cell>
          <table:table-cell office:value-type="string" calcext:value-type="string">
            <text:p>'(female or generic) goa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6" calcext:value-type="float">
            <text:p>066</text:p>
          </table:table-cell>
          <table:table-cell table:formula="of:=VLOOKUP([.A25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goose</text:p>
          </table:table-cell>
          <table:table-cell office:value-type="string" calcext:value-type="string">
            <text:p>'domesticated goos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7" calcext:value-type="float">
            <text:p>067</text:p>
          </table:table-cell>
          <table:table-cell table:formula="of:=VLOOKUP([.A25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grasshopp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8" calcext:value-type="float">
            <text:p>068</text:p>
          </table:table-cell>
          <table:table-cell table:formula="of:=VLOOKUP([.A25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ar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9" calcext:value-type="float">
            <text:p>069</text:p>
          </table:table-cell>
          <table:table-cell table:formula="of:=VLOOKUP([.A25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aw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0" calcext:value-type="float">
            <text:p>070</text:p>
          </table:table-cell>
          <table:table-cell table:formula="of:=VLOOKUP([.A25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e-goat</text:p>
          </table:table-cell>
          <table:table-cell office:value-type="string" calcext:value-type="string">
            <text:p>'male goa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1" calcext:value-type="float">
            <text:p>071</text:p>
          </table:table-cell>
          <table:table-cell table:formula="of:=VLOOKUP([.A25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ead l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3" calcext:value-type="float">
            <text:p>03</text:p>
          </table:table-cell>
          <table:table-cell office:value-type="float" office:value="72" calcext:value-type="float">
            <text:p>072</text:p>
          </table:table-cell>
          <table:table-cell table:formula="of:=VLOOKUP([.A26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armer owns ten hens but only two roosters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073</text:p>
          </table:table-cell>
          <table:table-cell table:formula="of:=VLOOKUP([.A26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e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4" calcext:value-type="float">
            <text:p>074</text:p>
          </table:table-cell>
          <table:table-cell table:formula="of:=VLOOKUP([.A26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erdsman</text:p>
          </table:table-cell>
          <table:table-cell office:value-type="string" calcext:value-type="string">
            <text:p>'a man who looks after a herd of animal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5" calcext:value-type="float">
            <text:p>075</text:p>
          </table:table-cell>
          <table:table-cell table:formula="of:=VLOOKUP([.A26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er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76" calcext:value-type="float">
            <text:p>076</text:p>
          </table:table-cell>
          <table:table-cell table:formula="of:=VLOOKUP([.A26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occo</text:p>
          </table:table-cell>
          <table:table-cell office:value-type="string" calcext:value-type="string">
            <text:p>the crested curassow, also called royal pheasant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77" calcext:value-type="float">
            <text:p>077</text:p>
          </table:table-cell>
          <table:table-cell table:formula="of:=VLOOKUP([.A26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or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policeman mounted the horse and rode away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8" calcext:value-type="float">
            <text:p>078</text:p>
          </table:table-cell>
          <table:table-cell table:formula="of:=VLOOKUP([.A26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humming bi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9" calcext:value-type="float">
            <text:p>079</text:p>
          </table:table-cell>
          <table:table-cell table:formula="of:=VLOOKUP([.A26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ibi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0" calcext:value-type="float">
            <text:p>080</text:p>
          </table:table-cell>
          <table:table-cell table:formula="of:=VLOOKUP([.A26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iguan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1" calcext:value-type="float">
            <text:p>081</text:p>
          </table:table-cell>
          <table:table-cell table:formula="of:=VLOOKUP([.A26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insec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2" calcext:value-type="float">
            <text:p>082</text:p>
          </table:table-cell>
          <table:table-cell table:formula="of:=VLOOKUP([.A27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jabiru</text:p>
          </table:table-cell>
          <table:table-cell office:value-type="string" calcext:value-type="string">
            <text:p>k.o. bird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3" calcext:value-type="float">
            <text:p>083</text:p>
          </table:table-cell>
          <table:table-cell table:formula="of:=VLOOKUP([.A27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jagu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4" calcext:value-type="float">
            <text:p>084</text:p>
          </table:table-cell>
          <table:table-cell table:formula="of:=VLOOKUP([.A27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kangaro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5" calcext:value-type="float">
            <text:p>085</text:p>
          </table:table-cell>
          <table:table-cell table:formula="of:=VLOOKUP([.A27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kid</text:p>
          </table:table-cell>
          <table:table-cell office:value-type="string" calcext:value-type="string">
            <text:p>'young of a goa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6" calcext:value-type="float">
            <text:p>086</text:p>
          </table:table-cell>
          <table:table-cell table:formula="of:=VLOOKUP([.A27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kingfis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7" calcext:value-type="float">
            <text:p>087</text:p>
          </table:table-cell>
          <table:table-cell table:formula="of:=VLOOKUP([.A27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lamb</text:p>
          </table:table-cell>
          <table:table-cell office:value-type="string" calcext:value-type="string">
            <text:p>'young of a sheep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8" calcext:value-type="float">
            <text:p>088</text:p>
          </table:table-cell>
          <table:table-cell table:formula="of:=VLOOKUP([.A27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l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6">
          <table:table-cell office:value-type="float" office:value="3" calcext:value-type="float">
            <text:p>03</text:p>
          </table:table-cell>
          <table:table-cell office:value-type="float" office:value="89" calcext:value-type="float">
            <text:p>089</text:p>
          </table:table-cell>
          <table:table-cell table:formula="of:=VLOOKUP([.A27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livestock</text:p>
          </table:table-cell>
          <table:table-cell office:value-type="string" calcext:value-type="string">
            <text:p>'domestic mammals kept for service or for useful products (cows, horses, donkeys, sheep, goats, pigs, reindeer, camels, etc.)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0" calcext:value-type="float">
            <text:p>090</text:p>
          </table:table-cell>
          <table:table-cell table:formula="of:=VLOOKUP([.A27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liza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1" calcext:value-type="float">
            <text:p>091</text:p>
          </table:table-cell>
          <table:table-cell table:formula="of:=VLOOKUP([.A27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l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2" calcext:value-type="float">
            <text:p>092</text:p>
          </table:table-cell>
          <table:table-cell table:formula="of:=VLOOKUP([.A28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aine lobs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3" calcext:value-type="float">
            <text:p>093</text:p>
          </table:table-cell>
          <table:table-cell table:formula="of:=VLOOKUP([.A28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ale pi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4" calcext:value-type="float">
            <text:p>094</text:p>
          </table:table-cell>
          <table:table-cell table:formula="of:=VLOOKUP([.A28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arail</text:p>
          </table:table-cell>
          <table:table-cell office:value-type="string" calcext:value-type="string">
            <text:p>k.o. bird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5" calcext:value-type="float">
            <text:p>095</text:p>
          </table:table-cell>
          <table:table-cell table:formula="of:=VLOOKUP([.A28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are</text:p>
          </table:table-cell>
          <table:table-cell office:value-type="string" calcext:value-type="string">
            <text:p>'female hors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6" calcext:value-type="float">
            <text:p>096</text:p>
          </table:table-cell>
          <table:table-cell table:formula="of:=VLOOKUP([.A28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ole</text:p>
          </table:table-cell>
          <table:table-cell office:value-type="string" calcext:value-type="string">
            <text:p>the animal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7" calcext:value-type="float">
            <text:p>097</text:p>
          </table:table-cell>
          <table:table-cell table:formula="of:=VLOOKUP([.A28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onke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8" calcext:value-type="float">
            <text:p>098</text:p>
          </table:table-cell>
          <table:table-cell table:formula="of:=VLOOKUP([.A28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osquit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9" calcext:value-type="float">
            <text:p>099</text:p>
          </table:table-cell>
          <table:table-cell table:formula="of:=VLOOKUP([.A28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ouse or r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00" calcext:value-type="float">
            <text:p>100</text:p>
          </table:table-cell>
          <table:table-cell table:formula="of:=VLOOKUP([.A28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mule</text:p>
          </table:table-cell>
          <table:table-cell office:value-type="string" calcext:value-type="string">
            <text:p>'an animal that has a donkey and a horse as parent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01" calcext:value-type="float">
            <text:p>101</text:p>
          </table:table-cell>
          <table:table-cell table:formula="of:=VLOOKUP([.A28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n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any birds build nests in trees.</text:p>
          </table:table-cell>
          <table:table-cell table:number-columns-repeated="16377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02" calcext:value-type="float">
            <text:p>102</text:p>
          </table:table-cell>
          <table:table-cell table:formula="of:=VLOOKUP([.A29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nit</text:p>
          </table:table-cell>
          <table:table-cell office:value-type="string" calcext:value-type="string">
            <text:p>'an egg of a louse that is sometimes found in people's hai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3" calcext:value-type="float">
            <text:p>103</text:p>
          </table:table-cell>
          <table:table-cell table:formula="of:=VLOOKUP([.A29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opossu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4" calcext:value-type="float">
            <text:p>104</text:p>
          </table:table-cell>
          <table:table-cell table:formula="of:=VLOOKUP([.A29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ow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05" calcext:value-type="float">
            <text:p>105</text:p>
          </table:table-cell>
          <table:table-cell table:formula="of:=VLOOKUP([.A29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ox</text:p>
          </table:table-cell>
          <table:table-cell office:value-type="string" calcext:value-type="string">
            <text:p>'a castrated bull, often used for working on farm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3" calcext:value-type="float">
            <text:p>03</text:p>
          </table:table-cell>
          <table:table-cell office:value-type="float" office:value="106" calcext:value-type="float">
            <text:p>106</text:p>
          </table:table-cell>
          <table:table-cell table:formula="of:=VLOOKUP([.A29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aca</text:p>
          </table:table-cell>
          <table:table-cell office:value-type="string" calcext:value-type="string">
            <text:p>A large nocturnal burrowing rodent of the genus Cuniculus, found in South and Central America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7" calcext:value-type="float">
            <text:p>107</text:p>
          </table:table-cell>
          <table:table-cell table:formula="of:=VLOOKUP([.A29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arro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8" calcext:value-type="float">
            <text:p>108</text:p>
          </table:table-cell>
          <table:table-cell table:formula="of:=VLOOKUP([.A29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artrid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09" calcext:value-type="float">
            <text:p>109</text:p>
          </table:table-cell>
          <table:table-cell table:formula="of:=VLOOKUP([.A29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asture</text:p>
          </table:table-cell>
          <table:table-cell office:value-type="string" calcext:value-type="string">
            <text:p>'land or field that is covered with grass and is used for livestock to feed on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0" calcext:value-type="float">
            <text:p>110</text:p>
          </table:table-cell>
          <table:table-cell table:formula="of:=VLOOKUP([.A29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11" calcext:value-type="float">
            <text:p>111</text:p>
          </table:table-cell>
          <table:table-cell table:formula="of:=VLOOKUP([.A29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i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are three pigs in the sty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2" calcext:value-type="float">
            <text:p>112</text:p>
          </table:table-cell>
          <table:table-cell table:formula="of:=VLOOKUP([.A30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iranh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3" calcext:value-type="float">
            <text:p>113</text:p>
          </table:table-cell>
          <table:table-cell table:formula="of:=VLOOKUP([.A30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lov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4" calcext:value-type="float">
            <text:p>114</text:p>
          </table:table-cell>
          <table:table-cell table:formula="of:=VLOOKUP([.A30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orpoise or dolph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5" calcext:value-type="float">
            <text:p>115</text:p>
          </table:table-cell>
          <table:table-cell table:formula="of:=VLOOKUP([.A30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ouched marmo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6" calcext:value-type="float">
            <text:p>116</text:p>
          </table:table-cell>
          <table:table-cell table:formula="of:=VLOOKUP([.A30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rairie do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7" calcext:value-type="float">
            <text:p>117</text:p>
          </table:table-cell>
          <table:table-cell table:formula="of:=VLOOKUP([.A30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prawns or shrim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8" calcext:value-type="float">
            <text:p>118</text:p>
          </table:table-cell>
          <table:table-cell table:formula="of:=VLOOKUP([.A30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qua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9" calcext:value-type="float">
            <text:p>119</text:p>
          </table:table-cell>
          <table:table-cell table:formula="of:=VLOOKUP([.A30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rabb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0" calcext:value-type="float">
            <text:p>120</text:p>
          </table:table-cell>
          <table:table-cell table:formula="of:=VLOOKUP([.A30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racco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1" calcext:value-type="float">
            <text:p>121</text:p>
          </table:table-cell>
          <table:table-cell table:formula="of:=VLOOKUP([.A30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ram</text:p>
          </table:table-cell>
          <table:table-cell office:value-type="string" calcext:value-type="string">
            <text:p>'male sheep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2" calcext:value-type="float">
            <text:p>122</text:p>
          </table:table-cell>
          <table:table-cell table:formula="of:=VLOOKUP([.A31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reindeer/caribou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3" calcext:value-type="float">
            <text:p>123</text:p>
          </table:table-cell>
          <table:table-cell table:formula="of:=VLOOKUP([.A31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roadrunn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24" calcext:value-type="float">
            <text:p>124</text:p>
          </table:table-cell>
          <table:table-cell table:formula="of:=VLOOKUP([.A31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andfly or midge or gn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25" calcext:value-type="float">
            <text:p>125</text:p>
          </table:table-cell>
          <table:table-cell table:formula="of:=VLOOKUP([.A31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cale</text:p>
          </table:table-cell>
          <table:table-cell office:value-type="string" calcext:value-type="string">
            <text:p>'one of the small flat pieces of skin that cover the bodies of fish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6" calcext:value-type="float">
            <text:p>126</text:p>
          </table:table-cell>
          <table:table-cell table:formula="of:=VLOOKUP([.A31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corp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7" calcext:value-type="float">
            <text:p>127</text:p>
          </table:table-cell>
          <table:table-cell table:formula="of:=VLOOKUP([.A31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eagu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28" calcext:value-type="float">
            <text:p>128</text:p>
          </table:table-cell>
          <table:table-cell table:formula="of:=VLOOKUP([.A31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har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29" calcext:value-type="float">
            <text:p>129</text:p>
          </table:table-cell>
          <table:table-cell table:formula="of:=VLOOKUP([.A31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hee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armers raised sheep for wool and milk.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0" calcext:value-type="float">
            <text:p>130</text:p>
          </table:table-cell>
          <table:table-cell table:formula="of:=VLOOKUP([.A31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he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1" calcext:value-type="float">
            <text:p>131</text:p>
          </table:table-cell>
          <table:table-cell table:formula="of:=VLOOKUP([.A31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kun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2" calcext:value-type="float">
            <text:p>132</text:p>
          </table:table-cell>
          <table:table-cell table:formula="of:=VLOOKUP([.A32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leepyhead bi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3" calcext:value-type="float">
            <text:p>133</text:p>
          </table:table-cell>
          <table:table-cell table:formula="of:=VLOOKUP([.A32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na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4" calcext:value-type="float">
            <text:p>134</text:p>
          </table:table-cell>
          <table:table-cell table:formula="of:=VLOOKUP([.A32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nak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5" calcext:value-type="float">
            <text:p>135</text:p>
          </table:table-cell>
          <table:table-cell table:formula="of:=VLOOKUP([.A32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ongbi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6" calcext:value-type="float">
            <text:p>136</text:p>
          </table:table-cell>
          <table:table-cell table:formula="of:=VLOOKUP([.A32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ow</text:p>
          </table:table-cell>
          <table:table-cell office:value-type="string" calcext:value-type="string">
            <text:p>'female pig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7" calcext:value-type="float">
            <text:p>137</text:p>
          </table:table-cell>
          <table:table-cell table:formula="of:=VLOOKUP([.A32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parr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8" calcext:value-type="float">
            <text:p>138</text:p>
          </table:table-cell>
          <table:table-cell table:formula="of:=VLOOKUP([.A32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pid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39" calcext:value-type="float">
            <text:p>139</text:p>
          </table:table-cell>
          <table:table-cell table:formula="of:=VLOOKUP([.A32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pider web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0" calcext:value-type="float">
            <text:p>140</text:p>
          </table:table-cell>
          <table:table-cell table:formula="of:=VLOOKUP([.A32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quirr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3" calcext:value-type="float">
            <text:p>03</text:p>
          </table:table-cell>
          <table:table-cell office:value-type="float" office:value="141" calcext:value-type="float">
            <text:p>141</text:p>
          </table:table-cell>
          <table:table-cell table:formula="of:=VLOOKUP([.A32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table or stall</text:p>
          </table:table-cell>
          <table:table-cell office:value-type="string" calcext:value-type="string">
            <text:p>'building where domestic animals (any kind, not just horses) are kep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2" calcext:value-type="float">
            <text:p>142</text:p>
          </table:table-cell>
          <table:table-cell table:formula="of:=VLOOKUP([.A33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tallion</text:p>
          </table:table-cell>
          <table:table-cell office:value-type="string" calcext:value-type="string">
            <text:p>'male hors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3" calcext:value-type="float">
            <text:p>143</text:p>
          </table:table-cell>
          <table:table-cell table:formula="of:=VLOOKUP([.A33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stingra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4" calcext:value-type="float">
            <text:p>144</text:p>
          </table:table-cell>
          <table:table-cell table:formula="of:=VLOOKUP([.A33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tapi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5" calcext:value-type="float">
            <text:p>145</text:p>
          </table:table-cell>
          <table:table-cell table:formula="of:=VLOOKUP([.A33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termites</text:p>
          </table:table-cell>
          <table:table-cell office:value-type="string" calcext:value-type="string">
            <text:p>(Isoptera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6" calcext:value-type="float">
            <text:p>146</text:p>
          </table:table-cell>
          <table:table-cell table:formula="of:=VLOOKUP([.A334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tick</text:p>
          </table:table-cell>
          <table:table-cell office:value-type="string" calcext:value-type="string">
            <text:p>(Phthiraptera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7" calcext:value-type="float">
            <text:p>147</text:p>
          </table:table-cell>
          <table:table-cell table:formula="of:=VLOOKUP([.A335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tig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8" calcext:value-type="float">
            <text:p>148</text:p>
          </table:table-cell>
          <table:table-cell table:formula="of:=VLOOKUP([.A336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touc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49" calcext:value-type="float">
            <text:p>149</text:p>
          </table:table-cell>
          <table:table-cell table:formula="of:=VLOOKUP([.A337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trumpeter bi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0" calcext:value-type="float">
            <text:p>150</text:p>
          </table:table-cell>
          <table:table-cell table:formula="of:=VLOOKUP([.A338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turt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1" calcext:value-type="float">
            <text:p>151</text:p>
          </table:table-cell>
          <table:table-cell table:formula="of:=VLOOKUP([.A339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vultur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2" calcext:value-type="float">
            <text:p>152</text:p>
          </table:table-cell>
          <table:table-cell table:formula="of:=VLOOKUP([.A340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was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3" calcext:value-type="float">
            <text:p>153</text:p>
          </table:table-cell>
          <table:table-cell table:formula="of:=VLOOKUP([.A341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wha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4" calcext:value-type="float">
            <text:p>154</text:p>
          </table:table-cell>
          <table:table-cell table:formula="of:=VLOOKUP([.A342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wol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55" calcext:value-type="float">
            <text:p>155</text:p>
          </table:table-cell>
          <table:table-cell table:formula="of:=VLOOKUP([.A343];[TOC.$A$11:.$B$34];2)" office:value-type="string" office:string-value="Animals" calcext:value-type="string">
            <text:p>Animals</text:p>
          </table:table-cell>
          <table:table-cell office:value-type="string" calcext:value-type="string">
            <text:p>the wor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01</text:p>
          </table:table-cell>
          <table:table-cell table:formula="of:=VLOOKUP([.A34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bal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02</text:p>
          </table:table-cell>
          <table:table-cell table:formula="of:=VLOOKUP([.A34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barefoot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03</text:p>
          </table:table-cell>
          <table:table-cell table:formula="of:=VLOOKUP([.A34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4" calcext:value-type="float">
            <text:p>004</text:p>
          </table:table-cell>
          <table:table-cell table:formula="of:=VLOOKUP([.A34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05</text:p>
          </table:table-cell>
          <table:table-cell table:formula="of:=VLOOKUP([.A34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06</text:p>
          </table:table-cell>
          <table:table-cell table:formula="of:=VLOOKUP([.A34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‘intoxicated’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hey became drunk after drinking too much beer.</text:p>
          </table:table-cell>
          <table:table-cell table:number-columns-repeated="16377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07</text:p>
          </table:table-cell>
          <table:table-cell table:formula="of:=VLOOKUP([.A35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08</text:p>
          </table:table-cell>
          <table:table-cell table:formula="of:=VLOOKUP([.A35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lame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09</text:p>
          </table:table-cell>
          <table:table-cell table:formula="of:=VLOOKUP([.A35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laz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0" calcext:value-type="float">
            <text:p>010</text:p>
          </table:table-cell>
          <table:table-cell table:formula="of:=VLOOKUP([.A35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5">
          <table:table-cell office:value-type="float" office:value="4" calcext:value-type="float">
            <text:p>04</text:p>
          </table:table-cell>
          <table:table-cell office:value-type="float" office:value="11" calcext:value-type="float">
            <text:p>011</text:p>
          </table:table-cell>
          <table:table-cell table:formula="of:=VLOOKUP([.A35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nak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child does not like to wear clothes, and goes around naked.</text:p>
          </table:table-cell>
          <table:table-cell table:number-columns-repeated="16377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2" calcext:value-type="float">
            <text:p>012</text:p>
          </table:table-cell>
          <table:table-cell table:formula="of:=VLOOKUP([.A35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3" calcext:value-type="float">
            <text:p>013</text:p>
          </table:table-cell>
          <table:table-cell table:formula="of:=VLOOKUP([.A35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sick/ill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4" calcext:value-type="float">
            <text:p>014</text:p>
          </table:table-cell>
          <table:table-cell table:formula="of:=VLOOKUP([.A35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She's a strong woman and can lift 50 kilos.</text:p>
          </table:table-cell>
          <table:table-cell table:number-columns-repeated="16377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5" calcext:value-type="float">
            <text:p>015</text:p>
          </table:table-cell>
          <table:table-cell table:formula="of:=VLOOKUP([.A35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swollen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" calcext:value-type="float">
            <text:p>016</text:p>
          </table:table-cell>
          <table:table-cell table:formula="of:=VLOOKUP([.A35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ank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7" calcext:value-type="float">
            <text:p>017</text:p>
          </table:table-cell>
          <table:table-cell table:formula="of:=VLOOKUP([.A36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ar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8" calcext:value-type="float">
            <text:p>018</text:p>
          </table:table-cell>
          <table:table-cell table:formula="of:=VLOOKUP([.A36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armp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9" calcext:value-type="float">
            <text:p>019</text:p>
          </table:table-cell>
          <table:table-cell table:formula="of:=VLOOKUP([.A36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ack</text:p>
          </table:table-cell>
          <table:table-cell office:value-type="string" calcext:value-type="string">
            <text:p>‘the back of a human body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0" calcext:value-type="float">
            <text:p>020</text:p>
          </table:table-cell>
          <table:table-cell table:formula="of:=VLOOKUP([.A36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ea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1" calcext:value-type="float">
            <text:p>021</text:p>
          </table:table-cell>
          <table:table-cell table:formula="of:=VLOOKUP([.A36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ea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2" calcext:value-type="float">
            <text:p>022</text:p>
          </table:table-cell>
          <table:table-cell table:formula="of:=VLOOKUP([.A36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ell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3" calcext:value-type="float">
            <text:p>023</text:p>
          </table:table-cell>
          <table:table-cell table:formula="of:=VLOOKUP([.A36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lis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4" calcext:value-type="float">
            <text:p>024</text:p>
          </table:table-cell>
          <table:table-cell table:formula="of:=VLOOKUP([.A36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loo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5" calcext:value-type="float">
            <text:p>025</text:p>
          </table:table-cell>
          <table:table-cell table:formula="of:=VLOOKUP([.A36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ody</text:p>
          </table:table-cell>
          <table:table-cell office:value-type="string" calcext:value-type="string">
            <text:p>‘the body of a live huma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6" calcext:value-type="float">
            <text:p>026</text:p>
          </table:table-cell>
          <table:table-cell table:formula="of:=VLOOKUP([.A36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ody hai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27" calcext:value-type="float">
            <text:p>027</text:p>
          </table:table-cell>
          <table:table-cell table:formula="of:=VLOOKUP([.A37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oil</text:p>
          </table:table-cell>
          <table:table-cell office:value-type="string" calcext:value-type="string">
            <text:p>‘a painful infected swelling under someone’s skin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y’s body is covered in boils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8" calcext:value-type="float">
            <text:p>028</text:p>
          </table:table-cell>
          <table:table-cell table:formula="of:=VLOOKUP([.A37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o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9" calcext:value-type="float">
            <text:p>029</text:p>
          </table:table-cell>
          <table:table-cell table:formula="of:=VLOOKUP([.A37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ra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0" calcext:value-type="float">
            <text:p>030</text:p>
          </table:table-cell>
          <table:table-cell table:formula="of:=VLOOKUP([.A37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reast</text:p>
          </table:table-cell>
          <table:table-cell office:value-type="string" calcext:value-type="string">
            <text:p>‘the breast of a woma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1" calcext:value-type="float">
            <text:p>031</text:p>
          </table:table-cell>
          <table:table-cell table:formula="of:=VLOOKUP([.A37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rui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32" calcext:value-type="float">
            <text:p>032</text:p>
          </table:table-cell>
          <table:table-cell table:formula="of:=VLOOKUP([.A37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buttocks</text:p>
          </table:table-cell>
          <table:table-cell office:value-type="string" calcext:value-type="string">
            <text:p>‘the fleshy part of one’s body that people sit o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3" calcext:value-type="float">
            <text:p>033</text:p>
          </table:table-cell>
          <table:table-cell table:formula="of:=VLOOKUP([.A37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alf of the le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4" calcext:value-type="float">
            <text:p>034</text:p>
          </table:table-cell>
          <table:table-cell table:formula="of:=VLOOKUP([.A37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anine too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5" calcext:value-type="float">
            <text:p>035</text:p>
          </table:table-cell>
          <table:table-cell table:formula="of:=VLOOKUP([.A37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arcass</text:p>
          </table:table-cell>
          <table:table-cell office:value-type="string" calcext:value-type="string">
            <text:p>'body of a dead animal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6" calcext:value-type="float">
            <text:p>036</text:p>
          </table:table-cell>
          <table:table-cell table:formula="of:=VLOOKUP([.A37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hee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7" calcext:value-type="float">
            <text:p>037</text:p>
          </table:table-cell>
          <table:table-cell table:formula="of:=VLOOKUP([.A38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he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8" calcext:value-type="float">
            <text:p>038</text:p>
          </table:table-cell>
          <table:table-cell table:formula="of:=VLOOKUP([.A38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h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9" calcext:value-type="float">
            <text:p>039</text:p>
          </table:table-cell>
          <table:table-cell table:formula="of:=VLOOKUP([.A38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holestero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040</text:p>
          </table:table-cell>
          <table:table-cell table:formula="of:=VLOOKUP([.A38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law</text:p>
          </table:table-cell>
          <table:table-cell office:value-type="string" calcext:value-type="string">
            <text:p>‘the sharp curved nail on the toe of an animal or bird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t dug his claws into my leg.</text:p>
          </table:table-cell>
          <table:table-cell table:number-columns-repeated="16377"/>
        </table:table-row>
        <table:table-row table:style-name="ro5">
          <table:table-cell office:value-type="float" office:value="4" calcext:value-type="float">
            <text:p>04</text:p>
          </table:table-cell>
          <table:table-cell office:value-type="float" office:value="41" calcext:value-type="float">
            <text:p>041</text:p>
          </table:table-cell>
          <table:table-cell table:formula="of:=VLOOKUP([.A38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old</text:p>
          </table:table-cell>
          <table:table-cell office:value-type="string" calcext:value-type="string">
            <text:p>‘the common cold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 caught a cold after swimming in the lake at night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2" calcext:value-type="float">
            <text:p>042</text:p>
          </table:table-cell>
          <table:table-cell table:formula="of:=VLOOKUP([.A38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ollarbo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3" calcext:value-type="float">
            <text:p>043</text:p>
          </table:table-cell>
          <table:table-cell table:formula="of:=VLOOKUP([.A38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corpse</text:p>
          </table:table-cell>
          <table:table-cell office:value-type="string" calcext:value-type="string">
            <text:p>'body of a dead human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4" calcext:value-type="float">
            <text:p>044</text:p>
          </table:table-cell>
          <table:table-cell table:formula="of:=VLOOKUP([.A38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dandruf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5" calcext:value-type="float">
            <text:p>045</text:p>
          </table:table-cell>
          <table:table-cell table:formula="of:=VLOOKUP([.A38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disea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6" calcext:value-type="float">
            <text:p>046</text:p>
          </table:table-cell>
          <table:table-cell table:formula="of:=VLOOKUP([.A38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dribb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7" calcext:value-type="float">
            <text:p>047</text:p>
          </table:table-cell>
          <table:table-cell table:formula="of:=VLOOKUP([.A39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048</text:p>
          </table:table-cell>
          <table:table-cell table:formula="of:=VLOOKUP([.A39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arlob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49" calcext:value-type="float">
            <text:p>049</text:p>
          </table:table-cell>
          <table:table-cell table:formula="of:=VLOOKUP([.A39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arwax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0" calcext:value-type="float">
            <text:p>050</text:p>
          </table:table-cell>
          <table:table-cell table:formula="of:=VLOOKUP([.A39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lb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1" calcext:value-type="float">
            <text:p>051</text:p>
          </table:table-cell>
          <table:table-cell table:formula="of:=VLOOKUP([.A39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y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2" calcext:value-type="float">
            <text:p>052</text:p>
          </table:table-cell>
          <table:table-cell table:formula="of:=VLOOKUP([.A39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yebr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3" calcext:value-type="float">
            <text:p>053</text:p>
          </table:table-cell>
          <table:table-cell table:formula="of:=VLOOKUP([.A39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yelas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4" calcext:value-type="float">
            <text:p>054</text:p>
          </table:table-cell>
          <table:table-cell table:formula="of:=VLOOKUP([.A39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eyeli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5" calcext:value-type="float">
            <text:p>055</text:p>
          </table:table-cell>
          <table:table-cell table:formula="of:=VLOOKUP([.A39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a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6" calcext:value-type="float">
            <text:p>056</text:p>
          </table:table-cell>
          <table:table-cell table:formula="of:=VLOOKUP([.A39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ea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7" calcext:value-type="float">
            <text:p>057</text:p>
          </table:table-cell>
          <table:table-cell table:formula="of:=VLOOKUP([.A40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ev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8" calcext:value-type="float">
            <text:p>058</text:p>
          </table:table-cell>
          <table:table-cell table:formula="of:=VLOOKUP([.A40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ing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9" calcext:value-type="float">
            <text:p>059</text:p>
          </table:table-cell>
          <table:table-cell table:formula="of:=VLOOKUP([.A40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ingerna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0" calcext:value-type="float">
            <text:p>060</text:p>
          </table:table-cell>
          <table:table-cell table:formula="of:=VLOOKUP([.A40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i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1" calcext:value-type="float">
            <text:p>061</text:p>
          </table:table-cell>
          <table:table-cell table:formula="of:=VLOOKUP([.A40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les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2" calcext:value-type="float">
            <text:p>062</text:p>
          </table:table-cell>
          <table:table-cell table:formula="of:=VLOOKUP([.A40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oo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3" calcext:value-type="float">
            <text:p>063</text:p>
          </table:table-cell>
          <table:table-cell table:formula="of:=VLOOKUP([.A40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ootpri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4" calcext:value-type="float">
            <text:p>064</text:p>
          </table:table-cell>
          <table:table-cell table:formula="of:=VLOOKUP([.A40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forehea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65" calcext:value-type="float">
            <text:p>065</text:p>
          </table:table-cell>
          <table:table-cell table:formula="of:=VLOOKUP([.A40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goitre/goiter</text:p>
          </table:table-cell>
          <table:table-cell office:value-type="string" calcext:value-type="string">
            <text:p>‘a disease of the thyroid gland that makes one’s neck very swolle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6" calcext:value-type="float">
            <text:p>066</text:p>
          </table:table-cell>
          <table:table-cell table:formula="of:=VLOOKUP([.A40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gra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7" calcext:value-type="float">
            <text:p>067</text:p>
          </table:table-cell>
          <table:table-cell table:formula="of:=VLOOKUP([.A41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gum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068</text:p>
          </table:table-cell>
          <table:table-cell table:formula="of:=VLOOKUP([.A41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hair</text:p>
          </table:table-cell>
          <table:table-cell office:value-type="string" calcext:value-type="string">
            <text:p>‘hair on a person’s head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9" calcext:value-type="float">
            <text:p>069</text:p>
          </table:table-cell>
          <table:table-cell table:formula="of:=VLOOKUP([.A41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han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0" calcext:value-type="float">
            <text:p>070</text:p>
          </table:table-cell>
          <table:table-cell table:formula="of:=VLOOKUP([.A41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hea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1" calcext:value-type="float">
            <text:p>071</text:p>
          </table:table-cell>
          <table:table-cell table:formula="of:=VLOOKUP([.A41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hear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2" calcext:value-type="float">
            <text:p>072</text:p>
          </table:table-cell>
          <table:table-cell table:formula="of:=VLOOKUP([.A41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he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3" calcext:value-type="float">
            <text:p>073</text:p>
          </table:table-cell>
          <table:table-cell table:formula="of:=VLOOKUP([.A41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hi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4" calcext:value-type="float">
            <text:p>074</text:p>
          </table:table-cell>
          <table:table-cell table:formula="of:=VLOOKUP([.A41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horn</text:p>
          </table:table-cell>
          <table:table-cell office:value-type="string" calcext:value-type="string">
            <text:p>(e.g. of a cow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5" calcext:value-type="float">
            <text:p>075</text:p>
          </table:table-cell>
          <table:table-cell table:formula="of:=VLOOKUP([.A41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intestines or gut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76" calcext:value-type="float">
            <text:p>076</text:p>
          </table:table-cell>
          <table:table-cell table:formula="of:=VLOOKUP([.A41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it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itch was caused by an insect bite.</text:p>
          </table:table-cell>
          <table:table-cell table:number-columns-repeated="16377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77" calcext:value-type="float">
            <text:p>077</text:p>
          </table:table-cell>
          <table:table-cell table:formula="of:=VLOOKUP([.A42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jaw</text:p>
          </table:table-cell>
          <table:table-cell office:value-type="string" calcext:value-type="string">
            <text:p>‘the lower part of people’s face that moves when they eat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xer punched his opponent on the jaw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8" calcext:value-type="float">
            <text:p>078</text:p>
          </table:table-cell>
          <table:table-cell table:formula="of:=VLOOKUP([.A42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kidne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9" calcext:value-type="float">
            <text:p>079</text:p>
          </table:table-cell>
          <table:table-cell table:formula="of:=VLOOKUP([.A42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kn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0" calcext:value-type="float">
            <text:p>080</text:p>
          </table:table-cell>
          <table:table-cell table:formula="of:=VLOOKUP([.A42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la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1" calcext:value-type="float">
            <text:p>081</text:p>
          </table:table-cell>
          <table:table-cell table:formula="of:=VLOOKUP([.A42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le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2" calcext:value-type="float">
            <text:p>082</text:p>
          </table:table-cell>
          <table:table-cell table:formula="of:=VLOOKUP([.A42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lif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had a good long life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3" calcext:value-type="float">
            <text:p>083</text:p>
          </table:table-cell>
          <table:table-cell table:formula="of:=VLOOKUP([.A42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li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4" calcext:value-type="float">
            <text:p>084</text:p>
          </table:table-cell>
          <table:table-cell table:formula="of:=VLOOKUP([.A42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liv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5" calcext:value-type="float">
            <text:p>085</text:p>
          </table:table-cell>
          <table:table-cell table:formula="of:=VLOOKUP([.A42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lu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6" calcext:value-type="float">
            <text:p>086</text:p>
          </table:table-cell>
          <table:table-cell table:formula="of:=VLOOKUP([.A42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medicine</text:p>
          </table:table-cell>
          <table:table-cell office:value-type="string" calcext:value-type="string">
            <text:p>‘drug, medicatio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7" calcext:value-type="float">
            <text:p>087</text:p>
          </table:table-cell>
          <table:table-cell table:formula="of:=VLOOKUP([.A43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metabolis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8" calcext:value-type="float">
            <text:p>088</text:p>
          </table:table-cell>
          <table:table-cell table:formula="of:=VLOOKUP([.A43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molar too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9" calcext:value-type="float">
            <text:p>089</text:p>
          </table:table-cell>
          <table:table-cell table:formula="of:=VLOOKUP([.A43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mou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0" calcext:value-type="float">
            <text:p>090</text:p>
          </table:table-cell>
          <table:table-cell table:formula="of:=VLOOKUP([.A43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nape of the ne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1" calcext:value-type="float">
            <text:p>091</text:p>
          </table:table-cell>
          <table:table-cell table:formula="of:=VLOOKUP([.A43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nasal mucu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2" calcext:value-type="float">
            <text:p>092</text:p>
          </table:table-cell>
          <table:table-cell table:formula="of:=VLOOKUP([.A43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nav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3" calcext:value-type="float">
            <text:p>093</text:p>
          </table:table-cell>
          <table:table-cell table:formula="of:=VLOOKUP([.A43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ne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4" calcext:value-type="float">
            <text:p>094</text:p>
          </table:table-cell>
          <table:table-cell table:formula="of:=VLOOKUP([.A43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nipple or te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5" calcext:value-type="float">
            <text:p>095</text:p>
          </table:table-cell>
          <table:table-cell table:formula="of:=VLOOKUP([.A43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no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6" calcext:value-type="float">
            <text:p>096</text:p>
          </table:table-cell>
          <table:table-cell table:formula="of:=VLOOKUP([.A43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nostr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7" calcext:value-type="float">
            <text:p>097</text:p>
          </table:table-cell>
          <table:table-cell table:formula="of:=VLOOKUP([.A44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palm of the han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8" calcext:value-type="float">
            <text:p>098</text:p>
          </table:table-cell>
          <table:table-cell table:formula="of:=VLOOKUP([.A44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peni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099</text:p>
          </table:table-cell>
          <table:table-cell table:formula="of:=VLOOKUP([.A44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physici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0" calcext:value-type="float">
            <text:p>100</text:p>
          </table:table-cell>
          <table:table-cell table:formula="of:=VLOOKUP([.A44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poi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1" calcext:value-type="float">
            <text:p>101</text:p>
          </table:table-cell>
          <table:table-cell table:formula="of:=VLOOKUP([.A44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pubic hai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2" calcext:value-type="float">
            <text:p>102</text:p>
          </table:table-cell>
          <table:table-cell table:formula="of:=VLOOKUP([.A44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pu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3" calcext:value-type="float">
            <text:p>103</text:p>
          </table:table-cell>
          <table:table-cell table:formula="of:=VLOOKUP([.A44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rib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4" calcext:value-type="float">
            <text:p>104</text:p>
          </table:table-cell>
          <table:table-cell table:formula="of:=VLOOKUP([.A44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aliv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5" calcext:value-type="float">
            <text:p>105</text:p>
          </table:table-cell>
          <table:table-cell table:formula="of:=VLOOKUP([.A44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cabie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6" calcext:value-type="float">
            <text:p>106</text:p>
          </table:table-cell>
          <table:table-cell table:formula="of:=VLOOKUP([.A44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c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7" calcext:value-type="float">
            <text:p>107</text:p>
          </table:table-cell>
          <table:table-cell table:formula="of:=VLOOKUP([.A45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hould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8" calcext:value-type="float">
            <text:p>108</text:p>
          </table:table-cell>
          <table:table-cell table:formula="of:=VLOOKUP([.A45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houlderblad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09" calcext:value-type="float">
            <text:p>109</text:p>
          </table:table-cell>
          <table:table-cell table:formula="of:=VLOOKUP([.A45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inew or tend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0" calcext:value-type="float">
            <text:p>110</text:p>
          </table:table-cell>
          <table:table-cell table:formula="of:=VLOOKUP([.A45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kin or hide</text:p>
          </table:table-cell>
          <table:table-cell office:value-type="string" calcext:value-type="string">
            <text:p>(skin: of a human; hide: of an animal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1" calcext:value-type="float">
            <text:p>111</text:p>
          </table:table-cell>
          <table:table-cell table:formula="of:=VLOOKUP([.A45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ku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2" calcext:value-type="float">
            <text:p>112</text:p>
          </table:table-cell>
          <table:table-cell table:formula="of:=VLOOKUP([.A45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p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3" calcext:value-type="float">
            <text:p>113</text:p>
          </table:table-cell>
          <table:table-cell table:formula="of:=VLOOKUP([.A45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plee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14" calcext:value-type="float">
            <text:p>114</text:p>
          </table:table-cell>
          <table:table-cell table:formula="of:=VLOOKUP([.A45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tomach</text:p>
          </table:table-cell>
          <table:table-cell office:value-type="string" calcext:value-type="string">
            <text:p>(internal organ, not 'belly'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r stomach could not digest the tough meat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5" calcext:value-type="float">
            <text:p>115</text:p>
          </table:table-cell>
          <table:table-cell table:formula="of:=VLOOKUP([.A45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treng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6" calcext:value-type="float">
            <text:p>116</text:p>
          </table:table-cell>
          <table:table-cell table:formula="of:=VLOOKUP([.A45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swelli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7" calcext:value-type="float">
            <text:p>117</text:p>
          </table:table-cell>
          <table:table-cell table:formula="of:=VLOOKUP([.A46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a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4" calcext:value-type="float">
            <text:p>04</text:p>
          </table:table-cell>
          <table:table-cell office:value-type="float" office:value="118" calcext:value-type="float">
            <text:p>118</text:p>
          </table:table-cell>
          <table:table-cell table:formula="of:=VLOOKUP([.A46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emples</text:p>
          </table:table-cell>
          <table:table-cell office:value-type="string" calcext:value-type="string">
            <text:p>‘the two fairly flat areas on each side of people’s forehead’, or more generally ‘the two sides of people’s head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19" calcext:value-type="float">
            <text:p>119</text:p>
          </table:table-cell>
          <table:table-cell table:formula="of:=VLOOKUP([.A46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esticle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20" calcext:value-type="float">
            <text:p>120</text:p>
          </table:table-cell>
          <table:table-cell table:formula="of:=VLOOKUP([.A46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high</text:p>
          </table:table-cell>
          <table:table-cell office:value-type="string" calcext:value-type="string">
            <text:p>‘the top part of the leg, between the knee and the hip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1" calcext:value-type="float">
            <text:p>121</text:p>
          </table:table-cell>
          <table:table-cell table:formula="of:=VLOOKUP([.A46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hro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2" calcext:value-type="float">
            <text:p>122</text:p>
          </table:table-cell>
          <table:table-cell table:formula="of:=VLOOKUP([.A46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humb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3" calcext:value-type="float">
            <text:p>123</text:p>
          </table:table-cell>
          <table:table-cell table:formula="of:=VLOOKUP([.A46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o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4" calcext:value-type="float">
            <text:p>124</text:p>
          </table:table-cell>
          <table:table-cell table:formula="of:=VLOOKUP([.A46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ongu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5" calcext:value-type="float">
            <text:p>125</text:p>
          </table:table-cell>
          <table:table-cell table:formula="of:=VLOOKUP([.A46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too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4" calcext:value-type="float">
            <text:p>04</text:p>
          </table:table-cell>
          <table:table-cell office:value-type="float" office:value="126" calcext:value-type="float">
            <text:p>126</text:p>
          </table:table-cell>
          <table:table-cell table:formula="of:=VLOOKUP([.A46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udder</text:p>
          </table:table-cell>
          <table:table-cell office:value-type="string" calcext:value-type="string">
            <text:p>‘the part of a cow/female goat/... that hangs down between its back legs and that produces milk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7" calcext:value-type="float">
            <text:p>127</text:p>
          </table:table-cell>
          <table:table-cell table:formula="of:=VLOOKUP([.A47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umbilical co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28" calcext:value-type="float">
            <text:p>128</text:p>
          </table:table-cell>
          <table:table-cell table:formula="of:=VLOOKUP([.A47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vagina</text:p>
          </table:table-cell>
          <table:table-cell office:value-type="string" calcext:value-type="string">
            <text:p>‘the passage from a woman’s outer sexual organs to her womb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29" calcext:value-type="float">
            <text:p>129</text:p>
          </table:table-cell>
          <table:table-cell table:formula="of:=VLOOKUP([.A47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vein or arter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30" calcext:value-type="float">
            <text:p>130</text:p>
          </table:table-cell>
          <table:table-cell table:formula="of:=VLOOKUP([.A47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vulva</text:p>
          </table:table-cell>
          <table:table-cell office:value-type="string" calcext:value-type="string">
            <text:p>‘the outer part of a woman’s sexual organ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31" calcext:value-type="float">
            <text:p>131</text:p>
          </table:table-cell>
          <table:table-cell table:formula="of:=VLOOKUP([.A47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wai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32" calcext:value-type="float">
            <text:p>132</text:p>
          </table:table-cell>
          <table:table-cell table:formula="of:=VLOOKUP([.A47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wi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33" calcext:value-type="float">
            <text:p>133</text:p>
          </table:table-cell>
          <table:table-cell table:formula="of:=VLOOKUP([.A47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womb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34" calcext:value-type="float">
            <text:p>134</text:p>
          </table:table-cell>
          <table:table-cell table:formula="of:=VLOOKUP([.A47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wound or sor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35" calcext:value-type="float">
            <text:p>135</text:p>
          </table:table-cell>
          <table:table-cell table:formula="of:=VLOOKUP([.A47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he wri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36" calcext:value-type="float">
            <text:p>136</text:p>
          </table:table-cell>
          <table:table-cell table:formula="of:=VLOOKUP([.A47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37" calcext:value-type="float">
            <text:p>137</text:p>
          </table:table-cell>
          <table:table-cell table:formula="of:=VLOOKUP([.A48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athe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likes to bathe before going to bed.</text:p>
          </table:table-cell>
          <table:table-cell table:number-columns-repeated="16377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38" calcext:value-type="float">
            <text:p>138</text:p>
          </table:table-cell>
          <table:table-cell table:formula="of:=VLOOKUP([.A48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e al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thought he was dead, but he's still alive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39" calcext:value-type="float">
            <text:p>139</text:p>
          </table:table-cell>
          <table:table-cell table:formula="of:=VLOOKUP([.A48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e born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0" calcext:value-type="float">
            <text:p>140</text:p>
          </table:table-cell>
          <table:table-cell table:formula="of:=VLOOKUP([.A48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eget</text:p>
          </table:table-cell>
          <table:table-cell office:value-type="string" calcext:value-type="string">
            <text:p>‘become the father of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1" calcext:value-type="float">
            <text:p>141</text:p>
          </table:table-cell>
          <table:table-cell table:formula="of:=VLOOKUP([.A48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it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42" calcext:value-type="float">
            <text:p>142</text:p>
          </table:table-cell>
          <table:table-cell table:formula="of:=VLOOKUP([.A48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link</text:p>
          </table:table-cell>
          <table:table-cell office:value-type="string" calcext:value-type="string">
            <text:p>‘to shut and open one’s eyes quickly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blinked as I came out into the sunlight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3" calcext:value-type="float">
            <text:p>143</text:p>
          </table:table-cell>
          <table:table-cell table:formula="of:=VLOOKUP([.A48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reath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4" calcext:value-type="float">
            <text:p>144</text:p>
          </table:table-cell>
          <table:table-cell table:formula="of:=VLOOKUP([.A48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bury</text:p>
          </table:table-cell>
          <table:table-cell office:value-type="string" calcext:value-type="string">
            <text:p>‘bury a dead person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4" calcext:value-type="float">
            <text:p>04</text:p>
          </table:table-cell>
          <table:table-cell office:value-type="float" office:value="145" calcext:value-type="float">
            <text:p>145</text:p>
          </table:table-cell>
          <table:table-cell table:formula="of:=VLOOKUP([.A48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conce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conceived her first child while still in England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6" calcext:value-type="float">
            <text:p>146</text:p>
          </table:table-cell>
          <table:table-cell table:formula="of:=VLOOKUP([.A48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coug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47" calcext:value-type="float">
            <text:p>147</text:p>
          </table:table-cell>
          <table:table-cell table:formula="of:=VLOOKUP([.A49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c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treatment cured the patient's illness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8" calcext:value-type="float">
            <text:p>148</text:p>
          </table:table-cell>
          <table:table-cell table:formula="of:=VLOOKUP([.A49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di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49" calcext:value-type="float">
            <text:p>149</text:p>
          </table:table-cell>
          <table:table-cell table:formula="of:=VLOOKUP([.A49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dream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50" calcext:value-type="float">
            <text:p>150</text:p>
          </table:table-cell>
          <table:table-cell table:formula="of:=VLOOKUP([.A49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dribble</text:p>
          </table:table-cell>
          <table:table-cell office:value-type="string" calcext:value-type="string">
            <text:p>‘to let saliva flow out of one’s mouth onto one’s chin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atch out, the baby is dribbling on your shirt!</text:p>
          </table:table-cell>
          <table:table-cell table:number-columns-repeated="16377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51" calcext:value-type="float">
            <text:p>151</text:p>
          </table:table-cell>
          <table:table-cell table:formula="of:=VLOOKUP([.A49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drow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dog fell into the river and drowned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2" calcext:value-type="float">
            <text:p>152</text:p>
          </table:table-cell>
          <table:table-cell table:formula="of:=VLOOKUP([.A49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far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3" calcext:value-type="float">
            <text:p>153</text:p>
          </table:table-cell>
          <table:table-cell table:formula="of:=VLOOKUP([.A49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have sex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4" calcext:value-type="float">
            <text:p>154</text:p>
          </table:table-cell>
          <table:table-cell table:formula="of:=VLOOKUP([.A49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hiccoug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5" calcext:value-type="float">
            <text:p>155</text:p>
          </table:table-cell>
          <table:table-cell table:formula="of:=VLOOKUP([.A49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itc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6" calcext:value-type="float">
            <text:p>156</text:p>
          </table:table-cell>
          <table:table-cell table:formula="of:=VLOOKUP([.A49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kill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7" calcext:value-type="float">
            <text:p>157</text:p>
          </table:table-cell>
          <table:table-cell table:formula="of:=VLOOKUP([.A50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lick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8" calcext:value-type="float">
            <text:p>158</text:p>
          </table:table-cell>
          <table:table-cell table:formula="of:=VLOOKUP([.A50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perspir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59" calcext:value-type="float">
            <text:p>159</text:p>
          </table:table-cell>
          <table:table-cell table:formula="of:=VLOOKUP([.A50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piss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0" calcext:value-type="float">
            <text:p>160</text:p>
          </table:table-cell>
          <table:table-cell table:formula="of:=VLOOKUP([.A50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res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61" calcext:value-type="float">
            <text:p>161</text:p>
          </table:table-cell>
          <table:table-cell table:formula="of:=VLOOKUP([.A50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scratch</text:p>
          </table:table-cell>
          <table:table-cell office:value-type="string" calcext:value-type="string">
            <text:p>‘to scratch an itch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on’t scratch an insect bite!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2" calcext:value-type="float">
            <text:p>162</text:p>
          </table:table-cell>
          <table:table-cell table:formula="of:=VLOOKUP([.A505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shi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3" calcext:value-type="float">
            <text:p>163</text:p>
          </table:table-cell>
          <table:table-cell table:formula="of:=VLOOKUP([.A506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shiver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4" calcext:value-type="float">
            <text:p>164</text:p>
          </table:table-cell>
          <table:table-cell table:formula="of:=VLOOKUP([.A507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sleep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5" calcext:value-type="float">
            <text:p>165</text:p>
          </table:table-cell>
          <table:table-cell table:formula="of:=VLOOKUP([.A508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sneez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6" calcext:value-type="float">
            <text:p>166</text:p>
          </table:table-cell>
          <table:table-cell table:formula="of:=VLOOKUP([.A509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snor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7" calcext:value-type="float">
            <text:p>167</text:p>
          </table:table-cell>
          <table:table-cell table:formula="of:=VLOOKUP([.A510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spi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68" calcext:value-type="float">
            <text:p>168</text:p>
          </table:table-cell>
          <table:table-cell table:formula="of:=VLOOKUP([.A511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vomi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69" calcext:value-type="float">
            <text:p>169</text:p>
          </table:table-cell>
          <table:table-cell table:formula="of:=VLOOKUP([.A512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wake up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wake up at seven every morning.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70" calcext:value-type="float">
            <text:p>170</text:p>
          </table:table-cell>
          <table:table-cell table:formula="of:=VLOOKUP([.A513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to yawn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4" calcext:value-type="float">
            <text:p>04</text:p>
          </table:table-cell>
          <table:table-cell office:value-type="float" office:value="171" calcext:value-type="float">
            <text:p>171</text:p>
          </table:table-cell>
          <table:table-cell table:formula="of:=VLOOKUP([.A514];[TOC.$A$11:.$B$34];2)" office:value-type="string" office:string-value="The body" calcext:value-type="string">
            <text:p>The body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He's so weak that he cannot even lift 5 kilos.</text:p>
          </table:table-cell>
          <table:table-cell table:number-columns-repeated="16377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01</text:p>
          </table:table-cell>
          <table:table-cell table:formula="of:=VLOOKUP([.A51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(contrasting with 'raw'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ooked bananas taste even better than raw bananas.</text:p>
          </table:table-cell>
          <table:table-cell table:number-columns-repeated="16377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02</text:p>
          </table:table-cell>
          <table:table-cell table:formula="of:=VLOOKUP([.A51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Cooked bananas taste even better than raw bananas.</text:p>
          </table:table-cell>
          <table:table-cell table:number-columns-repeated="16377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03</text:p>
          </table:table-cell>
          <table:table-cell table:formula="of:=VLOOKUP([.A51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rip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Unripe bananas have a green colour, whereas ripe bananas are yellow.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04</text:p>
          </table:table-cell>
          <table:table-cell table:formula="of:=VLOOKUP([.A51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(about fruit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 rotten apple or mango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5" calcext:value-type="float">
            <text:p>005</text:p>
          </table:table-cell>
          <table:table-cell table:formula="of:=VLOOKUP([.A51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sated</text:p>
          </table:table-cell>
          <table:table-cell office:value-type="string" calcext:value-type="string">
            <text:p>satiated, full up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06</text:p>
          </table:table-cell>
          <table:table-cell table:formula="of:=VLOOKUP([.A52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ayahuasca</text:p>
          </table:table-cell>
          <table:table-cell office:value-type="string" calcext:value-type="string">
            <text:p>a psychoactive infusion prepared from the Banisteriopsis spp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" calcext:value-type="float">
            <text:p>007</text:p>
          </table:table-cell>
          <table:table-cell table:formula="of:=VLOOKUP([.A52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ac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" calcext:value-type="float">
            <text:p>008</text:p>
          </table:table-cell>
          <table:table-cell table:formula="of:=VLOOKUP([.A52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e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9" calcext:value-type="float">
            <text:p>009</text:p>
          </table:table-cell>
          <table:table-cell table:formula="of:=VLOOKUP([.A52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e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0" calcext:value-type="float">
            <text:p>010</text:p>
          </table:table-cell>
          <table:table-cell table:formula="of:=VLOOKUP([.A52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iscu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11" calcext:value-type="float">
            <text:p>011</text:p>
          </table:table-cell>
          <table:table-cell table:formula="of:=VLOOKUP([.A52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owl</text:p>
          </table:table-cell>
          <table:table-cell office:value-type="string" calcext:value-type="string">
            <text:p>‘a concave container that is open at the top, usually used to hold food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2" calcext:value-type="float">
            <text:p>012</text:p>
          </table:table-cell>
          <table:table-cell table:formula="of:=VLOOKUP([.A52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rand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13" calcext:value-type="float">
            <text:p>013</text:p>
          </table:table-cell>
          <table:table-cell table:formula="of:=VLOOKUP([.A52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read</text:p>
          </table:table-cell>
          <table:table-cell office:value-type="string" calcext:value-type="string">
            <text:p>'a common important food made from flour, water, and yeas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4" calcext:value-type="float">
            <text:p>014</text:p>
          </table:table-cell>
          <table:table-cell table:formula="of:=VLOOKUP([.A52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reakfast</text:p>
          </table:table-cell>
          <table:table-cell office:value-type="string" calcext:value-type="string">
            <text:p>'the meal one has in the morning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15" calcext:value-type="float">
            <text:p>015</text:p>
          </table:table-cell>
          <table:table-cell table:formula="of:=VLOOKUP([.A52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unch</text:p>
          </table:table-cell>
          <table:table-cell office:value-type="string" calcext:value-type="string">
            <text:p>'a group of flowers/fruit that are held togethe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6" calcext:value-type="float">
            <text:p>016</text:p>
          </table:table-cell>
          <table:table-cell table:formula="of:=VLOOKUP([.A53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but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7" calcext:value-type="float">
            <text:p>017</text:p>
          </table:table-cell>
          <table:table-cell table:formula="of:=VLOOKUP([.A53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cabba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8" calcext:value-type="float">
            <text:p>018</text:p>
          </table:table-cell>
          <table:table-cell table:formula="of:=VLOOKUP([.A53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cassava flou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9" calcext:value-type="float">
            <text:p>019</text:p>
          </table:table-cell>
          <table:table-cell table:formula="of:=VLOOKUP([.A53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chee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0" calcext:value-type="float">
            <text:p>020</text:p>
          </table:table-cell>
          <table:table-cell table:formula="of:=VLOOKUP([.A53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chili pepper</text:p>
          </table:table-cell>
          <table:table-cell office:value-type="string" calcext:value-type="string">
            <text:p>'the fruit of the plant Capsicum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1" calcext:value-type="float">
            <text:p>021</text:p>
          </table:table-cell>
          <table:table-cell table:formula="of:=VLOOKUP([.A53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crea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2" calcext:value-type="float">
            <text:p>022</text:p>
          </table:table-cell>
          <table:table-cell table:formula="of:=VLOOKUP([.A53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cup</text:p>
          </table:table-cell>
          <table:table-cell office:value-type="string" calcext:value-type="string">
            <text:p>‘a drinking vessel not made of glas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23" calcext:value-type="float">
            <text:p>023</text:p>
          </table:table-cell>
          <table:table-cell table:formula="of:=VLOOKUP([.A53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dinner</text:p>
          </table:table-cell>
          <table:table-cell office:value-type="string" calcext:value-type="string">
            <text:p>'the main meal of the day, eaten in the middle of the day or in the evening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24" calcext:value-type="float">
            <text:p>024</text:p>
          </table:table-cell>
          <table:table-cell table:formula="of:=VLOOKUP([.A53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dish</text:p>
          </table:table-cell>
          <table:table-cell office:value-type="string" calcext:value-type="string">
            <text:p>'a relatively flat, round vessel from which food is served on the tabl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25" calcext:value-type="float">
            <text:p>025</text:p>
          </table:table-cell>
          <table:table-cell table:formula="of:=VLOOKUP([.A53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dough</text:p>
          </table:table-cell>
          <table:table-cell office:value-type="string" calcext:value-type="string">
            <text:p>'a mixture of flour and water ready to be baked into bread, pastry etc.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6" calcext:value-type="float">
            <text:p>026</text:p>
          </table:table-cell>
          <table:table-cell table:formula="of:=VLOOKUP([.A54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drink</text:p>
          </table:table-cell>
          <table:table-cell office:value-type="string" calcext:value-type="string">
            <text:p>'any kind of beverag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7" calcext:value-type="float">
            <text:p>027</text:p>
          </table:table-cell>
          <table:table-cell table:formula="of:=VLOOKUP([.A54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eg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8" calcext:value-type="float">
            <text:p>028</text:p>
          </table:table-cell>
          <table:table-cell table:formula="of:=VLOOKUP([.A54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am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9" calcext:value-type="float">
            <text:p>029</text:p>
          </table:table-cell>
          <table:table-cell table:formula="of:=VLOOKUP([.A54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ermented drin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0" calcext:value-type="float">
            <text:p>030</text:p>
          </table:table-cell>
          <table:table-cell table:formula="of:=VLOOKUP([.A54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i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1" calcext:value-type="float">
            <text:p>031</text:p>
          </table:table-cell>
          <table:table-cell table:formula="of:=VLOOKUP([.A54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ig tr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2" calcext:value-type="float">
            <text:p>032</text:p>
          </table:table-cell>
          <table:table-cell table:formula="of:=VLOOKUP([.A54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lou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3" calcext:value-type="float">
            <text:p>033</text:p>
          </table:table-cell>
          <table:table-cell table:formula="of:=VLOOKUP([.A54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oo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34" calcext:value-type="float">
            <text:p>034</text:p>
          </table:table-cell>
          <table:table-cell table:formula="of:=VLOOKUP([.A54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ork</text:p>
          </table:table-cell>
          <table:table-cell office:value-type="string" calcext:value-type="string">
            <text:p>'tool used for picking up and eating food, with a handle and three or four point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35" calcext:value-type="float">
            <text:p>035</text:p>
          </table:table-cell>
          <table:table-cell table:formula="of:=VLOOKUP([.A54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fruit</text:p>
          </table:table-cell>
          <table:table-cell office:value-type="string" calcext:value-type="string">
            <text:p>generic name for tree fruit covering apples, pears, mangos, oranges, etc.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6" calcext:value-type="float">
            <text:p>036</text:p>
          </table:table-cell>
          <table:table-cell table:formula="of:=VLOOKUP([.A55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grap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7" calcext:value-type="float">
            <text:p>037</text:p>
          </table:table-cell>
          <table:table-cell table:formula="of:=VLOOKUP([.A55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grease or f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8" calcext:value-type="float">
            <text:p>038</text:p>
          </table:table-cell>
          <table:table-cell table:formula="of:=VLOOKUP([.A55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hone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9" calcext:value-type="float">
            <text:p>039</text:p>
          </table:table-cell>
          <table:table-cell table:formula="of:=VLOOKUP([.A55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Japanese fish cak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0" calcext:value-type="float">
            <text:p>040</text:p>
          </table:table-cell>
          <table:table-cell table:formula="of:=VLOOKUP([.A55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jell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41" calcext:value-type="float">
            <text:p>041</text:p>
          </table:table-cell>
          <table:table-cell table:formula="of:=VLOOKUP([.A55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jug/pitcher</text:p>
          </table:table-cell>
          <table:table-cell office:value-type="string" calcext:value-type="string">
            <text:p>'a container for holding and pouring liquids with a handle and a spou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42" calcext:value-type="float">
            <text:p>042</text:p>
          </table:table-cell>
          <table:table-cell table:formula="of:=VLOOKUP([.A55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kettle</text:p>
          </table:table-cell>
          <table:table-cell office:value-type="string" calcext:value-type="string">
            <text:p>'a metal container with a lid, a handle, and a spout (= for pouring), used to boil water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ter is boiling in the kettle.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43" calcext:value-type="float">
            <text:p>043</text:p>
          </table:table-cell>
          <table:table-cell table:formula="of:=VLOOKUP([.A55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knife(1)</text:p>
          </table:table-cell>
          <table:table-cell office:value-type="string" calcext:value-type="string">
            <text:p>'knife for eating' (as opposed to knife used for preparing food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4" calcext:value-type="float">
            <text:p>044</text:p>
          </table:table-cell>
          <table:table-cell table:formula="of:=VLOOKUP([.A55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lunch</text:p>
          </table:table-cell>
          <table:table-cell office:value-type="string" calcext:value-type="string">
            <text:p>'a meal eaten in the middle of the day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5" calcext:value-type="float">
            <text:p>045</text:p>
          </table:table-cell>
          <table:table-cell table:formula="of:=VLOOKUP([.A55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anioc brea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6" calcext:value-type="float">
            <text:p>046</text:p>
          </table:table-cell>
          <table:table-cell table:formula="of:=VLOOKUP([.A56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anioc jui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7" calcext:value-type="float">
            <text:p>047</text:p>
          </table:table-cell>
          <table:table-cell table:formula="of:=VLOOKUP([.A56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ea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48" calcext:value-type="float">
            <text:p>048</text:p>
          </table:table-cell>
          <table:table-cell table:formula="of:=VLOOKUP([.A56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eal</text:p>
          </table:table-cell>
          <table:table-cell office:value-type="string" calcext:value-type="string">
            <text:p>'an occasion when one eats food, for example breakfast or lunch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nner is the main meal of the day for most people.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49" calcext:value-type="float">
            <text:p>049</text:p>
          </table:table-cell>
          <table:table-cell table:formula="of:=VLOOKUP([.A56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eat</text:p>
          </table:table-cell>
          <table:table-cell office:value-type="string" calcext:value-type="string">
            <text:p>'the flesh of animals or birds eaten as food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50" calcext:value-type="float">
            <text:p>050</text:p>
          </table:table-cell>
          <table:table-cell table:formula="of:=VLOOKUP([.A56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il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51" calcext:value-type="float">
            <text:p>051</text:p>
          </table:table-cell>
          <table:table-cell table:formula="of:=VLOOKUP([.A56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i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52" calcext:value-type="float">
            <text:p>052</text:p>
          </table:table-cell>
          <table:table-cell table:formula="of:=VLOOKUP([.A56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ochi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53" calcext:value-type="float">
            <text:p>053</text:p>
          </table:table-cell>
          <table:table-cell table:formula="of:=VLOOKUP([.A56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mortar(1)</text:p>
          </table:table-cell>
          <table:table-cell office:value-type="string" calcext:value-type="string">
            <text:p>'a hard bowl in which substances are crushed with a pestl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54" calcext:value-type="float">
            <text:p>054</text:p>
          </table:table-cell>
          <table:table-cell table:formula="of:=VLOOKUP([.A56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nu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55" calcext:value-type="float">
            <text:p>055</text:p>
          </table:table-cell>
          <table:table-cell table:formula="of:=VLOOKUP([.A56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oil</text:p>
          </table:table-cell>
          <table:table-cell office:value-type="string" calcext:value-type="string">
            <text:p>'a smooth, thick liquid made from plants or animals, used especially in cooking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56" calcext:value-type="float">
            <text:p>056</text:p>
          </table:table-cell>
          <table:table-cell table:formula="of:=VLOOKUP([.A57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oli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57" calcext:value-type="float">
            <text:p>057</text:p>
          </table:table-cell>
          <table:table-cell table:formula="of:=VLOOKUP([.A57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ove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58" calcext:value-type="float">
            <text:p>058</text:p>
          </table:table-cell>
          <table:table-cell table:formula="of:=VLOOKUP([.A57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pan</text:p>
          </table:table-cell>
          <table:table-cell office:value-type="string" calcext:value-type="string">
            <text:p>'a round and relatively flat metal container used for cooking, with one long handl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59" calcext:value-type="float">
            <text:p>059</text:p>
          </table:table-cell>
          <table:table-cell table:formula="of:=VLOOKUP([.A57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pepper</text:p>
          </table:table-cell>
          <table:table-cell office:value-type="string" calcext:value-type="string">
            <text:p>'black pepper, a table seasoning produced from the berries of the plant Piper nigrum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60" calcext:value-type="float">
            <text:p>060</text:p>
          </table:table-cell>
          <table:table-cell table:formula="of:=VLOOKUP([.A57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pestle</text:p>
          </table:table-cell>
          <table:table-cell office:value-type="string" calcext:value-type="string">
            <text:p>'a short stick with a heavy round end, used for crushing things in a morta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61" calcext:value-type="float">
            <text:p>061</text:p>
          </table:table-cell>
          <table:table-cell table:formula="of:=VLOOKUP([.A57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plate</text:p>
          </table:table-cell>
          <table:table-cell office:value-type="string" calcext:value-type="string">
            <text:p>'a flat and usually round vessel that you eat from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62" calcext:value-type="float">
            <text:p>062</text:p>
          </table:table-cell>
          <table:table-cell table:formula="of:=VLOOKUP([.A57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pot</text:p>
          </table:table-cell>
          <table:table-cell office:value-type="string" calcext:value-type="string">
            <text:p>'a container used for cooking which is round, deep, and usually made of metal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 is cooking soup for the whole family in a big pot.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3" calcext:value-type="float">
            <text:p>063</text:p>
          </table:table-cell>
          <table:table-cell table:formula="of:=VLOOKUP([.A57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potat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4" calcext:value-type="float">
            <text:p>064</text:p>
          </table:table-cell>
          <table:table-cell table:formula="of:=VLOOKUP([.A57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ramen noodles</text:p>
          </table:table-cell>
          <table:table-cell office:value-type="string" calcext:value-type="string">
            <text:p>called 'saimin' in Hawaii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5" calcext:value-type="float">
            <text:p>065</text:p>
          </table:table-cell>
          <table:table-cell table:formula="of:=VLOOKUP([.A57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rice ball or musubi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6" calcext:value-type="float">
            <text:p>066</text:p>
          </table:table-cell>
          <table:table-cell table:formula="of:=VLOOKUP([.A58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roasted cassava mea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7" calcext:value-type="float">
            <text:p>067</text:p>
          </table:table-cell>
          <table:table-cell table:formula="of:=VLOOKUP([.A58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al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8" calcext:value-type="float">
            <text:p>068</text:p>
          </table:table-cell>
          <table:table-cell table:formula="of:=VLOOKUP([.A58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aucer</text:p>
          </table:table-cell>
          <table:table-cell office:value-type="string" calcext:value-type="string">
            <text:p>'a small dish for placing a cup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069</text:p>
          </table:table-cell>
          <table:table-cell table:formula="of:=VLOOKUP([.A58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ausa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0" calcext:value-type="float">
            <text:p>070</text:p>
          </table:table-cell>
          <table:table-cell table:formula="of:=VLOOKUP([.A58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moked foo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71" calcext:value-type="float">
            <text:p>071</text:p>
          </table:table-cell>
          <table:table-cell table:formula="of:=VLOOKUP([.A58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ou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Clear chicken soup can relieve the symptoms of the common cold.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2" calcext:value-type="float">
            <text:p>072</text:p>
          </table:table-cell>
          <table:table-cell table:formula="of:=VLOOKUP([.A58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oy sau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73" calcext:value-type="float">
            <text:p>073</text:p>
          </table:table-cell>
          <table:table-cell table:formula="of:=VLOOKUP([.A58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po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ate the soup with a spoon.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4" calcext:value-type="float">
            <text:p>074</text:p>
          </table:table-cell>
          <table:table-cell table:formula="of:=VLOOKUP([.A58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ug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5" calcext:value-type="float">
            <text:p>075</text:p>
          </table:table-cell>
          <table:table-cell table:formula="of:=VLOOKUP([.A58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supper</text:p>
          </table:table-cell>
          <table:table-cell office:value-type="string" calcext:value-type="string">
            <text:p>'the last meal of the evening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6" calcext:value-type="float">
            <text:p>076</text:p>
          </table:table-cell>
          <table:table-cell table:formula="of:=VLOOKUP([.A59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tama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7" calcext:value-type="float">
            <text:p>077</text:p>
          </table:table-cell>
          <table:table-cell table:formula="of:=VLOOKUP([.A59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tofu or bean cu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78" calcext:value-type="float">
            <text:p>078</text:p>
          </table:table-cell>
          <table:table-cell table:formula="of:=VLOOKUP([.A59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tongs</text:p>
          </table:table-cell>
          <table:table-cell office:value-type="string" calcext:value-type="string">
            <text:p>'a tool that consists of two movable bars joined at one end, used to pick up an objec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079</text:p>
          </table:table-cell>
          <table:table-cell table:formula="of:=VLOOKUP([.A59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tortill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80" calcext:value-type="float">
            <text:p>080</text:p>
          </table:table-cell>
          <table:table-cell table:formula="of:=VLOOKUP([.A59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vegetables</text:p>
          </table:table-cell>
          <table:table-cell office:value-type="string" calcext:value-type="string">
            <text:p>'an edible plant grown in gardens that is not swee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1" calcext:value-type="float">
            <text:p>081</text:p>
          </table:table-cell>
          <table:table-cell table:formula="of:=VLOOKUP([.A59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vineg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2" calcext:value-type="float">
            <text:p>082</text:p>
          </table:table-cell>
          <table:table-cell table:formula="of:=VLOOKUP([.A59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w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3" calcext:value-type="float">
            <text:p>083</text:p>
          </table:table-cell>
          <table:table-cell table:formula="of:=VLOOKUP([.A59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he yolk</text:p>
          </table:table-cell>
          <table:table-cell office:value-type="string" calcext:value-type="string">
            <text:p>'the yellow part in the centre of an egg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84" calcext:value-type="float">
            <text:p>084</text:p>
          </table:table-cell>
          <table:table-cell table:formula="of:=VLOOKUP([.A59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bake</text:p>
          </table:table-cell>
          <table:table-cell office:value-type="string" calcext:value-type="string">
            <text:p>'in an oven, using dry heat' 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e are baking some bread.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5" calcext:value-type="float">
            <text:p>085</text:p>
          </table:table-cell>
          <table:table-cell table:formula="of:=VLOOKUP([.A59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be hungry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6" calcext:value-type="float">
            <text:p>086</text:p>
          </table:table-cell>
          <table:table-cell table:formula="of:=VLOOKUP([.A60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be thirsty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7" calcext:value-type="float">
            <text:p>087</text:p>
          </table:table-cell>
          <table:table-cell table:formula="of:=VLOOKUP([.A60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boil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water is boiling.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88" calcext:value-type="float">
            <text:p>088</text:p>
          </table:table-cell>
          <table:table-cell table:formula="of:=VLOOKUP([.A60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che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is meat is so tough I can hardly chew it!</text:p>
          </table:table-cell>
          <table:table-cell table:number-columns-repeated="16377"/>
        </table:table-row>
        <table:table-row table:style-name="ro6">
          <table:table-cell office:value-type="float" office:value="5" calcext:value-type="float">
            <text:p>05</text:p>
          </table:table-cell>
          <table:table-cell office:value-type="float" office:value="89" calcext:value-type="float">
            <text:p>089</text:p>
          </table:table-cell>
          <table:table-cell table:formula="of:=VLOOKUP([.A60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choke</text:p>
          </table:table-cell>
          <table:table-cell office:value-type="string" calcext:value-type="string">
            <text:p>'prevent from breathing (not necessarily leading to death)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smoke was choking the firefighters./The assailant choked his victim.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90" calcext:value-type="float">
            <text:p>090</text:p>
          </table:table-cell>
          <table:table-cell table:formula="of:=VLOOKUP([.A60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was cooking a soup for her mother.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91" calcext:value-type="float">
            <text:p>091</text:p>
          </table:table-cell>
          <table:table-cell table:formula="of:=VLOOKUP([.A60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crush or to grind</text:p>
          </table:table-cell>
          <table:table-cell office:value-type="string" calcext:value-type="string">
            <text:p>'press [grain] in order to break it into very small pieces or powder'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92" calcext:value-type="float">
            <text:p>092</text:p>
          </table:table-cell>
          <table:table-cell table:formula="of:=VLOOKUP([.A60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drin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drink water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93" calcext:value-type="float">
            <text:p>093</text:p>
          </table:table-cell>
          <table:table-cell table:formula="of:=VLOOKUP([.A60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child has eaten the fruit.</text:p>
          </table:table-cell>
          <table:table-cell table:number-columns-repeated="16377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94" calcext:value-type="float">
            <text:p>094</text:p>
          </table:table-cell>
          <table:table-cell table:formula="of:=VLOOKUP([.A608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knead</text:p>
          </table:table-cell>
          <table:table-cell office:value-type="string" calcext:value-type="string">
            <text:p>'press a dough many times with one's hand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Knead the dough for three minutes.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95" calcext:value-type="float">
            <text:p>095</text:p>
          </table:table-cell>
          <table:table-cell table:formula="of:=VLOOKUP([.A609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milk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96" calcext:value-type="float">
            <text:p>096</text:p>
          </table:table-cell>
          <table:table-cell table:formula="of:=VLOOKUP([.A610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peel</text:p>
          </table:table-cell>
          <table:table-cell office:value-type="string" calcext:value-type="string">
            <text:p>'remove the skin from food or vegetable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is knife is good for peeling potatoes.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97" calcext:value-type="float">
            <text:p>097</text:p>
          </table:table-cell>
          <table:table-cell table:formula="of:=VLOOKUP([.A611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roast or fry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5" calcext:value-type="float">
            <text:p>05</text:p>
          </table:table-cell>
          <table:table-cell office:value-type="float" office:value="98" calcext:value-type="float">
            <text:p>098</text:p>
          </table:table-cell>
          <table:table-cell table:formula="of:=VLOOKUP([.A612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scrape</text:p>
          </table:table-cell>
          <table:table-cell office:value-type="string" calcext:value-type="string">
            <text:p>'remove something from a surface, using the edge of a knife, stick, etc.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crape the carrots and slice them thinly.</text:p>
          </table:table-cell>
          <table:table-cell table:number-columns-repeated="16377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99" calcext:value-type="float">
            <text:p>099</text:p>
          </table:table-cell>
          <table:table-cell table:formula="of:=VLOOKUP([.A613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sieve or to strain</text:p>
          </table:table-cell>
          <table:table-cell office:value-type="string" calcext:value-type="string">
            <text:p>'separate solid things from a liquid by pouring the mixture through a sieve (= a container with very small holes in it)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strained the coffee before serving it.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00" calcext:value-type="float">
            <text:p>100</text:p>
          </table:table-cell>
          <table:table-cell table:formula="of:=VLOOKUP([.A614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stir or to mix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01" calcext:value-type="float">
            <text:p>101</text:p>
          </table:table-cell>
          <table:table-cell table:formula="of:=VLOOKUP([.A615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suck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baby is sucking milk.</text:p>
          </table:table-cell>
          <table:table-cell table:number-columns-repeated="16377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102" calcext:value-type="float">
            <text:p>102</text:p>
          </table:table-cell>
          <table:table-cell table:formula="of:=VLOOKUP([.A616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to swal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You need to chew this meat well before you can swallow it.</text:p>
          </table:table-cell>
          <table:table-cell table:number-columns-repeated="16377"/>
        </table:table-row>
        <table:table-row table:style-name="ro5">
          <table:table-cell office:value-type="float" office:value="5" calcext:value-type="float">
            <text:p>05</text:p>
          </table:table-cell>
          <table:table-cell office:value-type="float" office:value="103" calcext:value-type="float">
            <text:p>103</text:p>
          </table:table-cell>
          <table:table-cell table:formula="of:=VLOOKUP([.A617];[TOC.$A$11:.$B$34];2)" office:value-type="string" office:string-value="Food and drink" calcext:value-type="string">
            <text:p>Food and drink</text:p>
          </table:table-cell>
          <table:table-cell office:value-type="string" calcext:value-type="string">
            <text:p>unrip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Unripe bananas have a green colour, whereas ripe bananas are yellow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01</text:p>
          </table:table-cell>
          <table:table-cell table:formula="of:=VLOOKUP([.A618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(woman's) dress</text:p>
          </table:table-cell>
          <table:table-cell office:value-type="string" calcext:value-type="string">
            <text:p>'garment worn by women over the torso extending to the leg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02</text:p>
          </table:table-cell>
          <table:table-cell table:formula="of:=VLOOKUP([.A619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awl</text:p>
          </table:table-cell>
          <table:table-cell office:value-type="string" calcext:value-type="string">
            <text:p>'pointed tool for marking or piercing wood or leathe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03</text:p>
          </table:table-cell>
          <table:table-cell table:formula="of:=VLOOKUP([.A620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ba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04</text:p>
          </table:table-cell>
          <table:table-cell table:formula="of:=VLOOKUP([.A621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bea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05</text:p>
          </table:table-cell>
          <table:table-cell table:formula="of:=VLOOKUP([.A622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bel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6" calcext:value-type="float">
            <text:p>006</text:p>
          </table:table-cell>
          <table:table-cell table:formula="of:=VLOOKUP([.A623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boo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07</text:p>
          </table:table-cell>
          <table:table-cell table:formula="of:=VLOOKUP([.A624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bracel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he wore a solid gold bracelet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08</text:p>
          </table:table-cell>
          <table:table-cell table:formula="of:=VLOOKUP([.A625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bru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used the brush to thoroughly brush his hair.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09</text:p>
          </table:table-cell>
          <table:table-cell table:formula="of:=VLOOKUP([.A626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butt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010</text:p>
          </table:table-cell>
          <table:table-cell table:formula="of:=VLOOKUP([.A627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cloa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011</text:p>
          </table:table-cell>
          <table:table-cell table:formula="of:=VLOOKUP([.A628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cloth</text:p>
          </table:table-cell>
          <table:table-cell office:value-type="string" calcext:value-type="string">
            <text:p>'woven fabric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012</text:p>
          </table:table-cell>
          <table:table-cell table:formula="of:=VLOOKUP([.A629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clothing or clothe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3" calcext:value-type="float">
            <text:p>013</text:p>
          </table:table-cell>
          <table:table-cell table:formula="of:=VLOOKUP([.A630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co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4" calcext:value-type="float">
            <text:p>014</text:p>
          </table:table-cell>
          <table:table-cell table:formula="of:=VLOOKUP([.A631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coll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5" calcext:value-type="float">
            <text:p>015</text:p>
          </table:table-cell>
          <table:table-cell table:formula="of:=VLOOKUP([.A632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comb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6" calcext:value-type="float">
            <text:p>016</text:p>
          </table:table-cell>
          <table:table-cell table:formula="of:=VLOOKUP([.A633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cott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17" calcext:value-type="float">
            <text:p>017</text:p>
          </table:table-cell>
          <table:table-cell table:formula="of:=VLOOKUP([.A634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earr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pirate wore one earring.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8" calcext:value-type="float">
            <text:p>018</text:p>
          </table:table-cell>
          <table:table-cell table:formula="of:=VLOOKUP([.A635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fel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9" calcext:value-type="float">
            <text:p>019</text:p>
          </table:table-cell>
          <table:table-cell table:formula="of:=VLOOKUP([.A636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frin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0" calcext:value-type="float">
            <text:p>020</text:p>
          </table:table-cell>
          <table:table-cell table:formula="of:=VLOOKUP([.A637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fu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1" calcext:value-type="float">
            <text:p>021</text:p>
          </table:table-cell>
          <table:table-cell table:formula="of:=VLOOKUP([.A638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glo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2" calcext:value-type="float">
            <text:p>022</text:p>
          </table:table-cell>
          <table:table-cell table:formula="of:=VLOOKUP([.A639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grass-skir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3" calcext:value-type="float">
            <text:p>023</text:p>
          </table:table-cell>
          <table:table-cell table:formula="of:=VLOOKUP([.A640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handkerchief or ra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4" calcext:value-type="float">
            <text:p>024</text:p>
          </table:table-cell>
          <table:table-cell table:formula="of:=VLOOKUP([.A641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hat or ca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25" calcext:value-type="float">
            <text:p>025</text:p>
          </table:table-cell>
          <table:table-cell table:formula="of:=VLOOKUP([.A642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headband or headdres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6" calcext:value-type="float">
            <text:p>026</text:p>
          </table:table-cell>
          <table:table-cell table:formula="of:=VLOOKUP([.A643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jew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7" calcext:value-type="float">
            <text:p>027</text:p>
          </table:table-cell>
          <table:table-cell table:formula="of:=VLOOKUP([.A644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leat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8" calcext:value-type="float">
            <text:p>028</text:p>
          </table:table-cell>
          <table:table-cell table:formula="of:=VLOOKUP([.A645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leg ban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9" calcext:value-type="float">
            <text:p>029</text:p>
          </table:table-cell>
          <table:table-cell table:formula="of:=VLOOKUP([.A646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linen</text:p>
          </table:table-cell>
          <table:table-cell office:value-type="string" calcext:value-type="string">
            <text:p>'fabric woven of flax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0" calcext:value-type="float">
            <text:p>030</text:p>
          </table:table-cell>
          <table:table-cell table:formula="of:=VLOOKUP([.A647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loo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6" calcext:value-type="float">
            <text:p>06</text:p>
          </table:table-cell>
          <table:table-cell office:value-type="float" office:value="31" calcext:value-type="float">
            <text:p>031</text:p>
          </table:table-cell>
          <table:table-cell table:formula="of:=VLOOKUP([.A648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mirr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looked at himself in the mirror that hung on the wall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32" calcext:value-type="float">
            <text:p>032</text:p>
          </table:table-cell>
          <table:table-cell table:formula="of:=VLOOKUP([.A649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neckl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r necklace was made of pearls and coral.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3" calcext:value-type="float">
            <text:p>033</text:p>
          </table:table-cell>
          <table:table-cell table:formula="of:=VLOOKUP([.A650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needle(1)</text:p>
          </table:table-cell>
          <table:table-cell office:value-type="string" calcext:value-type="string">
            <text:p>(for sewing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4" calcext:value-type="float">
            <text:p>034</text:p>
          </table:table-cell>
          <table:table-cell table:formula="of:=VLOOKUP([.A651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ointm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35" calcext:value-type="float">
            <text:p>035</text:p>
          </table:table-cell>
          <table:table-cell table:formula="of:=VLOOKUP([.A652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ornament or adorn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r hair was adorned with silver oranments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36" calcext:value-type="float">
            <text:p>036</text:p>
          </table:table-cell>
          <table:table-cell table:formula="of:=VLOOKUP([.A653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p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torn shirt was held together by pins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37" calcext:value-type="float">
            <text:p>037</text:p>
          </table:table-cell>
          <table:table-cell table:formula="of:=VLOOKUP([.A654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plait/braid</text:p>
          </table:table-cell>
          <table:table-cell office:value-type="string" calcext:value-type="string">
            <text:p>‘a length of hair that has been separated into three parts and then woven together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38" calcext:value-type="float">
            <text:p>038</text:p>
          </table:table-cell>
          <table:table-cell table:formula="of:=VLOOKUP([.A655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pocket</text:p>
          </table:table-cell>
          <table:table-cell office:value-type="string" calcext:value-type="string">
            <text:p>(in a garmen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 put the money in his shirt pocket.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9" calcext:value-type="float">
            <text:p>039</text:p>
          </table:table-cell>
          <table:table-cell table:formula="of:=VLOOKUP([.A656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pompo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0" calcext:value-type="float">
            <text:p>040</text:p>
          </table:table-cell>
          <table:table-cell table:formula="of:=VLOOKUP([.A657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ponch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41" calcext:value-type="float">
            <text:p>041</text:p>
          </table:table-cell>
          <table:table-cell table:formula="of:=VLOOKUP([.A658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raz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hile he was shaving the razor cut his face.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2" calcext:value-type="float">
            <text:p>042</text:p>
          </table:table-cell>
          <table:table-cell table:formula="of:=VLOOKUP([.A659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ring</text:p>
          </table:table-cell>
          <table:table-cell office:value-type="string" calcext:value-type="string">
            <text:p>(for finger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3" calcext:value-type="float">
            <text:p>043</text:p>
          </table:table-cell>
          <table:table-cell table:formula="of:=VLOOKUP([.A660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anda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4" calcext:value-type="float">
            <text:p>044</text:p>
          </table:table-cell>
          <table:table-cell table:formula="of:=VLOOKUP([.A661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hir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5" calcext:value-type="float">
            <text:p>045</text:p>
          </table:table-cell>
          <table:table-cell table:formula="of:=VLOOKUP([.A662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ho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6" calcext:value-type="float">
            <text:p>046</text:p>
          </table:table-cell>
          <table:table-cell table:formula="of:=VLOOKUP([.A663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hoemak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7" calcext:value-type="float">
            <text:p>047</text:p>
          </table:table-cell>
          <table:table-cell table:formula="of:=VLOOKUP([.A664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il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8" calcext:value-type="float">
            <text:p>048</text:p>
          </table:table-cell>
          <table:table-cell table:formula="of:=VLOOKUP([.A665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kir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9" calcext:value-type="float">
            <text:p>049</text:p>
          </table:table-cell>
          <table:table-cell table:formula="of:=VLOOKUP([.A666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lee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0" calcext:value-type="float">
            <text:p>050</text:p>
          </table:table-cell>
          <table:table-cell table:formula="of:=VLOOKUP([.A667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mo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6" calcext:value-type="float">
            <text:p>06</text:p>
          </table:table-cell>
          <table:table-cell office:value-type="float" office:value="51" calcext:value-type="float">
            <text:p>051</text:p>
          </table:table-cell>
          <table:table-cell table:formula="of:=VLOOKUP([.A668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nowsho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he put on her snowshoes before going out into the cold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52" calcext:value-type="float">
            <text:p>052</text:p>
          </table:table-cell>
          <table:table-cell table:formula="of:=VLOOKUP([.A669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oa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 bar of soap was placed by the sink.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3" calcext:value-type="float">
            <text:p>053</text:p>
          </table:table-cell>
          <table:table-cell table:formula="of:=VLOOKUP([.A670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ock or stocki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4" calcext:value-type="float">
            <text:p>054</text:p>
          </table:table-cell>
          <table:table-cell table:formula="of:=VLOOKUP([.A671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pindle</text:p>
          </table:table-cell>
          <table:table-cell office:value-type="string" calcext:value-type="string">
            <text:p>'a stick used in spinning fiber into thread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5" calcext:value-type="float">
            <text:p>055</text:p>
          </table:table-cell>
          <table:table-cell table:formula="of:=VLOOKUP([.A672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style or fash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6" calcext:value-type="float">
            <text:p>056</text:p>
          </table:table-cell>
          <table:table-cell table:formula="of:=VLOOKUP([.A673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tailo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7" calcext:value-type="float">
            <text:p>057</text:p>
          </table:table-cell>
          <table:table-cell table:formula="of:=VLOOKUP([.A674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tatto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8" calcext:value-type="float">
            <text:p>058</text:p>
          </table:table-cell>
          <table:table-cell table:formula="of:=VLOOKUP([.A675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threa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9" calcext:value-type="float">
            <text:p>059</text:p>
          </table:table-cell>
          <table:table-cell table:formula="of:=VLOOKUP([.A676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tow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60" calcext:value-type="float">
            <text:p>060</text:p>
          </table:table-cell>
          <table:table-cell table:formula="of:=VLOOKUP([.A677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trouser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6" calcext:value-type="float">
            <text:p>06</text:p>
          </table:table-cell>
          <table:table-cell office:value-type="float" office:value="61" calcext:value-type="float">
            <text:p>061</text:p>
          </table:table-cell>
          <table:table-cell table:formula="of:=VLOOKUP([.A678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ve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During the wedding the bride wore a veil that hid her face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62" calcext:value-type="float">
            <text:p>062</text:p>
          </table:table-cell>
          <table:table-cell table:formula="of:=VLOOKUP([.A679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he woo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63" calcext:value-type="float">
            <text:p>063</text:p>
          </table:table-cell>
          <table:table-cell table:formula="of:=VLOOKUP([.A680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o dy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weaver dyed the cloth bright red.</text:p>
          </table:table-cell>
          <table:table-cell table:number-columns-repeated="16377"/>
        </table:table-row>
        <table:table-row table:style-name="ro9">
          <table:table-cell office:value-type="float" office:value="6" calcext:value-type="float">
            <text:p>06</text:p>
          </table:table-cell>
          <table:table-cell office:value-type="float" office:value="64" calcext:value-type="float">
            <text:p>064</text:p>
          </table:table-cell>
          <table:table-cell table:formula="of:=VLOOKUP([.A681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o put on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child can already put on his clothes by himself.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65" calcext:value-type="float">
            <text:p>065</text:p>
          </table:table-cell>
          <table:table-cell table:formula="of:=VLOOKUP([.A682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o sew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66" calcext:value-type="float">
            <text:p>066</text:p>
          </table:table-cell>
          <table:table-cell table:formula="of:=VLOOKUP([.A683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o spin</text:p>
          </table:table-cell>
          <table:table-cell office:value-type="string" calcext:value-type="string">
            <text:p>'to draw out and twist fiber into thread'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67" calcext:value-type="float">
            <text:p>067</text:p>
          </table:table-cell>
          <table:table-cell table:formula="of:=VLOOKUP([.A684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o wear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6" calcext:value-type="float">
            <text:p>06</text:p>
          </table:table-cell>
          <table:table-cell office:value-type="float" office:value="68" calcext:value-type="float">
            <text:p>068</text:p>
          </table:table-cell>
          <table:table-cell table:formula="of:=VLOOKUP([.A685];[TOC.$A$11:.$B$34];2)" office:value-type="string" office:string-value="Clothing and grooming" calcext:value-type="string">
            <text:p>Clothing and grooming</text:p>
          </table:table-cell>
          <table:table-cell office:value-type="string" calcext:value-type="string">
            <text:p>to wea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village women weave cloth from cotton thread.</text:p>
          </table:table-cell>
          <table:table-cell table:number-columns-repeated="16377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1" calcext:value-type="float">
            <text:p>001</text:p>
          </table:table-cell>
          <table:table-cell table:formula="of:=VLOOKUP([.A686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adobe</text:p>
          </table:table-cell>
          <table:table-cell office:value-type="string" calcext:value-type="string">
            <text:p>‘earth and straw that are made into bricks for building house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02</text:p>
          </table:table-cell>
          <table:table-cell table:formula="of:=VLOOKUP([.A687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ar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03</text:p>
          </table:table-cell>
          <table:table-cell table:formula="of:=VLOOKUP([.A688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bea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04</text:p>
          </table:table-cell>
          <table:table-cell table:formula="of:=VLOOKUP([.A689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be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05</text:p>
          </table:table-cell>
          <table:table-cell table:formula="of:=VLOOKUP([.A690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ben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06</text:p>
          </table:table-cell>
          <table:table-cell table:formula="of:=VLOOKUP([.A691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blank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7" calcext:value-type="float">
            <text:p>007</text:p>
          </table:table-cell>
          <table:table-cell table:formula="of:=VLOOKUP([.A692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boa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08</text:p>
          </table:table-cell>
          <table:table-cell table:formula="of:=VLOOKUP([.A693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bri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09</text:p>
          </table:table-cell>
          <table:table-cell table:formula="of:=VLOOKUP([.A694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cam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nomads built a camp in which they would stay for a week.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010</text:p>
          </table:table-cell>
          <table:table-cell table:formula="of:=VLOOKUP([.A695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cand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011</text:p>
          </table:table-cell>
          <table:table-cell table:formula="of:=VLOOKUP([.A696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ca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2" calcext:value-type="float">
            <text:p>012</text:p>
          </table:table-cell>
          <table:table-cell table:formula="of:=VLOOKUP([.A697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chai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3" calcext:value-type="float">
            <text:p>013</text:p>
          </table:table-cell>
          <table:table-cell table:formula="of:=VLOOKUP([.A698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chimne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4" calcext:value-type="float">
            <text:p>014</text:p>
          </table:table-cell>
          <table:table-cell table:formula="of:=VLOOKUP([.A699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cookh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5" calcext:value-type="float">
            <text:p>015</text:p>
          </table:table-cell>
          <table:table-cell table:formula="of:=VLOOKUP([.A700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door or ga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6" calcext:value-type="float">
            <text:p>016</text:p>
          </table:table-cell>
          <table:table-cell table:formula="of:=VLOOKUP([.A701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doorpost</text:p>
          </table:table-cell>
          <table:table-cell table:style-name="ce13" office:value-type="string" calcext:value-type="string">
            <text:p>= ‘jamb, side post of a door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7" calcext:value-type="float">
            <text:p>017</text:p>
          </table:table-cell>
          <table:table-cell table:formula="of:=VLOOKUP([.A702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firepla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8" calcext:value-type="float">
            <text:p>018</text:p>
          </table:table-cell>
          <table:table-cell table:formula="of:=VLOOKUP([.A703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floo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9" calcext:value-type="float">
            <text:p>019</text:p>
          </table:table-cell>
          <table:table-cell table:formula="of:=VLOOKUP([.A704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garden-h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0" calcext:value-type="float">
            <text:p>020</text:p>
          </table:table-cell>
          <table:table-cell table:formula="of:=VLOOKUP([.A705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gridd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1" calcext:value-type="float">
            <text:p>021</text:p>
          </table:table-cell>
          <table:table-cell table:formula="of:=VLOOKUP([.A706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guestroo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2" calcext:value-type="float">
            <text:p>022</text:p>
          </table:table-cell>
          <table:table-cell table:formula="of:=VLOOKUP([.A707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hammo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023</text:p>
          </table:table-cell>
          <table:table-cell table:formula="of:=VLOOKUP([.A708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h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4" calcext:value-type="float">
            <text:p>024</text:p>
          </table:table-cell>
          <table:table-cell table:formula="of:=VLOOKUP([.A709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hu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5" calcext:value-type="float">
            <text:p>025</text:p>
          </table:table-cell>
          <table:table-cell table:formula="of:=VLOOKUP([.A710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ke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6" calcext:value-type="float">
            <text:p>026</text:p>
          </table:table-cell>
          <table:table-cell table:formula="of:=VLOOKUP([.A711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ladd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7" calcext:value-type="float">
            <text:p>027</text:p>
          </table:table-cell>
          <table:table-cell table:formula="of:=VLOOKUP([.A712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lamp or tor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8" calcext:value-type="float">
            <text:p>028</text:p>
          </table:table-cell>
          <table:table-cell table:formula="of:=VLOOKUP([.A713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latch or door-bol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9" calcext:value-type="float">
            <text:p>029</text:p>
          </table:table-cell>
          <table:table-cell table:formula="of:=VLOOKUP([.A714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lo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0" calcext:value-type="float">
            <text:p>030</text:p>
          </table:table-cell>
          <table:table-cell table:formula="of:=VLOOKUP([.A715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ma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1" calcext:value-type="float">
            <text:p>031</text:p>
          </table:table-cell>
          <table:table-cell table:formula="of:=VLOOKUP([.A716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meeting h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2" calcext:value-type="float">
            <text:p>032</text:p>
          </table:table-cell>
          <table:table-cell table:formula="of:=VLOOKUP([.A717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men's hou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7" calcext:value-type="float">
            <text:p>07</text:p>
          </table:table-cell>
          <table:table-cell office:value-type="float" office:value="33" calcext:value-type="float">
            <text:p>033</text:p>
          </table:table-cell>
          <table:table-cell table:formula="of:=VLOOKUP([.A718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mortar(2)</text:p>
          </table:table-cell>
          <table:table-cell office:value-type="string" calcext:value-type="string">
            <text:p>'a mixture of lime, sand and water, used in building for joining bricks or stones togethe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4" calcext:value-type="float">
            <text:p>034</text:p>
          </table:table-cell>
          <table:table-cell table:formula="of:=VLOOKUP([.A719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mosquito n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5" calcext:value-type="float">
            <text:p>035</text:p>
          </table:table-cell>
          <table:table-cell table:formula="of:=VLOOKUP([.A720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padlo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6" calcext:value-type="float">
            <text:p>036</text:p>
          </table:table-cell>
          <table:table-cell table:formula="of:=VLOOKUP([.A721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pill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7" calcext:value-type="float">
            <text:p>07</text:p>
          </table:table-cell>
          <table:table-cell office:value-type="float" office:value="37" calcext:value-type="float">
            <text:p>037</text:p>
          </table:table-cell>
          <table:table-cell table:formula="of:=VLOOKUP([.A722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post or pole</text:p>
          </table:table-cell>
          <table:table-cell table:style-name="ce13" office:value-type="string" calcext:value-type="string">
            <text:p>= ‘a strong upright piece of wood, metal etc. that is fixed into the ground, especially to support something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fence post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8" calcext:value-type="float">
            <text:p>038</text:p>
          </table:table-cell>
          <table:table-cell table:formula="of:=VLOOKUP([.A723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rafter</text:p>
          </table:table-cell>
          <table:table-cell office:value-type="string" calcext:value-type="string">
            <text:p>'a horizontal beam that supports the roof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9" calcext:value-type="float">
            <text:p>039</text:p>
          </table:table-cell>
          <table:table-cell table:formula="of:=VLOOKUP([.A724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ridgepole</text:p>
          </table:table-cell>
          <table:table-cell office:value-type="string" calcext:value-type="string">
            <text:p>'the highest horizontal beam in a roof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0" calcext:value-type="float">
            <text:p>040</text:p>
          </table:table-cell>
          <table:table-cell table:formula="of:=VLOOKUP([.A725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roo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1" calcext:value-type="float">
            <text:p>041</text:p>
          </table:table-cell>
          <table:table-cell table:formula="of:=VLOOKUP([.A726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roof ti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2" calcext:value-type="float">
            <text:p>042</text:p>
          </table:table-cell>
          <table:table-cell table:formula="of:=VLOOKUP([.A727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roo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7" calcext:value-type="float">
            <text:p>07</text:p>
          </table:table-cell>
          <table:table-cell office:value-type="float" office:value="43" calcext:value-type="float">
            <text:p>043</text:p>
          </table:table-cell>
          <table:table-cell table:formula="of:=VLOOKUP([.A728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shelf</text:p>
          </table:table-cell>
          <table:table-cell office:value-type="string" calcext:value-type="string">
            <text:p>‘a long flat narrow board fixed onto a wall or in a frame or cupboard, used for putting things on or stroing things on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ut it back on the top shelf.</text:p>
          </table:table-cell>
          <table:table-cell table:number-columns-repeated="16377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44" calcext:value-type="float">
            <text:p>044</text:p>
          </table:table-cell>
          <table:table-cell table:formula="of:=VLOOKUP([.A729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sto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he put the kettle on the stove and lit the fire.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5" calcext:value-type="float">
            <text:p>045</text:p>
          </table:table-cell>
          <table:table-cell table:formula="of:=VLOOKUP([.A730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tab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6" calcext:value-type="float">
            <text:p>046</text:p>
          </table:table-cell>
          <table:table-cell table:formula="of:=VLOOKUP([.A731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t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47" calcext:value-type="float">
            <text:p>047</text:p>
          </table:table-cell>
          <table:table-cell table:formula="of:=VLOOKUP([.A732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thatch</text:p>
          </table:table-cell>
          <table:table-cell office:value-type="string" calcext:value-type="string">
            <text:p>‘natural roofing material such as straw, reeds, leaves, etc.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48" calcext:value-type="float">
            <text:p>048</text:p>
          </table:table-cell>
          <table:table-cell table:formula="of:=VLOOKUP([.A733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trough</text:p>
          </table:table-cell>
          <table:table-cell office:value-type="string" calcext:value-type="string">
            <text:p>‘a long narrow open container that holds water or food for animal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49" calcext:value-type="float">
            <text:p>049</text:p>
          </table:table-cell>
          <table:table-cell table:formula="of:=VLOOKUP([.A734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w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walls of our house are very thick.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0" calcext:value-type="float">
            <text:p>050</text:p>
          </table:table-cell>
          <table:table-cell table:formula="of:=VLOOKUP([.A735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wind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51" calcext:value-type="float">
            <text:p>051</text:p>
          </table:table-cell>
          <table:table-cell table:formula="of:=VLOOKUP([.A736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he yard or court</text:p>
          </table:table-cell>
          <table:table-cell office:value-type="string" calcext:value-type="string">
            <text:p>‘enclosed area atttached to a house, whether outside or an inner court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52" calcext:value-type="float">
            <text:p>052</text:p>
          </table:table-cell>
          <table:table-cell table:formula="of:=VLOOKUP([.A737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'dwell, reside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 family of five lives in that large house.</text:p>
          </table:table-cell>
          <table:table-cell table:number-columns-repeated="16377"/>
        </table:table-row>
        <table:table-row table:style-name="ro9">
          <table:table-cell office:value-type="float" office:value="7" calcext:value-type="float">
            <text:p>07</text:p>
          </table:table-cell>
          <table:table-cell office:value-type="float" office:value="53" calcext:value-type="float">
            <text:p>053</text:p>
          </table:table-cell>
          <table:table-cell table:formula="of:=VLOOKUP([.A738];[TOC.$A$11:.$B$34];2)" office:value-type="string" office:string-value="The house" calcext:value-type="string">
            <text:p>The house</text:p>
          </table:table-cell>
          <table:table-cell office:value-type="string" calcext:value-type="string">
            <text:p>to tan</text:p>
          </table:table-cell>
          <table:table-cell office:value-type="string" calcext:value-type="string">
            <text:p>‘to make animal skin into leather by by treating it with tannin (=a kind of acid)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an hides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01</text:p>
          </table:table-cell>
          <table:table-cell table:formula="of:=VLOOKUP([.A73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acor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02</text:p>
          </table:table-cell>
          <table:table-cell table:formula="of:=VLOOKUP([.A74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almon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03</text:p>
          </table:table-cell>
          <table:table-cell table:formula="of:=VLOOKUP([.A74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amomum</text:p>
          </table:table-cell>
          <table:table-cell office:value-type="string" calcext:value-type="string">
            <text:p>a genus of plants in the ginger family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04</text:p>
          </table:table-cell>
          <table:table-cell table:formula="of:=VLOOKUP([.A74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anatto</text:p>
          </table:table-cell>
          <table:table-cell office:value-type="string" calcext:value-type="string">
            <text:p>a derivative of the achiote trees of tropical regions of the Americas, used to produce a red food coloring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05</text:p>
          </table:table-cell>
          <table:table-cell table:formula="of:=VLOOKUP([.A74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Andean wee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06</text:p>
          </table:table-cell>
          <table:table-cell table:formula="of:=VLOOKUP([.A74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app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07</text:p>
          </table:table-cell>
          <table:table-cell table:formula="of:=VLOOKUP([.A74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ash tr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" calcext:value-type="float">
            <text:p>008</text:p>
          </table:table-cell>
          <table:table-cell table:formula="of:=VLOOKUP([.A74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ambo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09</text:p>
          </table:table-cell>
          <table:table-cell table:formula="of:=VLOOKUP([.A74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anan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monkey peeled the banana and ate it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010</text:p>
          </table:table-cell>
          <table:table-cell table:formula="of:=VLOOKUP([.A74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any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" calcext:value-type="float">
            <text:p>011</text:p>
          </table:table-cell>
          <table:table-cell table:formula="of:=VLOOKUP([.A74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ar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" calcext:value-type="float">
            <text:p>012</text:p>
          </table:table-cell>
          <table:table-cell table:formula="of:=VLOOKUP([.A75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arle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3" calcext:value-type="float">
            <text:p>013</text:p>
          </table:table-cell>
          <table:table-cell table:formula="of:=VLOOKUP([.A75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ee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4" calcext:value-type="float">
            <text:p>014</text:p>
          </table:table-cell>
          <table:table-cell table:formula="of:=VLOOKUP([.A75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ir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5" calcext:value-type="float">
            <text:p>015</text:p>
          </table:table-cell>
          <table:table-cell table:formula="of:=VLOOKUP([.A75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lack tree dy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6" calcext:value-type="float">
            <text:p>016</text:p>
          </table:table-cell>
          <table:table-cell table:formula="of:=VLOOKUP([.A75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ran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7" calcext:value-type="float">
            <text:p>017</text:p>
          </table:table-cell>
          <table:table-cell table:formula="of:=VLOOKUP([.A75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roccoli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8" calcext:value-type="float">
            <text:p>018</text:p>
          </table:table-cell>
          <table:table-cell table:formula="of:=VLOOKUP([.A75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bromeli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9" calcext:value-type="float">
            <text:p>019</text:p>
          </table:table-cell>
          <table:table-cell table:formula="of:=VLOOKUP([.A75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arro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0" calcext:value-type="float">
            <text:p>020</text:p>
          </table:table-cell>
          <table:table-cell table:formula="of:=VLOOKUP([.A75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ashe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21" calcext:value-type="float">
            <text:p>021</text:p>
          </table:table-cell>
          <table:table-cell table:formula="of:=VLOOKUP([.A75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assava/manioc</text:p>
          </table:table-cell>
          <table:table-cell office:value-type="string" calcext:value-type="string">
            <text:p>(the tuber, rather than its plant or product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 grew cassava/manioc to feed his family.</text:p>
          </table:table-cell>
          <table:table-cell table:number-columns-repeated="16377"/>
        </table:table-row>
        <table:table-row table:style-name="ro7">
          <table:table-cell office:value-type="float" office:value="8" calcext:value-type="float">
            <text:p>08</text:p>
          </table:table-cell>
          <table:table-cell office:value-type="float" office:value="22" calcext:value-type="float">
            <text:p>022</text:p>
          </table:table-cell>
          <table:table-cell table:formula="of:=VLOOKUP([.A76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hinese rice flower</text:p>
          </table:table-cell>
          <table:table-cell office:value-type="string" calcext:value-type="string">
            <text:p>(Aglaia odorata), a shrub or small tree in the mahogany family, from south China and Indo-China, grown ornamentally for the handsome leaves and fragrant flowers, which are tiny, round, and yellow; clusters of them are used for lei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23" calcext:value-type="float">
            <text:p>023</text:p>
          </table:table-cell>
          <table:table-cell table:formula="of:=VLOOKUP([.A76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itrus fru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24" calcext:value-type="float">
            <text:p>024</text:p>
          </table:table-cell>
          <table:table-cell table:formula="of:=VLOOKUP([.A76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oconut</text:p>
          </table:table-cell>
          <table:table-cell office:value-type="string" calcext:value-type="string">
            <text:p>(fruit, not tre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y picked a green coconut and drank its juice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5" calcext:value-type="float">
            <text:p>025</text:p>
          </table:table-cell>
          <table:table-cell table:formula="of:=VLOOKUP([.A76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one</text:p>
          </table:table-cell>
          <table:table-cell office:value-type="string" calcext:value-type="string">
            <text:p>‘fruit of a pine or fir tree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6" calcext:value-type="float">
            <text:p>026</text:p>
          </table:table-cell>
          <table:table-cell table:formula="of:=VLOOKUP([.A76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oniferous tr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7" calcext:value-type="float">
            <text:p>027</text:p>
          </table:table-cell>
          <table:table-cell table:formula="of:=VLOOKUP([.A76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ottontr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28" calcext:value-type="float">
            <text:p>028</text:p>
          </table:table-cell>
          <table:table-cell table:formula="of:=VLOOKUP([.A76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creeper</text:p>
          </table:table-cell>
          <table:table-cell office:value-type="string" calcext:value-type="string">
            <text:p>specifically, an odorant plant that gorws in the bleak plateaus. sp. Micromeria nubigena.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29" calcext:value-type="float">
            <text:p>029</text:p>
          </table:table-cell>
          <table:table-cell table:formula="of:=VLOOKUP([.A76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digging stick (=yamstick)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30" calcext:value-type="float">
            <text:p>030</text:p>
          </table:table-cell>
          <table:table-cell table:formula="of:=VLOOKUP([.A76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ditch</text:p>
          </table:table-cell>
          <table:table-cell office:value-type="string" calcext:value-type="string">
            <text:p>‘a long narrow hole cut into the ground at the side of a field, road etc., especially for water to flow through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31" calcext:value-type="float">
            <text:p>031</text:p>
          </table:table-cell>
          <table:table-cell table:formula="of:=VLOOKUP([.A76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du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oil is fertilized with animals dung</text:p>
          </table:table-cell>
          <table:table-cell table:number-columns-repeated="16377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32" calcext:value-type="float">
            <text:p>032</text:p>
          </table:table-cell>
          <table:table-cell table:formula="of:=VLOOKUP([.A77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arm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poor farmer did not own the land he cultivated.</text:p>
          </table:table-cell>
          <table:table-cell table:number-columns-repeated="16377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33" calcext:value-type="float">
            <text:p>033</text:p>
          </table:table-cell>
          <table:table-cell table:formula="of:=VLOOKUP([.A77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en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34" calcext:value-type="float">
            <text:p>034</text:p>
          </table:table-cell>
          <table:table-cell table:formula="of:=VLOOKUP([.A77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ield</text:p>
          </table:table-cell>
          <table:table-cell office:value-type="string" calcext:value-type="string">
            <text:p>(for cultivatio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eld was planted with cabbage.</text:p>
          </table:table-cell>
          <table:table-cell table:number-columns-repeated="16377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35" calcext:value-type="float">
            <text:p>035</text:p>
          </table:table-cell>
          <table:table-cell table:formula="of:=VLOOKUP([.A77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i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36" calcext:value-type="float">
            <text:p>036</text:p>
          </table:table-cell>
          <table:table-cell table:formula="of:=VLOOKUP([.A77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ish poison</text:p>
          </table:table-cell>
          <table:table-cell office:value-type="string" calcext:value-type="string">
            <text:p>(in Amazonia, a kind of root is apparently used as fish poison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7" calcext:value-type="float">
            <text:p>037</text:p>
          </table:table-cell>
          <table:table-cell table:formula="of:=VLOOKUP([.A77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low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8" calcext:value-type="float">
            <text:p>038</text:p>
          </table:table-cell>
          <table:table-cell table:formula="of:=VLOOKUP([.A77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ork(2)/pitchfor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9" calcext:value-type="float">
            <text:p>039</text:p>
          </table:table-cell>
          <table:table-cell table:formula="of:=VLOOKUP([.A77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orked bran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0" calcext:value-type="float">
            <text:p>040</text:p>
          </table:table-cell>
          <table:table-cell table:formula="of:=VLOOKUP([.A77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furr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41" calcext:value-type="float">
            <text:p>041</text:p>
          </table:table-cell>
          <table:table-cell table:formula="of:=VLOOKUP([.A77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gard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ehind the house was a garden where the family grew vegetables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2" calcext:value-type="float">
            <text:p>042</text:p>
          </table:table-cell>
          <table:table-cell table:formula="of:=VLOOKUP([.A78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gou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3" calcext:value-type="float">
            <text:p>043</text:p>
          </table:table-cell>
          <table:table-cell table:formula="of:=VLOOKUP([.A78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grain</text:p>
          </table:table-cell>
          <table:table-cell office:value-type="string" calcext:value-type="string">
            <text:p>(barley, oats, etc.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44" calcext:value-type="float">
            <text:p>044</text:p>
          </table:table-cell>
          <table:table-cell table:formula="of:=VLOOKUP([.A78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gra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Green grass was growing in the forest clearing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5" calcext:value-type="float">
            <text:p>045</text:p>
          </table:table-cell>
          <table:table-cell table:formula="of:=VLOOKUP([.A78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guav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6" calcext:value-type="float">
            <text:p>046</text:p>
          </table:table-cell>
          <table:table-cell table:formula="of:=VLOOKUP([.A78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harve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7" calcext:value-type="float">
            <text:p>047</text:p>
          </table:table-cell>
          <table:table-cell table:formula="of:=VLOOKUP([.A78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ha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48" calcext:value-type="float">
            <text:p>048</text:p>
          </table:table-cell>
          <table:table-cell table:formula="of:=VLOOKUP([.A78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hoe</text:p>
          </table:table-cell>
          <table:table-cell office:value-type="string" calcext:value-type="string">
            <text:p>'tool with handle and blade with two or more prongs used for weeding, raking, etc.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49" calcext:value-type="float">
            <text:p>049</text:p>
          </table:table-cell>
          <table:table-cell table:formula="of:=VLOOKUP([.A78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jarill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6">
          <table:table-cell office:value-type="float" office:value="8" calcext:value-type="float">
            <text:p>08</text:p>
          </table:table-cell>
          <table:table-cell office:value-type="float" office:value="50" calcext:value-type="float">
            <text:p>050</text:p>
          </table:table-cell>
          <table:table-cell table:formula="of:=VLOOKUP([.A78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jowar</text:p>
          </table:table-cell>
          <table:table-cell office:value-type="string" calcext:value-type="string">
            <text:p>Sorghum is a genus of numerous species of grasses, some of which are raised for grain and many of which are used as fodder plant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1" calcext:value-type="float">
            <text:p>051</text:p>
          </table:table-cell>
          <table:table-cell table:formula="of:=VLOOKUP([.A78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kohlrabi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2" calcext:value-type="float">
            <text:p>052</text:p>
          </table:table-cell>
          <table:table-cell table:formula="of:=VLOOKUP([.A79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larch</text:p>
          </table:table-cell>
          <table:table-cell office:value-type="string" calcext:value-type="string">
            <text:p>a tree (Larix) of the pine family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3" calcext:value-type="float">
            <text:p>053</text:p>
          </table:table-cell>
          <table:table-cell table:formula="of:=VLOOKUP([.A79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lass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4" calcext:value-type="float">
            <text:p>054</text:p>
          </table:table-cell>
          <table:table-cell table:formula="of:=VLOOKUP([.A79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lea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5" calcext:value-type="float">
            <text:p>055</text:p>
          </table:table-cell>
          <table:table-cell table:formula="of:=VLOOKUP([.A79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lian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6" calcext:value-type="float">
            <text:p>056</text:p>
          </table:table-cell>
          <table:table-cell table:formula="of:=VLOOKUP([.A79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lima bean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57" calcext:value-type="float">
            <text:p>057</text:p>
          </table:table-cell>
          <table:table-cell table:formula="of:=VLOOKUP([.A79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lupin</text:p>
          </table:table-cell>
          <table:table-cell office:value-type="string" calcext:value-type="string">
            <text:p>any plant of the genus Lupin; bearing erect spikes of usually purplish-blue flower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58" calcext:value-type="float">
            <text:p>058</text:p>
          </table:table-cell>
          <table:table-cell table:formula="of:=VLOOKUP([.A79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aize/cor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bought corn-on-the-cob from the vendor in the park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9" calcext:value-type="float">
            <text:p>059</text:p>
          </table:table-cell>
          <table:table-cell table:formula="of:=VLOOKUP([.A79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amuelchoique</text:p>
          </table:table-cell>
          <table:table-cell office:value-type="string" calcext:value-type="string">
            <text:p>k.o. shrub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0" calcext:value-type="float">
            <text:p>060</text:p>
          </table:table-cell>
          <table:table-cell table:formula="of:=VLOOKUP([.A79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ang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1" calcext:value-type="float">
            <text:p>061</text:p>
          </table:table-cell>
          <table:table-cell table:formula="of:=VLOOKUP([.A79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angro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2" calcext:value-type="float">
            <text:p>062</text:p>
          </table:table-cell>
          <table:table-cell table:formula="of:=VLOOKUP([.A80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el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3" calcext:value-type="float">
            <text:p>063</text:p>
          </table:table-cell>
          <table:table-cell table:formula="of:=VLOOKUP([.A80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ill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4" calcext:value-type="float">
            <text:p>064</text:p>
          </table:table-cell>
          <table:table-cell table:formula="of:=VLOOKUP([.A80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illet or sorghu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5" calcext:value-type="float">
            <text:p>065</text:p>
          </table:table-cell>
          <table:table-cell table:formula="of:=VLOOKUP([.A80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ortiño</text:p>
          </table:table-cell>
          <table:table-cell office:value-type="string" calcext:value-type="string">
            <text:p>Vaccinium mortinia, a dark red berry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6" calcext:value-type="float">
            <text:p>066</text:p>
          </table:table-cell>
          <table:table-cell table:formula="of:=VLOOKUP([.A80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mushroo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7" calcext:value-type="float">
            <text:p>067</text:p>
          </table:table-cell>
          <table:table-cell table:formula="of:=VLOOKUP([.A80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needle(2)</text:p>
          </table:table-cell>
          <table:table-cell office:value-type="string" calcext:value-type="string">
            <text:p>‘needle of coniferous tree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8" calcext:value-type="float">
            <text:p>068</text:p>
          </table:table-cell>
          <table:table-cell table:formula="of:=VLOOKUP([.A80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nett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9" calcext:value-type="float">
            <text:p>069</text:p>
          </table:table-cell>
          <table:table-cell table:formula="of:=VLOOKUP([.A80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oa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0" calcext:value-type="float">
            <text:p>070</text:p>
          </table:table-cell>
          <table:table-cell table:formula="of:=VLOOKUP([.A80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oat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1" calcext:value-type="float">
            <text:p>071</text:p>
          </table:table-cell>
          <table:table-cell table:formula="of:=VLOOKUP([.A80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on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2" calcext:value-type="float">
            <text:p>072</text:p>
          </table:table-cell>
          <table:table-cell table:formula="of:=VLOOKUP([.A81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oran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73" calcext:value-type="float">
            <text:p>073</text:p>
          </table:table-cell>
          <table:table-cell table:formula="of:=VLOOKUP([.A81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addy</text:p>
          </table:table-cell>
          <table:table-cell office:value-type="string" calcext:value-type="string">
            <text:p>'wet land in which rice is grown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ddy provided rice for the entire village.</text:p>
          </table:table-cell>
          <table:table-cell table:number-columns-repeated="16377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74" calcext:value-type="float">
            <text:p>074</text:p>
          </table:table-cell>
          <table:table-cell table:formula="of:=VLOOKUP([.A81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alm tr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Dates grow on palm trees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5" calcext:value-type="float">
            <text:p>075</text:p>
          </table:table-cell>
          <table:table-cell table:formula="of:=VLOOKUP([.A81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e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6" calcext:value-type="float">
            <text:p>076</text:p>
          </table:table-cell>
          <table:table-cell table:formula="of:=VLOOKUP([.A81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e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7" calcext:value-type="float">
            <text:p>077</text:p>
          </table:table-cell>
          <table:table-cell table:formula="of:=VLOOKUP([.A81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8" calcext:value-type="float">
            <text:p>078</text:p>
          </table:table-cell>
          <table:table-cell table:formula="of:=VLOOKUP([.A81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ineapp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9" calcext:value-type="float">
            <text:p>079</text:p>
          </table:table-cell>
          <table:table-cell table:formula="of:=VLOOKUP([.A81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ipe</text:p>
          </table:table-cell>
          <table:table-cell office:value-type="string" calcext:value-type="string">
            <text:p>(for smoking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0" calcext:value-type="float">
            <text:p>080</text:p>
          </table:table-cell>
          <table:table-cell table:formula="of:=VLOOKUP([.A81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la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1" calcext:value-type="float">
            <text:p>081</text:p>
          </table:table-cell>
          <table:table-cell table:formula="of:=VLOOKUP([.A81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lu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2" calcext:value-type="float">
            <text:p>082</text:p>
          </table:table-cell>
          <table:table-cell table:formula="of:=VLOOKUP([.A82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pumpkin or squas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3" calcext:value-type="float">
            <text:p>083</text:p>
          </table:table-cell>
          <table:table-cell table:formula="of:=VLOOKUP([.A82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rak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4" calcext:value-type="float">
            <text:p>084</text:p>
          </table:table-cell>
          <table:table-cell table:formula="of:=VLOOKUP([.A82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ree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85" calcext:value-type="float">
            <text:p>085</text:p>
          </table:table-cell>
          <table:table-cell table:formula="of:=VLOOKUP([.A82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rice</text:p>
          </table:table-cell>
          <table:table-cell office:value-type="string" calcext:value-type="string">
            <text:p>‘cooked rice as a meal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y ate their rice with the stew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6" calcext:value-type="float">
            <text:p>086</text:p>
          </table:table-cell>
          <table:table-cell table:formula="of:=VLOOKUP([.A82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roo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7" calcext:value-type="float">
            <text:p>087</text:p>
          </table:table-cell>
          <table:table-cell table:formula="of:=VLOOKUP([.A82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rubber tr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8" calcext:value-type="float">
            <text:p>088</text:p>
          </table:table-cell>
          <table:table-cell table:formula="of:=VLOOKUP([.A82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ry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8" calcext:value-type="float">
            <text:p>08</text:p>
          </table:table-cell>
          <table:table-cell office:value-type="float" office:value="89" calcext:value-type="float">
            <text:p>089</text:p>
          </table:table-cell>
          <table:table-cell table:formula="of:=VLOOKUP([.A82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a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armers collected the sap from the maple trees to make syrup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0" calcext:value-type="float">
            <text:p>090</text:p>
          </table:table-cell>
          <table:table-cell table:formula="of:=VLOOKUP([.A82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ee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1" calcext:value-type="float">
            <text:p>091</text:p>
          </table:table-cell>
          <table:table-cell table:formula="of:=VLOOKUP([.A82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ensitive mimos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92" calcext:value-type="float">
            <text:p>092</text:p>
          </table:table-cell>
          <table:table-cell table:formula="of:=VLOOKUP([.A83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hovel</text:p>
          </table:table-cell>
          <table:table-cell office:value-type="string" calcext:value-type="string">
            <text:p>'tool with handle and scoop for lifting and throwing material such as soil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93" calcext:value-type="float">
            <text:p>093</text:p>
          </table:table-cell>
          <table:table-cell table:formula="of:=VLOOKUP([.A83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ickle or scyth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94" calcext:value-type="float">
            <text:p>094</text:p>
          </table:table-cell>
          <table:table-cell table:formula="of:=VLOOKUP([.A83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pade</text:p>
          </table:table-cell>
          <table:table-cell office:value-type="string" calcext:value-type="string">
            <text:p>'tool with handle and blade used for digging in the ground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5" calcext:value-type="float">
            <text:p>095</text:p>
          </table:table-cell>
          <table:table-cell table:formula="of:=VLOOKUP([.A83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tra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6" calcext:value-type="float">
            <text:p>096</text:p>
          </table:table-cell>
          <table:table-cell table:formula="of:=VLOOKUP([.A83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ugar be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7" calcext:value-type="float">
            <text:p>097</text:p>
          </table:table-cell>
          <table:table-cell table:formula="of:=VLOOKUP([.A83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ugar ca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8" calcext:value-type="float">
            <text:p>098</text:p>
          </table:table-cell>
          <table:table-cell table:formula="of:=VLOOKUP([.A83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sweet potat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9" calcext:value-type="float">
            <text:p>099</text:p>
          </table:table-cell>
          <table:table-cell table:formula="of:=VLOOKUP([.A83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ar</text:p>
          </table:table-cell>
          <table:table-cell office:value-type="string" calcext:value-type="string">
            <text:p>‘pitch/sap from coniferous tree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0" calcext:value-type="float">
            <text:p>100</text:p>
          </table:table-cell>
          <table:table-cell table:formula="of:=VLOOKUP([.A83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ar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1" calcext:value-type="float">
            <text:p>101</text:p>
          </table:table-cell>
          <table:table-cell table:formula="of:=VLOOKUP([.A83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hreshing-floo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2" calcext:value-type="float">
            <text:p>102</text:p>
          </table:table-cell>
          <table:table-cell table:formula="of:=VLOOKUP([.A84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obacc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3" calcext:value-type="float">
            <text:p>103</text:p>
          </table:table-cell>
          <table:table-cell table:formula="of:=VLOOKUP([.A84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r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4" calcext:value-type="float">
            <text:p>104</text:p>
          </table:table-cell>
          <table:table-cell table:formula="of:=VLOOKUP([.A84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ree dy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5" calcext:value-type="float">
            <text:p>105</text:p>
          </table:table-cell>
          <table:table-cell table:formula="of:=VLOOKUP([.A84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ree stum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6" calcext:value-type="float">
            <text:p>106</text:p>
          </table:table-cell>
          <table:table-cell table:formula="of:=VLOOKUP([.A84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ree trun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7" calcext:value-type="float">
            <text:p>107</text:p>
          </table:table-cell>
          <table:table-cell table:formula="of:=VLOOKUP([.A84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turni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6">
          <table:table-cell office:value-type="float" office:value="8" calcext:value-type="float">
            <text:p>08</text:p>
          </table:table-cell>
          <table:table-cell office:value-type="float" office:value="108" calcext:value-type="float">
            <text:p>108</text:p>
          </table:table-cell>
          <table:table-cell table:formula="of:=VLOOKUP([.A84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vetch</text:p>
          </table:table-cell>
          <table:table-cell office:value-type="string" calcext:value-type="string">
            <text:p>Any of various herbs of the genus Vicia, having pinnately compound leaves that terminate in tendrils and small, variously colored flowers.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9" calcext:value-type="float">
            <text:p>109</text:p>
          </table:table-cell>
          <table:table-cell table:formula="of:=VLOOKUP([.A84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v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0" calcext:value-type="float">
            <text:p>110</text:p>
          </table:table-cell>
          <table:table-cell table:formula="of:=VLOOKUP([.A84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watermel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1" calcext:value-type="float">
            <text:p>111</text:p>
          </table:table-cell>
          <table:table-cell table:formula="of:=VLOOKUP([.A84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whe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2" calcext:value-type="float">
            <text:p>112</text:p>
          </table:table-cell>
          <table:table-cell table:formula="of:=VLOOKUP([.A85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whi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3" calcext:value-type="float">
            <text:p>113</text:p>
          </table:table-cell>
          <table:table-cell table:formula="of:=VLOOKUP([.A85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wild maiz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4" calcext:value-type="float">
            <text:p>114</text:p>
          </table:table-cell>
          <table:table-cell table:formula="of:=VLOOKUP([.A85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will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115" calcext:value-type="float">
            <text:p>115</text:p>
          </table:table-cell>
          <table:table-cell table:formula="of:=VLOOKUP([.A85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woody shrub</text:p>
          </table:table-cell>
          <table:table-cell office:value-type="string" calcext:value-type="string">
            <text:p>Plant whose wood is used for building hut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116" calcext:value-type="float">
            <text:p>116</text:p>
          </table:table-cell>
          <table:table-cell table:formula="of:=VLOOKUP([.A85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ya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117" calcext:value-type="float">
            <text:p>117</text:p>
          </table:table-cell>
          <table:table-cell table:formula="of:=VLOOKUP([.A85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he yerba mate</text:p>
          </table:table-cell>
          <table:table-cell office:value-type="string" calcext:value-type="string">
            <text:p>k.o. leaves that are dried and made into an infusion like tea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118" calcext:value-type="float">
            <text:p>118</text:p>
          </table:table-cell>
          <table:table-cell table:formula="of:=VLOOKUP([.A85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cultiv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re is no more land left to cultivate.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19" calcext:value-type="float">
            <text:p>119</text:p>
          </table:table-cell>
          <table:table-cell table:formula="of:=VLOOKUP([.A857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dig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0" calcext:value-type="float">
            <text:p>120</text:p>
          </table:table-cell>
          <table:table-cell table:formula="of:=VLOOKUP([.A858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grow(2)</text:p>
          </table:table-cell>
          <table:table-cell office:value-type="string" calcext:value-type="string">
            <text:p>to cause to grow [a plant] (transitive)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1" calcext:value-type="float">
            <text:p>121</text:p>
          </table:table-cell>
          <table:table-cell table:formula="of:=VLOOKUP([.A859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mow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2" calcext:value-type="float">
            <text:p>122</text:p>
          </table:table-cell>
          <table:table-cell table:formula="of:=VLOOKUP([.A860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pick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3" calcext:value-type="float">
            <text:p>123</text:p>
          </table:table-cell>
          <table:table-cell table:formula="of:=VLOOKUP([.A861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plan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4" calcext:value-type="float">
            <text:p>124</text:p>
          </table:table-cell>
          <table:table-cell table:formula="of:=VLOOKUP([.A862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plough/plow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8" calcext:value-type="float">
            <text:p>08</text:p>
          </table:table-cell>
          <table:table-cell office:value-type="float" office:value="125" calcext:value-type="float">
            <text:p>125</text:p>
          </table:table-cell>
          <table:table-cell table:formula="of:=VLOOKUP([.A863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to breed and care for to maturity (transitive)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6" calcext:value-type="float">
            <text:p>126</text:p>
          </table:table-cell>
          <table:table-cell table:formula="of:=VLOOKUP([.A864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‘to smoke a cigarette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7" calcext:value-type="float">
            <text:p>127</text:p>
          </table:table-cell>
          <table:table-cell table:formula="of:=VLOOKUP([.A865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sow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28" calcext:value-type="float">
            <text:p>128</text:p>
          </table:table-cell>
          <table:table-cell table:formula="of:=VLOOKUP([.A866];[TOC.$A$11:.$B$34];2)" office:value-type="string" office:string-value="Agriculture and vegetation" calcext:value-type="string">
            <text:p>Agriculture and vegetation</text:p>
          </table:table-cell>
          <table:table-cell office:value-type="string" calcext:value-type="string">
            <text:p>to thres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01</text:p>
          </table:table-cell>
          <table:table-cell table:formula="of:=VLOOKUP([.A86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'out of order, not working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he radio is broken, it won't turn on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02</text:p>
          </table:table-cell>
          <table:table-cell table:formula="of:=VLOOKUP([.A86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adze</text:p>
          </table:table-cell>
          <table:table-cell office:value-type="string" calcext:value-type="string">
            <text:p>'a sharp tool with the blade at a right angle to the handle, used to shape pieces of wood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03</text:p>
          </table:table-cell>
          <table:table-cell table:formula="of:=VLOOKUP([.A86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anvil</text:p>
          </table:table-cell>
          <table:table-cell office:value-type="string" calcext:value-type="string">
            <text:p>'a heavy iron block on which pieces of metal are shaped using a hamme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04</text:p>
          </table:table-cell>
          <table:table-cell table:formula="of:=VLOOKUP([.A87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axe/ax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05</text:p>
          </table:table-cell>
          <table:table-cell table:formula="of:=VLOOKUP([.A87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barre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06</text:p>
          </table:table-cell>
          <table:table-cell table:formula="of:=VLOOKUP([.A87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bask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he carried the fruit home in a basket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07</text:p>
          </table:table-cell>
          <table:table-cell table:formula="of:=VLOOKUP([.A87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basketr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08</text:p>
          </table:table-cell>
          <table:table-cell table:formula="of:=VLOOKUP([.A87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blacksmi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9" calcext:value-type="float">
            <text:p>009</text:p>
          </table:table-cell>
          <table:table-cell table:formula="of:=VLOOKUP([.A87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boomera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boomerang hit the wallaby and then came back to the hunter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0" calcext:value-type="float">
            <text:p>010</text:p>
          </table:table-cell>
          <table:table-cell table:formula="of:=VLOOKUP([.A87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broom</text:p>
          </table:table-cell>
          <table:table-cell office:value-type="string" calcext:value-type="string">
            <text:p>'a large brush with a long handle, used for sweeping floor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1" calcext:value-type="float">
            <text:p>011</text:p>
          </table:table-cell>
          <table:table-cell table:formula="of:=VLOOKUP([.A87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buck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2" calcext:value-type="float">
            <text:p>012</text:p>
          </table:table-cell>
          <table:table-cell table:formula="of:=VLOOKUP([.A87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ab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3" calcext:value-type="float">
            <text:p>013</text:p>
          </table:table-cell>
          <table:table-cell table:formula="of:=VLOOKUP([.A87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anvas she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4" calcext:value-type="float">
            <text:p>014</text:p>
          </table:table-cell>
          <table:table-cell table:formula="of:=VLOOKUP([.A88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arpenter</text:p>
          </table:table-cell>
          <table:table-cell office:value-type="string" calcext:value-type="string">
            <text:p>'someone whose job is making and repairing wooden object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5" calcext:value-type="float">
            <text:p>015</text:p>
          </table:table-cell>
          <table:table-cell table:formula="of:=VLOOKUP([.A88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ha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6" calcext:value-type="float">
            <text:p>016</text:p>
          </table:table-cell>
          <table:table-cell table:formula="of:=VLOOKUP([.A88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hisel</text:p>
          </table:table-cell>
          <table:table-cell office:value-type="string" calcext:value-type="string">
            <text:p>'a metal tool with a sharp edge, used to cut wood or ston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7" calcext:value-type="float">
            <text:p>017</text:p>
          </table:table-cell>
          <table:table-cell table:formula="of:=VLOOKUP([.A88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la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8" calcext:value-type="float">
            <text:p>018</text:p>
          </table:table-cell>
          <table:table-cell table:formula="of:=VLOOKUP([.A88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opp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coin is made of copper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9" calcext:value-type="float">
            <text:p>019</text:p>
          </table:table-cell>
          <table:table-cell table:formula="of:=VLOOKUP([.A88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corrugated ir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0" calcext:value-type="float">
            <text:p>020</text:p>
          </table:table-cell>
          <table:table-cell table:formula="of:=VLOOKUP([.A88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de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1" calcext:value-type="float">
            <text:p>021</text:p>
          </table:table-cell>
          <table:table-cell table:formula="of:=VLOOKUP([.A88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dri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22" calcext:value-type="float">
            <text:p>022</text:p>
          </table:table-cell>
          <table:table-cell table:formula="of:=VLOOKUP([.A88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f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lady had a delicate fan made of sandalwood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23" calcext:value-type="float">
            <text:p>023</text:p>
          </table:table-cell>
          <table:table-cell table:formula="of:=VLOOKUP([.A88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fi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24" calcext:value-type="float">
            <text:p>024</text:p>
          </table:table-cell>
          <table:table-cell table:formula="of:=VLOOKUP([.A89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glass</text:p>
          </table:table-cell>
          <table:table-cell office:value-type="string" calcext:value-type="string">
            <text:p>(the substance, not the drinking vesse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ndow is made of glass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25" calcext:value-type="float">
            <text:p>025</text:p>
          </table:table-cell>
          <table:table-cell table:formula="of:=VLOOKUP([.A89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glue</text:p>
          </table:table-cell>
          <table:table-cell office:value-type="string" calcext:value-type="string">
            <text:p>'a sticky substance used for joining things togethe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26" calcext:value-type="float">
            <text:p>026</text:p>
          </table:table-cell>
          <table:table-cell table:formula="of:=VLOOKUP([.A89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go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bracelet is made of gold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7" calcext:value-type="float">
            <text:p>027</text:p>
          </table:table-cell>
          <table:table-cell table:formula="of:=VLOOKUP([.A89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hamm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8" calcext:value-type="float">
            <text:p>028</text:p>
          </table:table-cell>
          <table:table-cell table:formula="of:=VLOOKUP([.A89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harbou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9" calcext:value-type="float">
            <text:p>029</text:p>
          </table:table-cell>
          <table:table-cell table:formula="of:=VLOOKUP([.A89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harpo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0" calcext:value-type="float">
            <text:p>030</text:p>
          </table:table-cell>
          <table:table-cell table:formula="of:=VLOOKUP([.A89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hearthstone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1" calcext:value-type="float">
            <text:p>031</text:p>
          </table:table-cell>
          <table:table-cell table:formula="of:=VLOOKUP([.A89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ir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32" calcext:value-type="float">
            <text:p>032</text:p>
          </table:table-cell>
          <table:table-cell table:formula="of:=VLOOKUP([.A89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knife(2)</text:p>
          </table:table-cell>
          <table:table-cell office:value-type="string" calcext:value-type="string">
            <text:p>'knife for preparing food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 chop the onions I need a knif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33" calcext:value-type="float">
            <text:p>033</text:p>
          </table:table-cell>
          <table:table-cell table:formula="of:=VLOOKUP([.A89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kn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Can you help me undo this knot?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4" calcext:value-type="float">
            <text:p>034</text:p>
          </table:table-cell>
          <table:table-cell table:formula="of:=VLOOKUP([.A90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lead</text:p>
          </table:table-cell>
          <table:table-cell office:value-type="string" calcext:value-type="string">
            <text:p>(a kind of metal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5" calcext:value-type="float">
            <text:p>035</text:p>
          </table:table-cell>
          <table:table-cell table:formula="of:=VLOOKUP([.A90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manioc squeez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36" calcext:value-type="float">
            <text:p>036</text:p>
          </table:table-cell>
          <table:table-cell table:formula="of:=VLOOKUP([.A90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mat</text:p>
          </table:table-cell>
          <table:table-cell office:value-type="string" calcext:value-type="string">
            <text:p>'a small piece of thick rough material which covers part of the floo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6">
          <table:table-cell office:value-type="float" office:value="9" calcext:value-type="float">
            <text:p>09</text:p>
          </table:table-cell>
          <table:table-cell office:value-type="float" office:value="37" calcext:value-type="float">
            <text:p>037</text:p>
          </table:table-cell>
          <table:table-cell table:formula="of:=VLOOKUP([.A90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nail</text:p>
          </table:table-cell>
          <table:table-cell office:value-type="string" calcext:value-type="string">
            <text:p>'a thin pointed piece of metal which one forces into a piece of wood with a hammer to fasten the wood to something else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38" calcext:value-type="float">
            <text:p>038</text:p>
          </table:table-cell>
          <table:table-cell table:formula="of:=VLOOKUP([.A90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netbag</text:p>
          </table:table-cell>
          <table:table-cell office:value-type="string" calcext:value-type="string">
            <text:p>'bag made of net used in Papua to carry thing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39" calcext:value-type="float">
            <text:p>039</text:p>
          </table:table-cell>
          <table:table-cell table:formula="of:=VLOOKUP([.A90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paint</text:p>
          </table:table-cell>
          <table:table-cell office:value-type="string" calcext:value-type="string">
            <text:p>'a liquid that one puts on a surface to make it a particular colour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40" calcext:value-type="float">
            <text:p>040</text:p>
          </table:table-cell>
          <table:table-cell table:formula="of:=VLOOKUP([.A90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pe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couts fastened the tent to the ground with wooden pegs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1" calcext:value-type="float">
            <text:p>041</text:p>
          </table:table-cell>
          <table:table-cell table:formula="of:=VLOOKUP([.A90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penc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2" calcext:value-type="float">
            <text:p>042</text:p>
          </table:table-cell>
          <table:table-cell table:formula="of:=VLOOKUP([.A90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pot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potter made jars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43" calcext:value-type="float">
            <text:p>043</text:p>
          </table:table-cell>
          <table:table-cell table:formula="of:=VLOOKUP([.A90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ro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y tied up the prisoner with rope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44" calcext:value-type="float">
            <text:p>044</text:p>
          </table:table-cell>
          <table:table-cell table:formula="of:=VLOOKUP([.A91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rug</text:p>
          </table:table-cell>
          <table:table-cell office:value-type="string" calcext:value-type="string">
            <text:p>'a piece of thick cloth or wool that is smaller than a carpet and is put on the floor as decoration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5" calcext:value-type="float">
            <text:p>045</text:p>
          </table:table-cell>
          <table:table-cell table:formula="of:=VLOOKUP([.A91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ru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6" calcext:value-type="float">
            <text:p>046</text:p>
          </table:table-cell>
          <table:table-cell table:formula="of:=VLOOKUP([.A91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a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47" calcext:value-type="float">
            <text:p>047</text:p>
          </table:table-cell>
          <table:table-cell table:formula="of:=VLOOKUP([.A91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a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e needs a saw to cut down a tree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8" calcext:value-type="float">
            <text:p>048</text:p>
          </table:table-cell>
          <table:table-cell table:formula="of:=VLOOKUP([.A91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cissors or shear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9" calcext:value-type="float">
            <text:p>049</text:p>
          </table:table-cell>
          <table:table-cell table:formula="of:=VLOOKUP([.A91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crap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50" calcext:value-type="float">
            <text:p>050</text:p>
          </table:table-cell>
          <table:table-cell table:formula="of:=VLOOKUP([.A91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culp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Rodin was a French sculptor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51" calcext:value-type="float">
            <text:p>051</text:p>
          </table:table-cell>
          <table:table-cell table:formula="of:=VLOOKUP([.A91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ilv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necklace is made of silver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2" calcext:value-type="float">
            <text:p>052</text:p>
          </table:table-cell>
          <table:table-cell table:formula="of:=VLOOKUP([.A91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kin bag</text:p>
          </table:table-cell>
          <table:table-cell office:value-type="string" calcext:value-type="string">
            <text:p>for carrying water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3" calcext:value-type="float">
            <text:p>053</text:p>
          </table:table-cell>
          <table:table-cell table:formula="of:=VLOOKUP([.A91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la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4" calcext:value-type="float">
            <text:p>054</text:p>
          </table:table-cell>
          <table:table-cell table:formula="of:=VLOOKUP([.A92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pu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55" calcext:value-type="float">
            <text:p>055</text:p>
          </table:table-cell>
          <table:table-cell table:formula="of:=VLOOKUP([.A92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tat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culptor made a statue of a woman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6" calcext:value-type="float">
            <text:p>056</text:p>
          </table:table-cell>
          <table:table-cell table:formula="of:=VLOOKUP([.A92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string or co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7" calcext:value-type="float">
            <text:p>057</text:p>
          </table:table-cell>
          <table:table-cell table:formula="of:=VLOOKUP([.A92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tin or tinpl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cup was made of tin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58" calcext:value-type="float">
            <text:p>058</text:p>
          </table:table-cell>
          <table:table-cell table:formula="of:=VLOOKUP([.A92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tool</text:p>
          </table:table-cell>
          <table:table-cell office:value-type="string" calcext:value-type="string">
            <text:p>'an artifact (such as a hammer, a saw or a screwdriver) held in one's hand to help one in performing a particular job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59" calcext:value-type="float">
            <text:p>059</text:p>
          </table:table-cell>
          <table:table-cell table:formula="of:=VLOOKUP([.A92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tra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60" calcext:value-type="float">
            <text:p>060</text:p>
          </table:table-cell>
          <table:table-cell table:formula="of:=VLOOKUP([.A92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tumpline</text:p>
          </table:table-cell>
          <table:table-cell office:value-type="string" calcext:value-type="string">
            <text:p>'a strap slung over the forehead or chest used (especially by native Americans) for carrying packs or load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1" calcext:value-type="float">
            <text:p>061</text:p>
          </table:table-cell>
          <table:table-cell table:formula="of:=VLOOKUP([.A92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we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2" calcext:value-type="float">
            <text:p>062</text:p>
          </table:table-cell>
          <table:table-cell table:formula="of:=VLOOKUP([.A92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whar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3" calcext:value-type="float">
            <text:p>063</text:p>
          </table:table-cell>
          <table:table-cell table:formula="of:=VLOOKUP([.A92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wheelbarr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64" calcext:value-type="float">
            <text:p>064</text:p>
          </table:table-cell>
          <table:table-cell table:formula="of:=VLOOKUP([.A93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whetst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efore cutting the meat, he sharpened his knife with a whetston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65" calcext:value-type="float">
            <text:p>065</text:p>
          </table:table-cell>
          <table:table-cell table:formula="of:=VLOOKUP([.A93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he wo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can't go out because I have too much work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66" calcext:value-type="float">
            <text:p>066</text:p>
          </table:table-cell>
          <table:table-cell table:formula="of:=VLOOKUP([.A93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barbecu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67" calcext:value-type="float">
            <text:p>067</text:p>
          </table:table-cell>
          <table:table-cell table:formula="of:=VLOOKUP([.A93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b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'll bend the branches away so that you can get through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68" calcext:value-type="float">
            <text:p>068</text:p>
          </table:table-cell>
          <table:table-cell table:formula="of:=VLOOKUP([.A93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bore</text:p>
          </table:table-cell>
          <table:table-cell office:value-type="string" calcext:value-type="string">
            <text:p>'make a deep round hole in a hard surface'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69" calcext:value-type="float">
            <text:p>069</text:p>
          </table:table-cell>
          <table:table-cell table:formula="of:=VLOOKUP([.A93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brea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thieves got into the house by breaking a window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70" calcext:value-type="float">
            <text:p>070</text:p>
          </table:table-cell>
          <table:table-cell table:formula="of:=VLOOKUP([.A93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buil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uild a house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71" calcext:value-type="float">
            <text:p>071</text:p>
          </table:table-cell>
          <table:table-cell table:formula="of:=VLOOKUP([.A93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carve</text:p>
          </table:table-cell>
          <table:table-cell office:value-type="string" calcext:value-type="string">
            <text:p>'cut shapes out of wood or stone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ichaelangelo carved this figure from a single block of marble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72" calcext:value-type="float">
            <text:p>072</text:p>
          </table:table-cell>
          <table:table-cell table:formula="of:=VLOOKUP([.A93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cast</text:p>
          </table:table-cell>
          <table:table-cell office:value-type="string" calcext:value-type="string">
            <text:p>'form metal objects by pouring the molten metal into mold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goldsmith melted the coins and cast them into a goblet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73" calcext:value-type="float">
            <text:p>073</text:p>
          </table:table-cell>
          <table:table-cell table:formula="of:=VLOOKUP([.A93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cho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chopping wood for the fire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74" calcext:value-type="float">
            <text:p>074</text:p>
          </table:table-cell>
          <table:table-cell table:formula="of:=VLOOKUP([.A94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clos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75" calcext:value-type="float">
            <text:p>075</text:p>
          </table:table-cell>
          <table:table-cell table:formula="of:=VLOOKUP([.A94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c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thieves cut the phone wires and entered the house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76" calcext:value-type="float">
            <text:p>076</text:p>
          </table:table-cell>
          <table:table-cell table:formula="of:=VLOOKUP([.A94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cut dow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efore building the road, we first have to cut down many trees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77" calcext:value-type="float">
            <text:p>077</text:p>
          </table:table-cell>
          <table:table-cell table:formula="of:=VLOOKUP([.A94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(pure action mean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 has climbed on a tree. B says to A: "What are you doing up there?"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78" calcext:value-type="float">
            <text:p>078</text:p>
          </table:table-cell>
          <table:table-cell table:formula="of:=VLOOKUP([.A94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draw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79" calcext:value-type="float">
            <text:p>079</text:p>
          </table:table-cell>
          <table:table-cell table:formula="of:=VLOOKUP([.A94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draw wa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lowered the bucket into the well and drew water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80" calcext:value-type="float">
            <text:p>080</text:p>
          </table:table-cell>
          <table:table-cell table:formula="of:=VLOOKUP([.A94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dwell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81" calcext:value-type="float">
            <text:p>081</text:p>
          </table:table-cell>
          <table:table-cell table:formula="of:=VLOOKUP([.A94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fa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People in the audience were fanning themselves with their programmes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82" calcext:value-type="float">
            <text:p>082</text:p>
          </table:table-cell>
          <table:table-cell table:formula="of:=VLOOKUP([.A94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fol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folded the piece of paper and put it in the envelope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83" calcext:value-type="float">
            <text:p>083</text:p>
          </table:table-cell>
          <table:table-cell table:formula="of:=VLOOKUP([.A94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forge</text:p>
          </table:table-cell>
          <table:table-cell office:value-type="string" calcext:value-type="string">
            <text:p>'make something from a piece of metal by heating the metal and shaping it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rom a piece of scrap iron, the blacksmith forged a sword blad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84" calcext:value-type="float">
            <text:p>084</text:p>
          </table:table-cell>
          <table:table-cell table:formula="of:=VLOOKUP([.A95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go away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85" calcext:value-type="float">
            <text:p>085</text:p>
          </table:table-cell>
          <table:table-cell table:formula="of:=VLOOKUP([.A95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hang u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ang your coat up on the hook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86" calcext:value-type="float">
            <text:p>086</text:p>
          </table:table-cell>
          <table:table-cell table:formula="of:=VLOOKUP([.A95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hollow out</text:p>
          </table:table-cell>
          <table:table-cell office:value-type="string" calcext:value-type="string">
            <text:p>'make a hole or empty space by removing the inside part of something'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87" calcext:value-type="float">
            <text:p>087</text:p>
          </table:table-cell>
          <table:table-cell table:formula="of:=VLOOKUP([.A95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make</text:p>
          </table:table-cell>
          <table:table-cell office:value-type="string" calcext:value-type="string">
            <text:p>‘produce by working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’m going to make a cake for Lisi’s birthday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88" calcext:value-type="float">
            <text:p>088</text:p>
          </table:table-cell>
          <table:table-cell table:formula="of:=VLOOKUP([.A95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mould/mold</text:p>
          </table:table-cell>
          <table:table-cell office:value-type="string" calcext:value-type="string">
            <text:p>'form articles from clay or other plastic material by molding with the hand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molded the clay into a dish before firing it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89" calcext:value-type="float">
            <text:p>089</text:p>
          </table:table-cell>
          <table:table-cell table:formula="of:=VLOOKUP([.A95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muddl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90" calcext:value-type="float">
            <text:p>090</text:p>
          </table:table-cell>
          <table:table-cell table:formula="of:=VLOOKUP([.A95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paint</text:p>
          </table:table-cell>
          <table:table-cell office:value-type="string" calcext:value-type="string">
            <text:p>'put paint on a surface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e need to paint our hous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91" calcext:value-type="float">
            <text:p>091</text:p>
          </table:table-cell>
          <table:table-cell table:formula="of:=VLOOKUP([.A95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pound</text:p>
          </table:table-cell>
          <table:table-cell office:value-type="string" calcext:value-type="string">
            <text:p>‘with fist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pounded the door with his fist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92" calcext:value-type="float">
            <text:p>092</text:p>
          </table:table-cell>
          <table:table-cell table:formula="of:=VLOOKUP([.A95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pou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poured the wine into the glass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93" calcext:value-type="float">
            <text:p>093</text:p>
          </table:table-cell>
          <table:table-cell table:formula="of:=VLOOKUP([.A95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prepar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94" calcext:value-type="float">
            <text:p>094</text:p>
          </table:table-cell>
          <table:table-cell table:formula="of:=VLOOKUP([.A96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press</text:p>
          </table:table-cell>
          <table:table-cell office:value-type="string" calcext:value-type="string">
            <text:p>'push something firmly against a surface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little boys pressed their noses against the glass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95" calcext:value-type="float">
            <text:p>095</text:p>
          </table:table-cell>
          <table:table-cell table:formula="of:=VLOOKUP([.A96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pull</text:p>
          </table:table-cell>
          <table:table-cell office:value-type="string" calcext:value-type="string">
            <text:p>'use one's hand to make something move towards one or in the direction that one is moving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lp me move the piano: you push and I'll pull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96" calcext:value-type="float">
            <text:p>096</text:p>
          </table:table-cell>
          <table:table-cell table:formula="of:=VLOOKUP([.A96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rub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rubbed the fragrant leaves between his fingers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97" calcext:value-type="float">
            <text:p>097</text:p>
          </table:table-cell>
          <table:table-cell table:formula="of:=VLOOKUP([.A96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kin</text:p>
          </table:table-cell>
          <table:table-cell office:value-type="string" calcext:value-type="string">
            <text:p>'strip or pull off the skin or hide of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cook skinned the chicken before frying it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98" calcext:value-type="float">
            <text:p>098</text:p>
          </table:table-cell>
          <table:table-cell table:formula="of:=VLOOKUP([.A96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mear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99" calcext:value-type="float">
            <text:p>099</text:p>
          </table:table-cell>
          <table:table-cell table:formula="of:=VLOOKUP([.A96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pl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is log is too large, we have to split it into two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100" calcext:value-type="float">
            <text:p>100</text:p>
          </table:table-cell>
          <table:table-cell table:formula="of:=VLOOKUP([.A96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pread o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y spread out the mat on the ground and sat on it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101" calcext:value-type="float">
            <text:p>101</text:p>
          </table:table-cell>
          <table:table-cell table:formula="of:=VLOOKUP([.A96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queeze</text:p>
          </table:table-cell>
          <table:table-cell office:value-type="string" calcext:value-type="string">
            <text:p>'press something tightly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squeezed some oranges and drank the juic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02" calcext:value-type="float">
            <text:p>102</text:p>
          </table:table-cell>
          <table:table-cell table:formula="of:=VLOOKUP([.A96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tab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rutus stabbed Caesar to death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03" calcext:value-type="float">
            <text:p>103</text:p>
          </table:table-cell>
          <table:table-cell table:formula="of:=VLOOKUP([.A969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tretch</text:p>
          </table:table-cell>
          <table:table-cell office:value-type="string" calcext:value-type="string">
            <text:p>'make [something elastic] bigger or looser by pulling it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on't stretch the rubber band too much.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04" calcext:value-type="float">
            <text:p>104</text:p>
          </table:table-cell>
          <table:table-cell table:formula="of:=VLOOKUP([.A970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trike or hit or bea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05" calcext:value-type="float">
            <text:p>105</text:p>
          </table:table-cell>
          <table:table-cell table:formula="of:=VLOOKUP([.A971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uppor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06" calcext:value-type="float">
            <text:p>106</text:p>
          </table:table-cell>
          <table:table-cell table:formula="of:=VLOOKUP([.A972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sweep</text:p>
          </table:table-cell>
          <table:table-cell office:value-type="string" calcext:value-type="string">
            <text:p>'clean the dust/dirt from the floor/ground using a broom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swept the path in front of the house.</text:p>
          </table:table-cell>
          <table:table-cell table:number-columns-repeated="16377"/>
        </table:table-row>
        <table:table-row table:style-name="ro5">
          <table:table-cell office:value-type="float" office:value="9" calcext:value-type="float">
            <text:p>09</text:p>
          </table:table-cell>
          <table:table-cell office:value-type="float" office:value="107" calcext:value-type="float">
            <text:p>107</text:p>
          </table:table-cell>
          <table:table-cell table:formula="of:=VLOOKUP([.A973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tear</text:p>
          </table:table-cell>
          <table:table-cell office:value-type="string" calcext:value-type="string">
            <text:p>'damage [paper/cloth] by pulling it too hard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tore a piece of her blouse to use as a bandang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08" calcext:value-type="float">
            <text:p>108</text:p>
          </table:table-cell>
          <table:table-cell table:formula="of:=VLOOKUP([.A974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ti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tied his dog to a tre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09" calcext:value-type="float">
            <text:p>109</text:p>
          </table:table-cell>
          <table:table-cell table:formula="of:=VLOOKUP([.A975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unti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untied his dog from the tree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10" calcext:value-type="float">
            <text:p>110</text:p>
          </table:table-cell>
          <table:table-cell table:formula="of:=VLOOKUP([.A976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washed her son's feet.</text:p>
          </table:table-cell>
          <table:table-cell table:number-columns-repeated="16377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11" calcext:value-type="float">
            <text:p>111</text:p>
          </table:table-cell>
          <table:table-cell table:formula="of:=VLOOKUP([.A977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weave or plait/braid</text:p>
          </table:table-cell>
          <table:table-cell office:value-type="string" calcext:value-type="string">
            <text:p>‘weave (a basket) or plait/braid (someone’s hair)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9" calcext:value-type="float">
            <text:p>09</text:p>
          </table:table-cell>
          <table:table-cell office:value-type="float" office:value="112" calcext:value-type="float">
            <text:p>112</text:p>
          </table:table-cell>
          <table:table-cell table:formula="of:=VLOOKUP([.A978];[TOC.$A$11:.$B$34];2)" office:value-type="string" office:string-value="Basic actions and technology" calcext:value-type="string">
            <text:p>Basic actions and technology</text:p>
          </table:table-cell>
          <table:table-cell office:value-type="string" calcext:value-type="string">
            <text:p>to wip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waiter wiped the table with a dirty rag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01</text:p>
          </table:table-cell>
          <table:table-cell table:formula="of:=VLOOKUP([.A97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ancho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2</text:p>
          </table:table-cell>
          <table:table-cell table:formula="of:=VLOOKUP([.A98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ax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03</text:p>
          </table:table-cell>
          <table:table-cell table:formula="of:=VLOOKUP([.A98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bo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04</text:p>
          </table:table-cell>
          <table:table-cell table:formula="of:=VLOOKUP([.A98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brid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 beautiful bridge stood over the river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05</text:p>
          </table:table-cell>
          <table:table-cell table:formula="of:=VLOOKUP([.A98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cano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06</text:p>
          </table:table-cell>
          <table:table-cell table:formula="of:=VLOOKUP([.A98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cart or wag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cart was pulled by a horse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07</text:p>
          </table:table-cell>
          <table:table-cell table:formula="of:=VLOOKUP([.A98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ma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08</text:p>
          </table:table-cell>
          <table:table-cell table:formula="of:=VLOOKUP([.A98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o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09</text:p>
          </table:table-cell>
          <table:table-cell table:formula="of:=VLOOKUP([.A98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outrigg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010</text:p>
          </table:table-cell>
          <table:table-cell table:formula="of:=VLOOKUP([.A98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padd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011</text:p>
          </table:table-cell>
          <table:table-cell table:formula="of:=VLOOKUP([.A98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pa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path leads from the house to the field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012</text:p>
          </table:table-cell>
          <table:table-cell table:formula="of:=VLOOKUP([.A99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(= harbour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013</text:p>
          </table:table-cell>
          <table:table-cell table:formula="of:=VLOOKUP([.A99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raf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014</text:p>
          </table:table-cell>
          <table:table-cell table:formula="of:=VLOOKUP([.A99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ro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any cars drove up and down the road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015</text:p>
          </table:table-cell>
          <table:table-cell table:formula="of:=VLOOKUP([.A99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rudd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016</text:p>
          </table:table-cell>
          <table:table-cell table:formula="of:=VLOOKUP([.A99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sa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017</text:p>
          </table:table-cell>
          <table:table-cell table:formula="of:=VLOOKUP([.A99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shi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018</text:p>
          </table:table-cell>
          <table:table-cell table:formula="of:=VLOOKUP([.A99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sledge/sle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019</text:p>
          </table:table-cell>
          <table:table-cell table:formula="of:=VLOOKUP([.A99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whe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car has four wheels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020</text:p>
          </table:table-cell>
          <table:table-cell table:formula="of:=VLOOKUP([.A99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he yok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021</text:p>
          </table:table-cell>
          <table:table-cell table:formula="of:=VLOOKUP([.A99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accompany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022</text:p>
          </table:table-cell>
          <table:table-cell table:formula="of:=VLOOKUP([.A100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approa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s we approached the city we could see the lights in the distance.</text:p>
          </table:table-cell>
          <table:table-cell table:number-columns-repeated="163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023</text:p>
          </table:table-cell>
          <table:table-cell table:formula="of:=VLOOKUP([.A100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arr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guest arrived yesterday and left this morning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024</text:p>
          </table:table-cell>
          <table:table-cell table:formula="of:=VLOOKUP([.A100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wind is blowing hard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025</text:p>
          </table:table-cell>
          <table:table-cell table:formula="of:=VLOOKUP([.A100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brin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Please bring me the book you are holding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026</text:p>
          </table:table-cell>
          <table:table-cell table:formula="of:=VLOOKUP([.A100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ar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carried her baby home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027</text:p>
          </table:table-cell>
          <table:table-cell table:formula="of:=VLOOKUP([.A100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arry in h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carried a stone in her hand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028</text:p>
          </table:table-cell>
          <table:table-cell table:formula="of:=VLOOKUP([.A100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arry on hea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carried the fruit basket on her head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029</text:p>
          </table:table-cell>
          <table:table-cell table:formula="of:=VLOOKUP([.A100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arry on should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carried the books on his shoulder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030</text:p>
          </table:table-cell>
          <table:table-cell table:formula="of:=VLOOKUP([.A100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arry on the back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031</text:p>
          </table:table-cell>
          <table:table-cell table:formula="of:=VLOOKUP([.A100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arry under the a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carried her bag under her arm.</text:p>
          </table:table-cell>
          <table:table-cell table:number-columns-repeated="163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032</text:p>
          </table:table-cell>
          <table:table-cell table:formula="of:=VLOOKUP([.A101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at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caught the ball and passed it to her team mate.</text:p>
          </table:table-cell>
          <table:table-cell table:number-columns-repeated="163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033</text:p>
          </table:table-cell>
          <table:table-cell table:formula="of:=VLOOKUP([.A101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limb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f you want to pick mangos, you must climb the tree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034</text:p>
          </table:table-cell>
          <table:table-cell table:formula="of:=VLOOKUP([.A101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o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When I came to school it was still closed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035</text:p>
          </table:table-cell>
          <table:table-cell table:formula="of:=VLOOKUP([.A101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ome ba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left and then came back an hour later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036</text:p>
          </table:table-cell>
          <table:table-cell table:formula="of:=VLOOKUP([.A101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raw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baby is still crawling, it can't walk yet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037</text:p>
          </table:table-cell>
          <table:table-cell table:formula="of:=VLOOKUP([.A101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crouch</text:p>
          </table:table-cell>
          <table:table-cell office:value-type="string" calcext:value-type="string">
            <text:p>‘lower one’s body close to the ground by bending one’s knees completely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crouched under the sink to fix the pipes.</text:p>
          </table:table-cell>
          <table:table-cell table:number-columns-repeated="163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038</text:p>
          </table:table-cell>
          <table:table-cell table:formula="of:=VLOOKUP([.A101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da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ough the music stopped they kept on dancing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039</text:p>
          </table:table-cell>
          <table:table-cell table:formula="of:=VLOOKUP([.A101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dip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040</text:p>
          </table:table-cell>
          <table:table-cell table:formula="of:=VLOOKUP([.A101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disapp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man disappeared without a trace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041</text:p>
          </table:table-cell>
          <table:table-cell table:formula="of:=VLOOKUP([.A101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d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Diving too deeply is dangerous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042</text:p>
          </table:table-cell>
          <table:table-cell table:formula="of:=VLOOKUP([.A102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dri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tap is dripping, shut it tightly!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043</text:p>
          </table:table-cell>
          <table:table-cell table:formula="of:=VLOOKUP([.A102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can drive a car, but not a truck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044</text:p>
          </table:table-cell>
          <table:table-cell table:formula="of:=VLOOKUP([.A102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drop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e dropped the stone into the water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045</text:p>
          </table:table-cell>
          <table:table-cell table:formula="of:=VLOOKUP([.A102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en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entered the room and sat down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046</text:p>
          </table:table-cell>
          <table:table-cell table:formula="of:=VLOOKUP([.A102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fa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ripe coconut fell on the ground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047</text:p>
          </table:table-cell>
          <table:table-cell table:formula="of:=VLOOKUP([.A102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fle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ecause of the fire they had to flee their home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048</text:p>
          </table:table-cell>
          <table:table-cell table:formula="of:=VLOOKUP([.A102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float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raft floated on the river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049</text:p>
          </table:table-cell>
          <table:table-cell table:formula="of:=VLOOKUP([.A102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f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river flows to the sea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050</text:p>
          </table:table-cell>
          <table:table-cell table:formula="of:=VLOOKUP([.A102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Look at that bird flying up in the sky!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051</text:p>
          </table:table-cell>
          <table:table-cell table:formula="of:=VLOOKUP([.A102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fol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came here first, my family followed me later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052</text:p>
          </table:table-cell>
          <table:table-cell table:formula="of:=VLOOKUP([.A103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give a ride</text:p>
          </table:table-cell>
          <table:table-cell office:value-type="string" calcext:value-type="string">
            <text:p>on a horse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053</text:p>
          </table:table-cell>
          <table:table-cell table:formula="of:=VLOOKUP([.A103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go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ometimes I go to school by car, sometimes on foot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054</text:p>
          </table:table-cell>
          <table:table-cell table:formula="of:=VLOOKUP([.A103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go dow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Come down from the roof or you'll fall down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055</text:p>
          </table:table-cell>
          <table:table-cell table:formula="of:=VLOOKUP([.A103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go or return ho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fter working in the field the farmer went home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056</text:p>
          </table:table-cell>
          <table:table-cell table:formula="of:=VLOOKUP([.A103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go o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Get out of here before you get hurt!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057</text:p>
          </table:table-cell>
          <table:table-cell table:formula="of:=VLOOKUP([.A103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go u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went up on the roof to get a better view.</text:p>
          </table:table-cell>
          <table:table-cell table:number-columns-repeated="163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058</text:p>
          </table:table-cell>
          <table:table-cell table:formula="of:=VLOOKUP([.A103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jum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children were so happy they jumped up and down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059</text:p>
          </table:table-cell>
          <table:table-cell table:formula="of:=VLOOKUP([.A103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ki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kicked the ball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060</text:p>
          </table:table-cell>
          <table:table-cell table:formula="of:=VLOOKUP([.A103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kneel</text:p>
          </table:table-cell>
          <table:table-cell office:value-type="string" calcext:value-type="string">
            <text:p>'to get down on one's knee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messenger kneeled before the king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061</text:p>
          </table:table-cell>
          <table:table-cell table:formula="of:=VLOOKUP([.A103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land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062</text:p>
          </table:table-cell>
          <table:table-cell table:formula="of:=VLOOKUP([.A104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lea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dog led the hunter to the fox.</text:p>
          </table:table-cell>
          <table:table-cell table:number-columns-repeated="163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063</text:p>
          </table:table-cell>
          <table:table-cell table:formula="of:=VLOOKUP([.A104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leave</text:p>
          </table:table-cell>
          <table:table-cell office:value-type="string" calcext:value-type="string">
            <text:p>(intransitive) ‘depart, go away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guest arrived yesterday and left this morning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064</text:p>
          </table:table-cell>
          <table:table-cell table:formula="of:=VLOOKUP([.A104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lim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fter his foot injury he limped for months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065</text:p>
          </table:table-cell>
          <table:table-cell table:formula="of:=VLOOKUP([.A104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is rock is so heavy that it cannot be moved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066</text:p>
          </table:table-cell>
          <table:table-cell table:formula="of:=VLOOKUP([.A104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pass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067</text:p>
          </table:table-cell>
          <table:table-cell table:formula="of:=VLOOKUP([.A104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pursu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policeman pursued the thief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068</text:p>
          </table:table-cell>
          <table:table-cell table:formula="of:=VLOOKUP([.A104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pu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Don't push me or I'll fall down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069</text:p>
          </table:table-cell>
          <table:table-cell table:formula="of:=VLOOKUP([.A104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raise or lif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070</text:p>
          </table:table-cell>
          <table:table-cell table:formula="of:=VLOOKUP([.A104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r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rides her horse to work every day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071</text:p>
          </table:table-cell>
          <table:table-cell table:formula="of:=VLOOKUP([.A104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r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sun rises in the east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072</text:p>
          </table:table-cell>
          <table:table-cell table:formula="of:=VLOOKUP([.A105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roll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rolled the log down the hill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073</text:p>
          </table:table-cell>
          <table:table-cell table:formula="of:=VLOOKUP([.A105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row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074</text:p>
          </table:table-cell>
          <table:table-cell table:formula="of:=VLOOKUP([.A105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y ran all the way to school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075</text:p>
          </table:table-cell>
          <table:table-cell table:formula="of:=VLOOKUP([.A105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ai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ship sailed from America to Australia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076</text:p>
          </table:table-cell>
          <table:table-cell table:formula="of:=VLOOKUP([.A105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sent her parents some money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077</text:p>
          </table:table-cell>
          <table:table-cell table:formula="of:=VLOOKUP([.A105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hake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ake the bottle before pouring out the sauce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078</text:p>
          </table:table-cell>
          <table:table-cell table:formula="of:=VLOOKUP([.A105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ink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coconut fell into the water and sank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079</text:p>
          </table:table-cell>
          <table:table-cell table:formula="of:=VLOOKUP([.A105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lide or slip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080</text:p>
          </table:table-cell>
          <table:table-cell table:formula="of:=VLOOKUP([.A1058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pla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girl splashed water in the boy's face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081</text:p>
          </table:table-cell>
          <table:table-cell table:formula="of:=VLOOKUP([.A1059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tep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082</text:p>
          </table:table-cell>
          <table:table-cell table:formula="of:=VLOOKUP([.A1060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swi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drowned because he could not swim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083</text:p>
          </table:table-cell>
          <table:table-cell table:formula="of:=VLOOKUP([.A1061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thr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Don't throw stones, it's dangerous!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084</text:p>
          </table:table-cell>
          <table:table-cell table:formula="of:=VLOOKUP([.A1062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turn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urn one’s head</text:p>
          </table:table-cell>
          <table:table-cell table:number-columns-repeated="163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085</text:p>
          </table:table-cell>
          <table:table-cell table:formula="of:=VLOOKUP([.A1063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turn around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heard someone call out his name and turned around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086</text:p>
          </table:table-cell>
          <table:table-cell table:formula="of:=VLOOKUP([.A1064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twist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twisted the wire around the branch.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087</text:p>
          </table:table-cell>
          <table:table-cell table:formula="of:=VLOOKUP([.A1065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wai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088</text:p>
          </table:table-cell>
          <table:table-cell table:formula="of:=VLOOKUP([.A1066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children walk to school every day.</text:p>
          </table:table-cell>
          <table:table-cell table:number-columns-repeated="16377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089</text:p>
          </table:table-cell>
          <table:table-cell table:formula="of:=VLOOKUP([.A1067];[TOC.$A$11:.$B$34];2)" office:value-type="string" office:string-value="Motion" calcext:value-type="string">
            <text:p>Motion</text:p>
          </table:table-cell>
          <table:table-cell office:value-type="string" calcext:value-type="string">
            <text:p>to wra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wrapped the fish in leaves and steamed it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01</text:p>
          </table:table-cell>
          <table:table-cell table:formula="of:=VLOOKUP([.A1068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chea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ananas are so cheap even poor people can afford them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2</text:p>
          </table:table-cell>
          <table:table-cell table:formula="of:=VLOOKUP([.A1069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expens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Mangos are more expensive than bananas.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03</text:p>
          </table:table-cell>
          <table:table-cell table:formula="of:=VLOOKUP([.A1070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for free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Adverb</text:p>
          </table:table-cell>
          <table:table-cell table:number-columns-repeated="16378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04</text:p>
          </table:table-cell>
          <table:table-cell table:formula="of:=VLOOKUP([.A1071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fter he became rich, he donated a lot of money to poor people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005</text:p>
          </table:table-cell>
          <table:table-cell table:formula="of:=VLOOKUP([.A1072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beggar invested his money so well that he became rich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006</text:p>
          </table:table-cell>
          <table:table-cell table:formula="of:=VLOOKUP([.A1073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sting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He is so stingy he doesn't heat his house even in winter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007</text:p>
          </table:table-cell>
          <table:table-cell table:formula="of:=VLOOKUP([.A1074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begg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beggar collected money in a cup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008</text:p>
          </table:table-cell>
          <table:table-cell table:formula="of:=VLOOKUP([.A1075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bill</text:p>
          </table:table-cell>
          <table:table-cell office:value-type="string" calcext:value-type="string">
            <text:p>‘written list showing how much a customer has to pay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009</text:p>
          </table:table-cell>
          <table:table-cell table:formula="of:=VLOOKUP([.A1076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ca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010</text:p>
          </table:table-cell>
          <table:table-cell table:formula="of:=VLOOKUP([.A1077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co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don't have any coins left, only paper money.</text:p>
          </table:table-cell>
          <table:table-cell table:number-columns-repeated="16377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11" calcext:value-type="float">
            <text:p>011</text:p>
          </table:table-cell>
          <table:table-cell table:formula="of:=VLOOKUP([.A1078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debt</text:p>
          </table:table-cell>
          <table:table-cell office:value-type="string" calcext:value-type="string">
            <text:p>'sum of money that one owes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 now had enough money to pay off his father's outstanding debts.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012</text:p>
          </table:table-cell>
          <table:table-cell table:formula="of:=VLOOKUP([.A1079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gif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013</text:p>
          </table:table-cell>
          <table:table-cell table:formula="of:=VLOOKUP([.A1080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market</text:p>
          </table:table-cell>
          <table:table-cell office:value-type="string" calcext:value-type="string">
            <text:p>(plac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 is going to the market to buy vegetables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014</text:p>
          </table:table-cell>
          <table:table-cell table:formula="of:=VLOOKUP([.A1081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merchant</text:p>
          </table:table-cell>
          <table:table-cell office:value-type="string" calcext:value-type="string">
            <text:p>'someone who buys and sells goods in large quantitie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015</text:p>
          </table:table-cell>
          <table:table-cell table:formula="of:=VLOOKUP([.A1082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mon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 thousand dollars is a lot of money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016</text:p>
          </table:table-cell>
          <table:table-cell table:formula="of:=VLOOKUP([.A1083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pr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price of these bananas is two dollars a bunch.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017</text:p>
          </table:table-cell>
          <table:table-cell table:formula="of:=VLOOKUP([.A1084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proper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018</text:p>
          </table:table-cell>
          <table:table-cell table:formula="of:=VLOOKUP([.A1085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shop/sto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are no shops in the market, only open stalls.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019</text:p>
          </table:table-cell>
          <table:table-cell table:formula="of:=VLOOKUP([.A1086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string instrum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020</text:p>
          </table:table-cell>
          <table:table-cell table:formula="of:=VLOOKUP([.A1087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tax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f you don't pay your taxes, you go to jail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021</text:p>
          </table:table-cell>
          <table:table-cell table:formula="of:=VLOOKUP([.A1088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thing</text:p>
          </table:table-cell>
          <table:table-cell office:value-type="string" calcext:value-type="string">
            <text:p>'concrete object of any kind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y brother is rich, and many things in his house are never used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022</text:p>
          </table:table-cell>
          <table:table-cell table:formula="of:=VLOOKUP([.A1089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he wages</text:p>
          </table:table-cell>
          <table:table-cell office:value-type="string" calcext:value-type="string">
            <text:p>'the money a worker receives for the work done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ob's not very exciting, but he earns a good wage.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023</text:p>
          </table:table-cell>
          <table:table-cell table:formula="of:=VLOOKUP([.A1090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be wort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024</text:p>
          </table:table-cell>
          <table:table-cell table:formula="of:=VLOOKUP([.A1091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borr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Can I borrow your ladder?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025</text:p>
          </table:table-cell>
          <table:table-cell table:formula="of:=VLOOKUP([.A1092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bu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bought ten bananas for a dollar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026</text:p>
          </table:table-cell>
          <table:table-cell table:formula="of:=VLOOKUP([.A1093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dam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fire damaged the house but it was quickly repaired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027</text:p>
          </table:table-cell>
          <table:table-cell table:formula="of:=VLOOKUP([.A1094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destroy</text:p>
          </table:table-cell>
          <table:table-cell office:value-type="string" calcext:value-type="string">
            <text:p>'damage something so badly that it cannot be repaired or so that it no longer exist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school was completely destroyed by fire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028</text:p>
          </table:table-cell>
          <table:table-cell table:formula="of:=VLOOKUP([.A1095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earn</text:p>
          </table:table-cell>
          <table:table-cell office:value-type="string" calcext:value-type="string">
            <text:p>'receive [money] for regular work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job's not very exciting, but he earns a good wage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029</text:p>
          </table:table-cell>
          <table:table-cell table:formula="of:=VLOOKUP([.A1096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fi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had lost my purse but I found it again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030</text:p>
          </table:table-cell>
          <table:table-cell table:formula="of:=VLOOKUP([.A1097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get</text:p>
          </table:table-cell>
          <table:table-cell office:value-type="string" calcext:value-type="string">
            <text:p>'come into possession of something' (neutral between ‘obtain’ and ‘receive’)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031</text:p>
          </table:table-cell>
          <table:table-cell table:formula="of:=VLOOKUP([.A1098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'physical transfer of an object with one's hands that passes into possession of the recipient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girl gave the boy a flower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032</text:p>
          </table:table-cell>
          <table:table-cell table:formula="of:=VLOOKUP([.A1099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give back</text:p>
          </table:table-cell>
          <table:table-cell office:value-type="string" calcext:value-type="string">
            <text:p>'give something that was earlier in the recipient's possession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lent you my watch, and you haven't given it back yet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033</text:p>
          </table:table-cell>
          <table:table-cell table:formula="of:=VLOOKUP([.A1100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grasp</text:p>
          </table:table-cell>
          <table:table-cell office:value-type="string" calcext:value-type="string">
            <text:p>'take and hold something firmly with one's hand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ke sure you grasp the rope with both hands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034</text:p>
          </table:table-cell>
          <table:table-cell table:formula="of:=VLOOKUP([.A1101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have</text:p>
          </table:table-cell>
          <table:table-cell office:value-type="string" calcext:value-type="string">
            <text:p>'have temporarily (including things that one does not strictly speaking possess)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boy has a flower in his hand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035</text:p>
          </table:table-cell>
          <table:table-cell table:formula="of:=VLOOKUP([.A1102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hire</text:p>
          </table:table-cell>
          <table:table-cell office:value-type="string" calcext:value-type="string">
            <text:p>‘employ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e need to hire/employ more workers if we want to finish the task in time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036</text:p>
          </table:table-cell>
          <table:table-cell table:formula="of:=VLOOKUP([.A1103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hold</text:p>
          </table:table-cell>
          <table:table-cell office:value-type="string" calcext:value-type="string">
            <text:p>'to have something in one's hand or arms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held the baby in my arms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037</text:p>
          </table:table-cell>
          <table:table-cell table:formula="of:=VLOOKUP([.A1104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injure</text:p>
          </table:table-cell>
          <table:table-cell office:value-type="string" calcext:value-type="string">
            <text:p>'to cause bodily harm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falling tree injured two loggers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038</text:p>
          </table:table-cell>
          <table:table-cell table:formula="of:=VLOOKUP([.A1105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keep</text:p>
          </table:table-cell>
          <table:table-cell office:value-type="string" calcext:value-type="string">
            <text:p>'retain, remain in possession of something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like the hat you gave me and I'd like to keep it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039</text:p>
          </table:table-cell>
          <table:table-cell table:formula="of:=VLOOKUP([.A1106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l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Can you lend me your ladder?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040</text:p>
          </table:table-cell>
          <table:table-cell table:formula="of:=VLOOKUP([.A1107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let go</text:p>
          </table:table-cell>
          <table:table-cell office:value-type="string" calcext:value-type="string">
            <text:p>‘stop holding something/someone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let go of the rope.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041</text:p>
          </table:table-cell>
          <table:table-cell table:formula="of:=VLOOKUP([.A1108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look fo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am looking for my purse; I must have lost it on my way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042</text:p>
          </table:table-cell>
          <table:table-cell table:formula="of:=VLOOKUP([.A1109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l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had lost my purse but I found it again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043</text:p>
          </table:table-cell>
          <table:table-cell table:formula="of:=VLOOKUP([.A1110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ow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My brother owes me 100 Euros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044</text:p>
          </table:table-cell>
          <table:table-cell table:formula="of:=VLOOKUP([.A1111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own</text:p>
          </table:table-cell>
          <table:table-cell office:value-type="string" calcext:value-type="string">
            <text:p>'possess, have permanently as legal possession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woman owns a car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045</text:p>
          </table:table-cell>
          <table:table-cell table:formula="of:=VLOOKUP([.A1112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p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paid 100 Euros for this book.</text:p>
          </table:table-cell>
          <table:table-cell table:number-columns-repeated="16377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046</text:p>
          </table:table-cell>
          <table:table-cell table:formula="of:=VLOOKUP([.A1113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preserve</text:p>
          </table:table-cell>
          <table:table-cell office:value-type="string" calcext:value-type="string">
            <text:p>‘save something/someone from being harmed or destroyed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think these traditional customs should be preserved. / The wreck was preserved by the muddy sea bed.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047</text:p>
          </table:table-cell>
          <table:table-cell table:formula="of:=VLOOKUP([.A1114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recei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048</text:p>
          </table:table-cell>
          <table:table-cell table:formula="of:=VLOOKUP([.A1115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rescue</text:p>
          </table:table-cell>
          <table:table-cell office:value-type="string" calcext:value-type="string">
            <text:p>'make someone safe from danger or harm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saved his friend from drowning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049</text:p>
          </table:table-cell>
          <table:table-cell table:formula="of:=VLOOKUP([.A1116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se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sold his car for five thousand Euros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050</text:p>
          </table:table-cell>
          <table:table-cell table:formula="of:=VLOOKUP([.A1117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share</text:p>
          </table:table-cell>
          <table:table-cell office:value-type="string" calcext:value-type="string">
            <text:p>'let someone have part of something that belongs to oneself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girl shared the cookies with her brother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051</text:p>
          </table:table-cell>
          <table:table-cell table:formula="of:=VLOOKUP([.A1118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'seize a concrete object in the hand and hold it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took my bag and walked to the market square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052</text:p>
          </table:table-cell>
          <table:table-cell table:formula="of:=VLOOKUP([.A1119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trade or bar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farmer traded his cow for three goats.</text:p>
          </table:table-cell>
          <table:table-cell table:number-columns-repeated="16377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053</text:p>
          </table:table-cell>
          <table:table-cell table:formula="of:=VLOOKUP([.A1120];[TOC.$A$11:.$B$34];2)" office:value-type="string" office:string-value="Possession" calcext:value-type="string">
            <text:p>Possession</text:p>
          </table:table-cell>
          <table:table-cell office:value-type="string" calcext:value-type="string">
            <text:p>to weigh</text:p>
          </table:table-cell>
          <table:table-cell office:value-type="string" calcext:value-type="string">
            <text:p>'have a certain weight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bag weighs 10 kilograms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01</text:p>
          </table:table-cell>
          <table:table-cell table:formula="of:=VLOOKUP([.A112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Above the house flew a dov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2</text:p>
          </table:table-cell>
          <table:table-cell table:formula="of:=VLOOKUP([.A112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After the storm we went outside again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03</text:p>
          </table:table-cell>
          <table:table-cell table:formula="of:=VLOOKUP([.A112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apart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04</text:p>
          </table:table-cell>
          <table:table-cell table:formula="of:=VLOOKUP([.A112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05</text:p>
          </table:table-cell>
          <table:table-cell table:formula="of:=VLOOKUP([.A112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Adverb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06</text:p>
          </table:table-cell>
          <table:table-cell table:formula="of:=VLOOKUP([.A112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Before the war people freely crossed the border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07</text:p>
          </table:table-cell>
          <table:table-cell table:formula="of:=VLOOKUP([.A112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 can't see the tree, it's behind the hous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08</text:p>
          </table:table-cell>
          <table:table-cell table:formula="of:=VLOOKUP([.A1128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Beside the house there are some trees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09</text:p>
          </table:table-cell>
          <table:table-cell table:formula="of:=VLOOKUP([.A1129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010</text:p>
          </table:table-cell>
          <table:table-cell table:formula="of:=VLOOKUP([.A1130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(opposite of straight)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011</text:p>
          </table:table-cell>
          <table:table-cell table:formula="of:=VLOOKUP([.A113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012</text:p>
          </table:table-cell>
          <table:table-cell table:formula="of:=VLOOKUP([.A113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She looked down into the well.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013</text:p>
          </table:table-cell>
          <table:table-cell table:formula="of:=VLOOKUP([.A113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(adverb)</text:p>
          </table:table-cell>
          <table:table-cell office:value-type="string" calcext:value-type="string">
            <text:p>Adverb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014</text:p>
          </table:table-cell>
          <table:table-cell table:formula="of:=VLOOKUP([.A113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flat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015</text:p>
          </table:table-cell>
          <table:table-cell table:formula="of:=VLOOKUP([.A113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eagle flew so high it was hardly visibl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016</text:p>
          </table:table-cell>
          <table:table-cell table:formula="of:=VLOOKUP([.A113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017</text:p>
          </table:table-cell>
          <table:table-cell table:formula="of:=VLOOKUP([.A113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in front of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n front of the house is a white gat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018</text:p>
          </table:table-cell>
          <table:table-cell table:formula="of:=VLOOKUP([.A1138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What's inside the box?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019</text:p>
          </table:table-cell>
          <table:table-cell table:formula="of:=VLOOKUP([.A1139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on the left side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020</text:p>
          </table:table-cell>
          <table:table-cell table:formula="of:=VLOOKUP([.A1140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021</text:p>
          </table:table-cell>
          <table:table-cell table:formula="of:=VLOOKUP([.A114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bat flew so low its wings brushed against the bush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022</text:p>
          </table:table-cell>
          <table:table-cell table:formula="of:=VLOOKUP([.A114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narrow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023</text:p>
          </table:table-cell>
          <table:table-cell table:formula="of:=VLOOKUP([.A114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(adverb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She was standing near enough to hear what they said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024</text:p>
          </table:table-cell>
          <table:table-cell table:formula="of:=VLOOKUP([.A114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t's cold outsid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025</text:p>
          </table:table-cell>
          <table:table-cell table:formula="of:=VLOOKUP([.A114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poin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He pierced the leather with a pointed knif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026</text:p>
          </table:table-cell>
          <table:table-cell table:formula="of:=VLOOKUP([.A114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right(1)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on the right side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027</text:p>
          </table:table-cell>
          <table:table-cell table:formula="of:=VLOOKUP([.A114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028</text:p>
          </table:table-cell>
          <table:table-cell table:formula="of:=VLOOKUP([.A1148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shallow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029</text:p>
          </table:table-cell>
          <table:table-cell table:formula="of:=VLOOKUP([.A1149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030</text:p>
          </table:table-cell>
          <table:table-cell table:formula="of:=VLOOKUP([.A1150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similar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031</text:p>
          </table:table-cell>
          <table:table-cell table:formula="of:=VLOOKUP([.A115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032</text:p>
          </table:table-cell>
          <table:table-cell table:formula="of:=VLOOKUP([.A115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033</text:p>
          </table:table-cell>
          <table:table-cell table:formula="of:=VLOOKUP([.A115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all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034</text:p>
          </table:table-cell>
          <table:table-cell table:formula="of:=VLOOKUP([.A115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ball</text:p>
          </table:table-cell>
          <table:table-cell office:value-type="string" calcext:value-type="string">
            <text:p>‘sphere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035</text:p>
          </table:table-cell>
          <table:table-cell table:formula="of:=VLOOKUP([.A115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bott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coin was lying on the bottom of the pond.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036</text:p>
          </table:table-cell>
          <table:table-cell table:formula="of:=VLOOKUP([.A115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circ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037</text:p>
          </table:table-cell>
          <table:table-cell table:formula="of:=VLOOKUP([.A115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corn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038</text:p>
          </table:table-cell>
          <table:table-cell table:formula="of:=VLOOKUP([.A1158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cros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039</text:p>
          </table:table-cell>
          <table:table-cell table:formula="of:=VLOOKUP([.A1159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ea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040</text:p>
          </table:table-cell>
          <table:table-cell table:formula="of:=VLOOKUP([.A1160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ed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041</text:p>
          </table:table-cell>
          <table:table-cell table:formula="of:=VLOOKUP([.A116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end(1)</text:p>
          </table:table-cell>
          <table:table-cell office:value-type="string" calcext:value-type="string">
            <text:p>(spat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t the end of the village stood a small hous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042</text:p>
          </table:table-cell>
          <table:table-cell table:formula="of:=VLOOKUP([.A116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fathom</text:p>
          </table:table-cell>
          <table:table-cell office:value-type="string" calcext:value-type="string">
            <text:p>‘a unit of length (originally outstretched arms), equal to about 1.8 metre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043</text:p>
          </table:table-cell>
          <table:table-cell table:formula="of:=VLOOKUP([.A116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ho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044</text:p>
          </table:table-cell>
          <table:table-cell table:formula="of:=VLOOKUP([.A116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hoo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045</text:p>
          </table:table-cell>
          <table:table-cell table:formula="of:=VLOOKUP([.A116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l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046</text:p>
          </table:table-cell>
          <table:table-cell table:formula="of:=VLOOKUP([.A116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midd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047</text:p>
          </table:table-cell>
          <table:table-cell table:formula="of:=VLOOKUP([.A116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nor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048</text:p>
          </table:table-cell>
          <table:table-cell table:formula="of:=VLOOKUP([.A1168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pl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is place is too hot, let's look for a cooler place.</text:p>
          </table:table-cell>
          <table:table-cell table:number-columns-repeated="16377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049</text:p>
          </table:table-cell>
          <table:table-cell table:formula="of:=VLOOKUP([.A1169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remain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fter the earthquake, some people continued to live in the remains of their homes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050</text:p>
          </table:table-cell>
          <table:table-cell table:formula="of:=VLOOKUP([.A1170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s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were trees on both sides of the house.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051</text:p>
          </table:table-cell>
          <table:table-cell table:formula="of:=VLOOKUP([.A117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sout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052</text:p>
          </table:table-cell>
          <table:table-cell table:formula="of:=VLOOKUP([.A117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squar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053</text:p>
          </table:table-cell>
          <table:table-cell table:formula="of:=VLOOKUP([.A117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t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top of the tree caught fire.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054</text:p>
          </table:table-cell>
          <table:table-cell table:formula="of:=VLOOKUP([.A117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e we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055</text:p>
          </table:table-cell>
          <table:table-cell table:formula="of:=VLOOKUP([.A117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(in dimension; as opposed to thick in density, e.g. thick soup, hai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 thick board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056</text:p>
          </table:table-cell>
          <table:table-cell table:formula="of:=VLOOKUP([.A117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(in dimension; as opposed to thin in density, e.g. thin soup, hai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 thin board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057</text:p>
          </table:table-cell>
          <table:table-cell table:formula="of:=VLOOKUP([.A117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chan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baby changed her lif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058</text:p>
          </table:table-cell>
          <table:table-cell table:formula="of:=VLOOKUP([.A1178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cov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covered the child with a blanket.</text:p>
          </table:table-cell>
          <table:table-cell table:number-columns-repeated="1637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059</text:p>
          </table:table-cell>
          <table:table-cell table:formula="of:=VLOOKUP([.A1179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divide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divided the bananas equally among the children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060</text:p>
          </table:table-cell>
          <table:table-cell table:formula="of:=VLOOKUP([.A1180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gather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gathered wild mushrooms for dinner.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061</text:p>
          </table:table-cell>
          <table:table-cell table:formula="of:=VLOOKUP([.A118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grow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062</text:p>
          </table:table-cell>
          <table:table-cell table:formula="of:=VLOOKUP([.A118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‘conceal’ 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de your money here, so no one can find it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063</text:p>
          </table:table-cell>
          <table:table-cell table:formula="of:=VLOOKUP([.A118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join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joined the two boards with nails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064</text:p>
          </table:table-cell>
          <table:table-cell table:formula="of:=VLOOKUP([.A118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lie dow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lay down in her bed but could not fall asleep.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065</text:p>
          </table:table-cell>
          <table:table-cell table:formula="of:=VLOOKUP([.A118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measure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066</text:p>
          </table:table-cell>
          <table:table-cell table:formula="of:=VLOOKUP([.A118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opened the door and went out.</text:p>
          </table:table-cell>
          <table:table-cell table:number-columns-repeated="1637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067</text:p>
          </table:table-cell>
          <table:table-cell table:formula="of:=VLOOKUP([.A118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pick u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picked up the stone and then threw it down again.</text:p>
          </table:table-cell>
          <table:table-cell table:number-columns-repeated="1637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068</text:p>
          </table:table-cell>
          <table:table-cell table:formula="of:=VLOOKUP([.A1188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pile up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piled up the mushrooms he had collected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069</text:p>
          </table:table-cell>
          <table:table-cell table:formula="of:=VLOOKUP([.A1189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p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put the book on the tabl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070</text:p>
          </table:table-cell>
          <table:table-cell table:formula="of:=VLOOKUP([.A1190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rem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plan to remain here for a week.</text:p>
          </table:table-cell>
          <table:table-cell table:number-columns-repeated="1637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071</text:p>
          </table:table-cell>
          <table:table-cell table:formula="of:=VLOOKUP([.A1191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separate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separated the two boards by pulling out the nails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072</text:p>
          </table:table-cell>
          <table:table-cell table:formula="of:=VLOOKUP([.A1192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shut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fter coming in, he shut the door.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073</text:p>
          </table:table-cell>
          <table:table-cell table:formula="of:=VLOOKUP([.A1193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s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Let's sit under the tre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074</text:p>
          </table:table-cell>
          <table:table-cell table:formula="of:=VLOOKUP([.A1194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to st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got tired of standing and sat down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075</text:p>
          </table:table-cell>
          <table:table-cell table:formula="of:=VLOOKUP([.A1195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 hid under the table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076</text:p>
          </table:table-cell>
          <table:table-cell table:formula="of:=VLOOKUP([.A1196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She looked up into the sky.</text:p>
          </table:table-cell>
          <table:table-cell table:number-columns-repeated="16377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077</text:p>
          </table:table-cell>
          <table:table-cell table:formula="of:=VLOOKUP([.A1197];[TOC.$A$11:.$B$34];2)" office:value-type="string" office:string-value="Spatial relations" calcext:value-type="string">
            <text:p>Spatial relations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01</text:p>
          </table:table-cell>
          <table:table-cell table:formula="of:=VLOOKUP([.A1198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a hundred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a hundred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2</text:p>
          </table:table-cell>
          <table:table-cell table:formula="of:=VLOOKUP([.A1199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a littl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003</text:p>
          </table:table-cell>
          <table:table-cell table:formula="of:=VLOOKUP([.A1200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a thousand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a thousand trees</text:p>
          </table:table-cell>
          <table:table-cell table:number-columns-repeated="163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004</text:p>
          </table:table-cell>
          <table:table-cell table:formula="of:=VLOOKUP([.A1201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'the complete set of' (applied to a conceptually countable and nonsingular noun)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All the children got on the bus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005</text:p>
          </table:table-cell>
          <table:table-cell table:formula="of:=VLOOKUP([.A1202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alon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Don't leave me alone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006</text:p>
          </table:table-cell>
          <table:table-cell table:formula="of:=VLOOKUP([.A1203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istributive numeral marker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007</text:p>
          </table:table-cell>
          <table:table-cell table:formula="of:=VLOOKUP([.A1204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each or every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008</text:p>
          </table:table-cell>
          <table:table-cell table:formula="of:=VLOOKUP([.A1205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eight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009</text:p>
          </table:table-cell>
          <table:table-cell table:formula="of:=VLOOKUP([.A1206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eleve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eleven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010</text:p>
          </table:table-cell>
          <table:table-cell table:formula="of:=VLOOKUP([.A1207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n empty pot is easier to carry than a full pot.</text:p>
          </table:table-cell>
          <table:table-cell table:number-columns-repeated="163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011</text:p>
          </table:table-cell>
          <table:table-cell table:formula="of:=VLOOKUP([.A1208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oday I found enough mushrooms for our supper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012</text:p>
          </table:table-cell>
          <table:table-cell table:formula="of:=VLOOKUP([.A1209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'a large number of'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There are few mushrooms in this forest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013</text:p>
          </table:table-cell>
          <table:table-cell table:formula="of:=VLOOKUP([.A1210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fiftee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fifteen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014</text:p>
          </table:table-cell>
          <table:table-cell table:formula="of:=VLOOKUP([.A1211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You are the first person I see today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015</text:p>
          </table:table-cell>
          <table:table-cell table:formula="of:=VLOOKUP([.A1212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five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016</text:p>
          </table:table-cell>
          <table:table-cell table:formula="of:=VLOOKUP([.A1213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four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017</text:p>
          </table:table-cell>
          <table:table-cell table:formula="of:=VLOOKUP([.A1214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n empty pot is easier to carry than a full pot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018</text:p>
          </table:table-cell>
          <table:table-cell table:formula="of:=VLOOKUP([.A1215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You were last person I saw before going to bed.</text:p>
          </table:table-cell>
          <table:table-cell table:number-columns-repeated="163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019</text:p>
          </table:table-cell>
          <table:table-cell table:formula="of:=VLOOKUP([.A1216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'a large number of' (applied to a conceptually countable and nonsingular noun)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There are many children on the bus.</text:p>
          </table:table-cell>
          <table:table-cell table:number-columns-repeated="163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020</text:p>
          </table:table-cell>
          <table:table-cell table:formula="of:=VLOOKUP([.A1217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'a larger number of'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Today I found more mushrooms than yesterday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021</text:p>
          </table:table-cell>
          <table:table-cell table:formula="of:=VLOOKUP([.A1218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nine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022</text:p>
          </table:table-cell>
          <table:table-cell table:formula="of:=VLOOKUP([.A1219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one tree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023</text:p>
          </table:table-cell>
          <table:table-cell table:formula="of:=VLOOKUP([.A1220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only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Saturn is the only planet with rings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024</text:p>
          </table:table-cell>
          <table:table-cell table:formula="of:=VLOOKUP([.A1221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second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You are the second person I see today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025</text:p>
          </table:table-cell>
          <table:table-cell table:formula="of:=VLOOKUP([.A1222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seven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026</text:p>
          </table:table-cell>
          <table:table-cell table:formula="of:=VLOOKUP([.A1223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six trees</text:p>
          </table:table-cell>
          <table:table-cell table:number-columns-repeated="163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027</text:p>
          </table:table-cell>
          <table:table-cell table:formula="of:=VLOOKUP([.A1224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'a certain number of' (applied to a conceptually countable and nonsingular noun)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Today we found some mushrooms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028</text:p>
          </table:table-cell>
          <table:table-cell table:formula="of:=VLOOKUP([.A1225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en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029</text:p>
          </table:table-cell>
          <table:table-cell table:formula="of:=VLOOKUP([.A1226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e centigram</text:p>
          </table:table-cell>
          <table:table-cell office:value-type="string" calcext:value-type="string">
            <text:p>A metric unit of mass equal to one hundredth (10) of a gram.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030</text:p>
          </table:table-cell>
          <table:table-cell table:formula="of:=VLOOKUP([.A1227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e crowd</text:p>
          </table:table-cell>
          <table:table-cell office:value-type="string" calcext:value-type="string">
            <text:p>'a large number of people in one place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re was a large crowd of people waiting outside the theatre.</text:p>
          </table:table-cell>
          <table:table-cell table:number-columns-repeated="163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031</text:p>
          </table:table-cell>
          <table:table-cell table:formula="of:=VLOOKUP([.A1228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e half</text:p>
          </table:table-cell>
          <table:table-cell office:value-type="string" calcext:value-type="string">
            <text:p>'either of the two equal parts into which something is divided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e cut the banana in two halves and gave one half to her husband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032</text:p>
          </table:table-cell>
          <table:table-cell table:formula="of:=VLOOKUP([.A1229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e pair</text:p>
          </table:table-cell>
          <table:table-cell office:value-type="string" calcext:value-type="string">
            <text:p>'two things of the same kind that are used together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air of sho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033</text:p>
          </table:table-cell>
          <table:table-cell table:formula="of:=VLOOKUP([.A1230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e pa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front part of the car was badly damaged.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034</text:p>
          </table:table-cell>
          <table:table-cell table:formula="of:=VLOOKUP([.A1231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e pie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 piece of cheese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035</text:p>
          </table:table-cell>
          <table:table-cell table:formula="of:=VLOOKUP([.A1232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e yard</text:p>
          </table:table-cell>
          <table:table-cell office:value-type="string" calcext:value-type="string">
            <text:p>unit of measurement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036</text:p>
          </table:table-cell>
          <table:table-cell table:formula="of:=VLOOKUP([.A1233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You are the third person I see today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037</text:p>
          </table:table-cell>
          <table:table-cell table:formula="of:=VLOOKUP([.A1234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irty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038</text:p>
          </table:table-cell>
          <table:table-cell table:formula="of:=VLOOKUP([.A1235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hree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039</text:p>
          </table:table-cell>
          <table:table-cell table:formula="of:=VLOOKUP([.A1236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hree times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 came over three times today.</text:p>
          </table:table-cell>
          <table:table-cell table:number-columns-repeated="163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040</text:p>
          </table:table-cell>
          <table:table-cell table:formula="of:=VLOOKUP([.A1237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o count</text:p>
          </table:table-cell>
          <table:table-cell office:value-type="string" calcext:value-type="string">
            <text:p>'count objects in a set in order to determine the total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teacher was counting the children as they got on the bus.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041</text:p>
          </table:table-cell>
          <table:table-cell table:formula="of:=VLOOKUP([.A1238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o fill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042</text:p>
          </table:table-cell>
          <table:table-cell table:formula="of:=VLOOKUP([.A1239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o substitut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043</text:p>
          </table:table-cell>
          <table:table-cell table:formula="of:=VLOOKUP([.A1240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welv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welve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044</text:p>
          </table:table-cell>
          <table:table-cell table:formula="of:=VLOOKUP([.A1241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wenty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wenty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045</text:p>
          </table:table-cell>
          <table:table-cell table:formula="of:=VLOOKUP([.A1242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wice/two times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 came over twice today.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046</text:p>
          </table:table-cell>
          <table:table-cell table:formula="of:=VLOOKUP([.A1243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wo trees</text:p>
          </table:table-cell>
          <table:table-cell table:number-columns-repeated="16377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047</text:p>
          </table:table-cell>
          <table:table-cell table:formula="of:=VLOOKUP([.A1244];[TOC.$A$11:.$B$34];2)" office:value-type="string" office:string-value="Quantity" calcext:value-type="string">
            <text:p>Quantity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he number ten is written as a one and a zero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01</text:p>
          </table:table-cell>
          <table:table-cell table:formula="of:=VLOOKUP([.A1245];[TOC.$A$11:.$B$34];2)" office:value-type="string" office:string-value="Time" calcext:value-type="string">
            <text:p>Time</text:p>
          </table:table-cell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 was there yesterday, but today I'm going again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2</text:p>
          </table:table-cell>
          <table:table-cell table:formula="of:=VLOOKUP([.A1246];[TOC.$A$11:.$B$34];2)" office:value-type="string" office:string-value="Time" calcext:value-type="string">
            <text:p>Tim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 always comes late.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03</text:p>
          </table:table-cell>
          <table:table-cell table:formula="of:=VLOOKUP([.A1247];[TOC.$A$11:.$B$34];2)" office:value-type="string" office:string-value="Time" calcext:value-type="string">
            <text:p>Time</text:p>
          </table:table-cell>
          <table:table-cell office:value-type="string" calcext:value-type="string">
            <text:p>Chinese New Ye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004</text:p>
          </table:table-cell>
          <table:table-cell table:formula="of:=VLOOKUP([.A1248];[TOC.$A$11:.$B$34];2)" office:value-type="string" office:string-value="Time" calcext:value-type="string">
            <text:p>Time</text:p>
          </table:table-cell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Come early, otherwise you won't get any cak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05</text:p>
          </table:table-cell>
          <table:table-cell table:formula="of:=VLOOKUP([.A1249];[TOC.$A$11:.$B$34];2)" office:value-type="string" office:string-value="Time" calcext:value-type="string">
            <text:p>Time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‘quickly’ (adverb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That man runs as fast as a hors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06</text:p>
          </table:table-cell>
          <table:table-cell table:formula="of:=VLOOKUP([.A1250];[TOC.$A$11:.$B$34];2)" office:value-type="string" office:string-value="Time" calcext:value-type="string">
            <text:p>Time</text:p>
          </table:table-cell>
          <table:table-cell office:value-type="string" calcext:value-type="string">
            <text:p>for a long tim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 waited for a long time, but she never cam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07</text:p>
          </table:table-cell>
          <table:table-cell table:formula="of:=VLOOKUP([.A1251];[TOC.$A$11:.$B$34];2)" office:value-type="string" office:string-value="Time" calcext:value-type="string">
            <text:p>Time</text:p>
          </table:table-cell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 Friday we go to the mosqu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08</text:p>
          </table:table-cell>
          <table:table-cell table:formula="of:=VLOOKUP([.A1252];[TOC.$A$11:.$B$34];2)" office:value-type="string" office:string-value="Time" calcext:value-type="string">
            <text:p>Time</text:p>
          </table:table-cell>
          <table:table-cell office:value-type="string" calcext:value-type="string">
            <text:p>immediately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Come here immediately!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09</text:p>
          </table:table-cell>
          <table:table-cell table:formula="of:=VLOOKUP([.A1253];[TOC.$A$11:.$B$34];2)" office:value-type="string" office:string-value="Time" calcext:value-type="string">
            <text:p>Time</text:p>
          </table:table-cell>
          <table:table-cell office:value-type="string" calcext:value-type="string">
            <text:p>lat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Don't come late, otherwise you won't get any cake.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010</text:p>
          </table:table-cell>
          <table:table-cell table:formula="of:=VLOOKUP([.A1254];[TOC.$A$11:.$B$34];2)" office:value-type="string" office:string-value="Time" calcext:value-type="string">
            <text:p>Time</text:p>
          </table:table-cell>
          <table:table-cell office:value-type="string" calcext:value-type="string">
            <text:p>long ago</text:p>
          </table:table-cell>
          <table:table-cell/>
          <table:table-cell office:value-type="string" calcext:value-type="string">
            <text:p>Adverb</text:p>
          </table:table-cell>
          <table:table-cell table:number-columns-repeated="16378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011</text:p>
          </table:table-cell>
          <table:table-cell table:formula="of:=VLOOKUP([.A1255];[TOC.$A$11:.$B$34];2)" office:value-type="string" office:string-value="Time" calcext:value-type="string">
            <text:p>Time</text:p>
          </table:table-cell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 Monday we go to work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012</text:p>
          </table:table-cell>
          <table:table-cell table:formula="of:=VLOOKUP([.A1256];[TOC.$A$11:.$B$34];2)" office:value-type="string" office:string-value="Time" calcext:value-type="string">
            <text:p>Tim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 never eat pork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013</text:p>
          </table:table-cell>
          <table:table-cell table:formula="of:=VLOOKUP([.A1257];[TOC.$A$11:.$B$34];2)" office:value-type="string" office:string-value="Time" calcext:value-type="string">
            <text:p>Time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I bought a new car.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014</text:p>
          </table:table-cell>
          <table:table-cell table:formula="of:=VLOOKUP([.A1258];[TOC.$A$11:.$B$34];2)" office:value-type="string" office:string-value="Time" calcext:value-type="string">
            <text:p>Time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015</text:p>
          </table:table-cell>
          <table:table-cell table:formula="of:=VLOOKUP([.A1259];[TOC.$A$11:.$B$34];2)" office:value-type="string" office:string-value="Time" calcext:value-type="string">
            <text:p>Time</text:p>
          </table:table-cell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 was sick last week, but I'm fine now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016</text:p>
          </table:table-cell>
          <table:table-cell table:formula="of:=VLOOKUP([.A1260];[TOC.$A$11:.$B$34];2)" office:value-type="string" office:string-value="Time" calcext:value-type="string">
            <text:p>Time</text:p>
          </table:table-cell>
          <table:table-cell office:value-type="string" calcext:value-type="string">
            <text:p>ofte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 often comes late, but today he's on tim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017</text:p>
          </table:table-cell>
          <table:table-cell table:formula="of:=VLOOKUP([.A1261];[TOC.$A$11:.$B$34];2)" office:value-type="string" office:string-value="Time" calcext:value-type="string">
            <text:p>Time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She is so old that all her teeth are gone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018</text:p>
          </table:table-cell>
          <table:table-cell table:formula="of:=VLOOKUP([.A1262];[TOC.$A$11:.$B$34];2)" office:value-type="string" office:string-value="Time" calcext:value-type="string">
            <text:p>Time</text:p>
          </table:table-cell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I'm ready to go, but my husband is still in the shower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019</text:p>
          </table:table-cell>
          <table:table-cell table:formula="of:=VLOOKUP([.A1263];[TOC.$A$11:.$B$34];2)" office:value-type="string" office:string-value="Time" calcext:value-type="string">
            <text:p>Time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 Saturday we go to the synagogu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020</text:p>
          </table:table-cell>
          <table:table-cell table:formula="of:=VLOOKUP([.A1264];[TOC.$A$11:.$B$34];2)" office:value-type="string" office:string-value="Time" calcext:value-type="string">
            <text:p>Tim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(adverb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That horse runs as slow as a human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021</text:p>
          </table:table-cell>
          <table:table-cell table:formula="of:=VLOOKUP([.A1265];[TOC.$A$11:.$B$34];2)" office:value-type="string" office:string-value="Time" calcext:value-type="string">
            <text:p>Time</text:p>
          </table:table-cell>
          <table:table-cell office:value-type="string" calcext:value-type="string">
            <text:p>sometimes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Sometimes he comes late, but more often he's on tim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022</text:p>
          </table:table-cell>
          <table:table-cell table:formula="of:=VLOOKUP([.A1266];[TOC.$A$11:.$B$34];2)" office:value-type="string" office:string-value="Time" calcext:value-type="string">
            <text:p>Time</text:p>
          </table:table-cell>
          <table:table-cell office:value-type="string" calcext:value-type="string">
            <text:p>soon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Don't go yet, he'll be here soon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023</text:p>
          </table:table-cell>
          <table:table-cell table:formula="of:=VLOOKUP([.A1267];[TOC.$A$11:.$B$34];2)" office:value-type="string" office:string-value="Time" calcext:value-type="string">
            <text:p>Time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 Sunday we go to church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024</text:p>
          </table:table-cell>
          <table:table-cell table:formula="of:=VLOOKUP([.A1268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afterno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n the aftertoon I like to take a nap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025</text:p>
          </table:table-cell>
          <table:table-cell table:formula="of:=VLOOKUP([.A1269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age</text:p>
          </table:table-cell>
          <table:table-cell office:value-type="string" calcext:value-type="string">
            <text:p>‘time of life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t this age the baby can only drink milk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026</text:p>
          </table:table-cell>
          <table:table-cell table:formula="of:=VLOOKUP([.A1270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autumn/f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n the autumn it gets cooler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027</text:p>
          </table:table-cell>
          <table:table-cell table:formula="of:=VLOOKUP([.A1271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beginni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t the beginning it was difficult, but now it's easier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028</text:p>
          </table:table-cell>
          <table:table-cell table:formula="of:=VLOOKUP([.A1272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cl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at clock on the wall was bought by my grandfather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029</text:p>
          </table:table-cell>
          <table:table-cell table:formula="of:=VLOOKUP([.A1273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daw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un comes up at dawn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030</text:p>
          </table:table-cell>
          <table:table-cell table:formula="of:=VLOOKUP([.A1274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(adverbial use)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She's leaving tomorrow and coming back the day after tomorrow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031</text:p>
          </table:table-cell>
          <table:table-cell table:formula="of:=VLOOKUP([.A1275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(adverbial use)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She left the day before yesterday and arrived yesterday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032</text:p>
          </table:table-cell>
          <table:table-cell table:formula="of:=VLOOKUP([.A1276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day(1)</text:p>
          </table:table-cell>
          <table:table-cell office:value-type="string" calcext:value-type="string">
            <text:p>(as opposed to 'night'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ays are very hot here, but the nights are cool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033</text:p>
          </table:table-cell>
          <table:table-cell table:formula="of:=VLOOKUP([.A1277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day(2)</text:p>
          </table:table-cell>
          <table:table-cell office:value-type="string" calcext:value-type="string">
            <text:p>(unit of time, 24 hour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 am staying here for two days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034</text:p>
          </table:table-cell>
          <table:table-cell table:formula="of:=VLOOKUP([.A1278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end(2)</text:p>
          </table:table-cell>
          <table:table-cell office:value-type="string" calcext:value-type="string">
            <text:p>(tempor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t the end of the harvest there is a celebration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035</text:p>
          </table:table-cell>
          <table:table-cell table:formula="of:=VLOOKUP([.A1279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eve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e prefer having dinner at midday rather than in the evening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036</text:p>
          </table:table-cell>
          <table:table-cell table:formula="of:=VLOOKUP([.A1280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hou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day here lasts 15 hours in midsummer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037</text:p>
          </table:table-cell>
          <table:table-cell table:formula="of:=VLOOKUP([.A1281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mid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e prefer having dinner at midday rather than in the evening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038</text:p>
          </table:table-cell>
          <table:table-cell table:formula="of:=VLOOKUP([.A1282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mon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are twelve months in a year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039</text:p>
          </table:table-cell>
          <table:table-cell table:formula="of:=VLOOKUP([.A1283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mor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children go to school in the morning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040</text:p>
          </table:table-cell>
          <table:table-cell table:formula="of:=VLOOKUP([.A1284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n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days very hot here, but the nights are cool.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041</text:p>
          </table:table-cell>
          <table:table-cell table:formula="of:=VLOOKUP([.A1285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perio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042</text:p>
          </table:table-cell>
          <table:table-cell table:formula="of:=VLOOKUP([.A1286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sea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are only two seasons here, the dry season and the wet season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043</text:p>
          </table:table-cell>
          <table:table-cell table:formula="of:=VLOOKUP([.A1287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spring(2)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tree blooms in the spring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044</text:p>
          </table:table-cell>
          <table:table-cell table:formula="of:=VLOOKUP([.A1288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summ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summers are very hot her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045</text:p>
          </table:table-cell>
          <table:table-cell table:formula="of:=VLOOKUP([.A1289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ti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ly time can heal her pain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046</text:p>
          </table:table-cell>
          <table:table-cell table:formula="of:=VLOOKUP([.A1290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time(2)</text:p>
          </table:table-cell>
          <table:table-cell office:value-type="string" calcext:value-type="string">
            <text:p>the recurring occasion on which something happe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rst time, many times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047</text:p>
          </table:table-cell>
          <table:table-cell table:formula="of:=VLOOKUP([.A1291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wee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'm planning to stay for a week or two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048</text:p>
          </table:table-cell>
          <table:table-cell table:formula="of:=VLOOKUP([.A1292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win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winters are very cold her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049</text:p>
          </table:table-cell>
          <table:table-cell table:formula="of:=VLOOKUP([.A1293];[TOC.$A$11:.$B$34];2)" office:value-type="string" office:string-value="Time" calcext:value-type="string">
            <text:p>Time</text:p>
          </table:table-cell>
          <table:table-cell office:value-type="string" calcext:value-type="string">
            <text:p>the ye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 year normally lasts 365 days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050</text:p>
          </table:table-cell>
          <table:table-cell table:formula="of:=VLOOKUP([.A1294];[TOC.$A$11:.$B$34];2)" office:value-type="string" office:string-value="Time" calcext:value-type="string">
            <text:p>Time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 Thursday my mother is arriving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051</text:p>
          </table:table-cell>
          <table:table-cell table:formula="of:=VLOOKUP([.A1295];[TOC.$A$11:.$B$34];2)" office:value-type="string" office:string-value="Time" calcext:value-type="string">
            <text:p>Time</text:p>
          </table:table-cell>
          <table:table-cell office:value-type="string" calcext:value-type="string">
            <text:p>to be late</text:p>
          </table:table-cell>
          <table:table-cell office:value-type="string" calcext:value-type="string">
            <text:p>to tar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e expected her by 10 o’clock, but she was lat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052</text:p>
          </table:table-cell>
          <table:table-cell table:formula="of:=VLOOKUP([.A1296];[TOC.$A$11:.$B$34];2)" office:value-type="string" office:string-value="Time" calcext:value-type="string">
            <text:p>Time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(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began the work yesterday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053</text:p>
          </table:table-cell>
          <table:table-cell table:formula="of:=VLOOKUP([.A1297];[TOC.$A$11:.$B$34];2)" office:value-type="string" office:string-value="Time" calcext:value-type="string">
            <text:p>Time</text:p>
          </table:table-cell>
          <table:table-cell office:value-type="string" calcext:value-type="string">
            <text:p>to cease</text:p>
          </table:table-cell>
          <table:table-cell office:value-type="string" calcext:value-type="string">
            <text:p>‘to stop doing something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two sides promised to cease all hostile acts against each other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054</text:p>
          </table:table-cell>
          <table:table-cell table:formula="of:=VLOOKUP([.A1298];[TOC.$A$11:.$B$34];2)" office:value-type="string" office:string-value="Time" calcext:value-type="string">
            <text:p>Time</text:p>
          </table:table-cell>
          <table:table-cell office:value-type="string" calcext:value-type="string">
            <text:p>to fin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began building my house five years ago, but only finished it this year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055</text:p>
          </table:table-cell>
          <table:table-cell table:formula="of:=VLOOKUP([.A1299];[TOC.$A$11:.$B$34];2)" office:value-type="string" office:string-value="Time" calcext:value-type="string">
            <text:p>Time</text:p>
          </table:table-cell>
          <table:table-cell office:value-type="string" calcext:value-type="string">
            <text:p>to hurry</text:p>
          </table:table-cell>
          <table:table-cell office:value-type="string" calcext:value-type="string">
            <text:p>(intransit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lease hurry, or we'll be late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056</text:p>
          </table:table-cell>
          <table:table-cell table:formula="of:=VLOOKUP([.A1300];[TOC.$A$11:.$B$34];2)" office:value-type="string" office:string-value="Time" calcext:value-type="string">
            <text:p>Time</text:p>
          </table:table-cell>
          <table:table-cell office:value-type="string" calcext:value-type="string">
            <text:p>to last</text:p>
          </table:table-cell>
          <table:table-cell office:value-type="string" calcext:value-type="string">
            <text:p>‘take up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dry season lasts three months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057</text:p>
          </table:table-cell>
          <table:table-cell table:formula="of:=VLOOKUP([.A1301];[TOC.$A$11:.$B$34];2)" office:value-type="string" office:string-value="Time" calcext:value-type="string">
            <text:p>Time</text:p>
          </table:table-cell>
          <table:table-cell office:value-type="string" calcext:value-type="string">
            <text:p>today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's not in today, please call again tomorrow morning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058</text:p>
          </table:table-cell>
          <table:table-cell table:formula="of:=VLOOKUP([.A1302];[TOC.$A$11:.$B$34];2)" office:value-type="string" office:string-value="Time" calcext:value-type="string">
            <text:p>Time</text:p>
          </table:table-cell>
          <table:table-cell office:value-type="string" calcext:value-type="string">
            <text:p>tomorrow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He's not in today, please call again tomorrow morning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059</text:p>
          </table:table-cell>
          <table:table-cell table:formula="of:=VLOOKUP([.A1303];[TOC.$A$11:.$B$34];2)" office:value-type="string" office:string-value="Time" calcext:value-type="string">
            <text:p>Tim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 Tuesday we're having a party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060</text:p>
          </table:table-cell>
          <table:table-cell table:formula="of:=VLOOKUP([.A1304];[TOC.$A$11:.$B$34];2)" office:value-type="string" office:string-value="Time" calcext:value-type="string">
            <text:p>Time</text:p>
          </table:table-cell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On Wednesday there is a holiday.</text:p>
          </table:table-cell>
          <table:table-cell table:number-columns-repeated="163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061</text:p>
          </table:table-cell>
          <table:table-cell table:formula="of:=VLOOKUP([.A1305];[TOC.$A$11:.$B$34];2)" office:value-type="string" office:string-value="Time" calcext:value-type="string">
            <text:p>Time</text:p>
          </table:table-cell>
          <table:table-cell office:value-type="string" calcext:value-type="string">
            <text:p>yesterday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She left the day before yesterday and arrived yesterday.</text:p>
          </table:table-cell>
          <table:table-cell table:number-columns-repeated="16377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062</text:p>
          </table:table-cell>
          <table:table-cell table:formula="of:=VLOOKUP([.A1306];[TOC.$A$11:.$B$34];2)" office:value-type="string" office:string-value="Time" calcext:value-type="string">
            <text:p>Time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He is too young to eat solid foods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01</text:p>
          </table:table-cell>
          <table:table-cell table:formula="of:=VLOOKUP([.A1307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medicine is bitter, take it with honey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02</text:p>
          </table:table-cell>
          <table:table-cell table:formula="of:=VLOOKUP([.A1308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(charcoal)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3</text:p>
          </table:table-cell>
          <table:table-cell table:formula="of:=VLOOKUP([.A1309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(sky)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04</text:p>
          </table:table-cell>
          <table:table-cell table:formula="of:=VLOOKUP([.A1310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blu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is knife is blunt and does not cut well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05</text:p>
          </table:table-cell>
          <table:table-cell table:formula="of:=VLOOKUP([.A1311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brackish</text:p>
          </table:table-cell>
          <table:table-cell office:value-type="string" calcext:value-type="string">
            <text:p>brackish water: 'water that is not pure but is slightly salty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brackish water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06</text:p>
          </table:table-cell>
          <table:table-cell table:formula="of:=VLOOKUP([.A1312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'having a lot of light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I awoke from the bright sunlight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07</text:p>
          </table:table-cell>
          <table:table-cell table:formula="of:=VLOOKUP([.A1313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08</text:p>
          </table:table-cell>
          <table:table-cell table:formula="of:=VLOOKUP([.A1314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I washed my hands, so now they are clean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09</text:p>
          </table:table-cell>
          <table:table-cell table:formula="of:=VLOOKUP([.A1315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It's cold outside, so you need warm clothes.</text:p>
          </table:table-cell>
          <table:table-cell table:number-columns-repeated="163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010</text:p>
          </table:table-cell>
          <table:table-cell table:formula="of:=VLOOKUP([.A1316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It is dark in the room because the lamp is broken.</text:p>
          </table:table-cell>
          <table:table-cell table:number-columns-repeated="16377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011</text:p>
          </table:table-cell>
          <table:table-cell table:formula="of:=VLOOKUP([.A1317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dir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My hands are dirty from the work, so I need to wash them before the meal.</text:p>
          </table:table-cell>
          <table:table-cell table:number-columns-repeated="163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012</text:p>
          </table:table-cell>
          <table:table-cell table:formula="of:=VLOOKUP([.A1318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'without water or liquid inside or on the surface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he clothes were in the sun for a long time and are now dry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013</text:p>
          </table:table-cell>
          <table:table-cell table:formula="of:=VLOOKUP([.A1319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‘good smelling’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014</text:p>
          </table:table-cell>
          <table:table-cell table:formula="of:=VLOOKUP([.A1320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(leaves)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15" calcext:value-type="float">
            <text:p>015</text:p>
          </table:table-cell>
          <table:table-cell table:formula="of:=VLOOKUP([.A1321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016</text:p>
          </table:table-cell>
          <table:table-cell table:formula="of:=VLOOKUP([.A1322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'difficult to press down, break or cut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iamond is the hardest substance known to man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017</text:p>
          </table:table-cell>
          <table:table-cell table:formula="of:=VLOOKUP([.A1323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suitcase is too heavy for me to carry.</text:p>
          </table:table-cell>
          <table:table-cell table:number-columns-repeated="163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018</text:p>
          </table:table-cell>
          <table:table-cell table:formula="of:=VLOOKUP([.A1324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It's better to do the work now because later it'll be too hot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019</text:p>
          </table:table-cell>
          <table:table-cell table:formula="of:=VLOOKUP([.A1325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light(1)</text:p>
          </table:table-cell>
          <table:table-cell office:value-type="string" calcext:value-type="string">
            <text:p>(in weight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You can carry this bag, it's fairly light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020</text:p>
          </table:table-cell>
          <table:table-cell table:formula="of:=VLOOKUP([.A1326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light(2)</text:p>
          </table:table-cell>
          <table:table-cell office:value-type="string" calcext:value-type="string">
            <text:p>(as opposed to dark)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021</text:p>
          </table:table-cell>
          <table:table-cell table:formula="of:=VLOOKUP([.A1327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music is very loud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022</text:p>
          </table:table-cell>
          <table:table-cell table:formula="of:=VLOOKUP([.A1328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olour term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023</text:p>
          </table:table-cell>
          <table:table-cell table:formula="of:=VLOOKUP([.A1329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024</text:p>
          </table:table-cell>
          <table:table-cell table:formula="of:=VLOOKUP([.A1330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'not making much noise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We have to be quiet so as not to wake the baby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025</text:p>
          </table:table-cell>
          <table:table-cell table:formula="of:=VLOOKUP([.A1331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(blood)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026</text:p>
          </table:table-cell>
          <table:table-cell table:formula="of:=VLOOKUP([.A1332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rough(1)</text:p>
          </table:table-cell>
          <table:table-cell office:value-type="string" calcext:value-type="string">
            <text:p>'having an uneven surface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er hands were rough from hard work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027</text:p>
          </table:table-cell>
          <table:table-cell table:formula="of:=VLOOKUP([.A1333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sal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soup is too salty, add some water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028</text:p>
          </table:table-cell>
          <table:table-cell table:formula="of:=VLOOKUP([.A1334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knife is very sharp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029</text:p>
          </table:table-cell>
          <table:table-cell table:formula="of:=VLOOKUP([.A1335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'completely even/flat, so that the hand moves easiy over it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smooth skin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030</text:p>
          </table:table-cell>
          <table:table-cell table:formula="of:=VLOOKUP([.A1336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'not hard, easy to press/break/cut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 soft pillow</text:p>
          </table:table-cell>
          <table:table-cell table:number-columns-repeated="163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031</text:p>
          </table:table-cell>
          <table:table-cell table:formula="of:=VLOOKUP([.A1337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sou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Sprinkle a little sugar over the strawberries if they are sour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032</text:p>
          </table:table-cell>
          <table:table-cell table:formula="of:=VLOOKUP([.A1338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stinking</text:p>
          </table:table-cell>
          <table:table-cell office:value-type="string" calcext:value-type="string">
            <text:p>‘bad smelling’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033</text:p>
          </table:table-cell>
          <table:table-cell table:formula="of:=VLOOKUP([.A1339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ripe fruit is sweet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034</text:p>
          </table:table-cell>
          <table:table-cell table:formula="of:=VLOOKUP([.A1340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he colour/col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My shirt is red, but I'd prefer a different colour.</text:p>
          </table:table-cell>
          <table:table-cell table:number-columns-repeated="163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035</text:p>
          </table:table-cell>
          <table:table-cell table:formula="of:=VLOOKUP([.A1341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he sound or noise</text:p>
          </table:table-cell>
          <table:table-cell office:value-type="string" calcext:value-type="string">
            <text:p>'something that one can hear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re were strange sounds coming from the next room.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036</text:p>
          </table:table-cell>
          <table:table-cell table:formula="of:=VLOOKUP([.A1342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he tra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037</text:p>
          </table:table-cell>
          <table:table-cell table:formula="of:=VLOOKUP([.A1343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'touch something to get a tactile perception of it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el (the quality of) this cloth!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038</text:p>
          </table:table-cell>
          <table:table-cell table:formula="of:=VLOOKUP([.A1344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h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heard the sound of rain splashing on the window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039</text:p>
          </table:table-cell>
          <table:table-cell table:formula="of:=VLOOKUP([.A1345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listen</text:p>
          </table:table-cell>
          <table:table-cell office:value-type="string" calcext:value-type="string">
            <text:p>'pay attention to a sound that one can hear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Listen to the strange noise in the engine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040</text:p>
          </table:table-cell>
          <table:table-cell table:formula="of:=VLOOKUP([.A1346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loo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'm looking but I can't see the house.</text:p>
          </table:table-cell>
          <table:table-cell table:number-columns-repeated="163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041</text:p>
          </table:table-cell>
          <table:table-cell table:formula="of:=VLOOKUP([.A1347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pinch</text:p>
          </table:table-cell>
          <table:table-cell office:value-type="string" calcext:value-type="string">
            <text:p>'press a part of someone's flesh very tightly between one's finger and thumb (so that it hurts)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um, the boy pinched me!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042</text:p>
          </table:table-cell>
          <table:table-cell table:formula="of:=VLOOKUP([.A1348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se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see a house in the distance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043</text:p>
          </table:table-cell>
          <table:table-cell table:formula="of:=VLOOKUP([.A1349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sh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at lamp is shining in my eyes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044</text:p>
          </table:table-cell>
          <table:table-cell table:formula="of:=VLOOKUP([.A1350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sh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showed me her house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045</text:p>
          </table:table-cell>
          <table:table-cell table:formula="of:=VLOOKUP([.A1351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smell(1)</text:p>
          </table:table-cell>
          <table:table-cell office:value-type="string" calcext:value-type="string">
            <text:p>'(intransitive) to have a particular smell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flower smells pleasant.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046</text:p>
          </table:table-cell>
          <table:table-cell table:formula="of:=VLOOKUP([.A1352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smell(2)</text:p>
          </table:table-cell>
          <table:table-cell office:value-type="string" calcext:value-type="string">
            <text:p>'(transitive) to notice a particular smell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think I smell gas!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047</text:p>
          </table:table-cell>
          <table:table-cell table:formula="of:=VLOOKUP([.A1353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sniff</text:p>
          </table:table-cell>
          <table:table-cell office:value-type="string" calcext:value-type="string">
            <text:p>'to inhale through one's nose in order to smell something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opened the milk and sniffed it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048</text:p>
          </table:table-cell>
          <table:table-cell table:formula="of:=VLOOKUP([.A1354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taste</text:p>
          </table:table-cell>
          <table:table-cell office:value-type="string" calcext:value-type="string">
            <text:p>'have a particular taste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is soup tastes very good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049</text:p>
          </table:table-cell>
          <table:table-cell table:formula="of:=VLOOKUP([.A1355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to touch</text:p>
          </table:table-cell>
          <table:table-cell office:value-type="string" calcext:value-type="string">
            <text:p>'put one's hand on something/someone so that one can feel them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child wanted to touch everything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050</text:p>
          </table:table-cell>
          <table:table-cell table:formula="of:=VLOOKUP([.A1356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lour term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051</text:p>
          </table:table-cell>
          <table:table-cell table:formula="of:=VLOOKUP([.A1357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sun is shining and there's no wind, so it's warm and you can go out without a coat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052</text:p>
          </table:table-cell>
          <table:table-cell table:formula="of:=VLOOKUP([.A1358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'covered in or full of liquid'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e fell into the water, so his clothes are now wet.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053</text:p>
          </table:table-cell>
          <table:table-cell table:formula="of:=VLOOKUP([.A1359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(snow)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054</text:p>
          </table:table-cell>
          <table:table-cell table:formula="of:=VLOOKUP([.A1360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wrinkl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wrinkled face of a 90-year old man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055</text:p>
          </table:table-cell>
          <table:table-cell table:formula="of:=VLOOKUP([.A1361];[TOC.$A$11:.$B$34];2)" office:value-type="string" office:string-value="Sense perception" calcext:value-type="string">
            <text:p>Sense perception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(yolk of chicken egg)</text:p>
          </table:table-cell>
          <table:table-cell table:number-columns-repeated="16377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01</text:p>
          </table:table-cell>
          <table:table-cell table:formula="of:=VLOOKUP([.A1362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02</text:p>
          </table:table-cell>
          <table:table-cell table:formula="of:=VLOOKUP([.A1363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beautiful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3</text:p>
          </table:table-cell>
          <table:table-cell table:formula="of:=VLOOKUP([.A1364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comparative of ‘good’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004</text:p>
          </table:table-cell>
          <table:table-cell table:formula="of:=VLOOKUP([.A1365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brave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005</text:p>
          </table:table-cell>
          <table:table-cell table:formula="of:=VLOOKUP([.A1366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clever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006</text:p>
          </table:table-cell>
          <table:table-cell table:formula="of:=VLOOKUP([.A1367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faithful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007</text:p>
          </table:table-cell>
          <table:table-cell table:formula="of:=VLOOKUP([.A1368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008</text:p>
          </table:table-cell>
          <table:table-cell table:formula="of:=VLOOKUP([.A1369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greed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009</text:p>
          </table:table-cell>
          <table:table-cell table:formula="of:=VLOOKUP([.A1370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010</text:p>
          </table:table-cell>
          <table:table-cell table:formula="of:=VLOOKUP([.A1371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in vain</text:p>
          </table:table-cell>
          <table:table-cell/>
          <table:table-cell office:value-type="string" calcext:value-type="string">
            <text:p>Adverb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011</text:p>
          </table:table-cell>
          <table:table-cell table:formula="of:=VLOOKUP([.A1372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012</text:p>
          </table:table-cell>
          <table:table-cell table:formula="of:=VLOOKUP([.A1373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right(2)</text:p>
          </table:table-cell>
          <table:table-cell office:value-type="string" calcext:value-type="string">
            <text:p>‘correct’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013</text:p>
          </table:table-cell>
          <table:table-cell table:formula="of:=VLOOKUP([.A1374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surprised or astonishe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014</text:p>
          </table:table-cell>
          <table:table-cell table:formula="of:=VLOOKUP([.A1375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ank you!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015</text:p>
          </table:table-cell>
          <table:table-cell table:formula="of:=VLOOKUP([.A1376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ang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016</text:p>
          </table:table-cell>
          <table:table-cell table:formula="of:=VLOOKUP([.A1377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anxie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017</text:p>
          </table:table-cell>
          <table:table-cell table:formula="of:=VLOOKUP([.A1378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bad lu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018</text:p>
          </table:table-cell>
          <table:table-cell table:formula="of:=VLOOKUP([.A1379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blam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019</text:p>
          </table:table-cell>
          <table:table-cell table:formula="of:=VLOOKUP([.A1380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dang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020</text:p>
          </table:table-cell>
          <table:table-cell table:formula="of:=VLOOKUP([.A1381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dece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021</text:p>
          </table:table-cell>
          <table:table-cell table:formula="of:=VLOOKUP([.A1382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envy or jealous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022</text:p>
          </table:table-cell>
          <table:table-cell table:formula="of:=VLOOKUP([.A1383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ev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023</text:p>
          </table:table-cell>
          <table:table-cell table:formula="of:=VLOOKUP([.A1384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faul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t's your fault we missed the bus!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024</text:p>
          </table:table-cell>
          <table:table-cell table:formula="of:=VLOOKUP([.A1385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fe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025</text:p>
          </table:table-cell>
          <table:table-cell table:formula="of:=VLOOKUP([.A1386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good lu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026</text:p>
          </table:table-cell>
          <table:table-cell table:formula="of:=VLOOKUP([.A1387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grie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027</text:p>
          </table:table-cell>
          <table:table-cell table:formula="of:=VLOOKUP([.A1388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mistak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028</text:p>
          </table:table-cell>
          <table:table-cell table:formula="of:=VLOOKUP([.A1389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moo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029</text:p>
          </table:table-cell>
          <table:table-cell table:formula="of:=VLOOKUP([.A1390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pa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030</text:p>
          </table:table-cell>
          <table:table-cell table:formula="of:=VLOOKUP([.A1391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pi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031</text:p>
          </table:table-cell>
          <table:table-cell table:formula="of:=VLOOKUP([.A1392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prai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032</text:p>
          </table:table-cell>
          <table:table-cell table:formula="of:=VLOOKUP([.A1393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sham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033</text:p>
          </table:table-cell>
          <table:table-cell table:formula="of:=VLOOKUP([.A1394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soul or spir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034</text:p>
          </table:table-cell>
          <table:table-cell table:formula="of:=VLOOKUP([.A1395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te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035</text:p>
          </table:table-cell>
          <table:table-cell table:formula="of:=VLOOKUP([.A1396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he troub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036</text:p>
          </table:table-cell>
          <table:table-cell table:formula="of:=VLOOKUP([.A1397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be ashamed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037</text:p>
          </table:table-cell>
          <table:table-cell table:formula="of:=VLOOKUP([.A1398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be glad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038</text:p>
          </table:table-cell>
          <table:table-cell table:formula="of:=VLOOKUP([.A1399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choos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039</text:p>
          </table:table-cell>
          <table:table-cell table:formula="of:=VLOOKUP([.A1400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complain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040</text:p>
          </table:table-cell>
          <table:table-cell table:formula="of:=VLOOKUP([.A1401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‘to weep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041</text:p>
          </table:table-cell>
          <table:table-cell table:formula="of:=VLOOKUP([.A1402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dar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042</text:p>
          </table:table-cell>
          <table:table-cell table:formula="of:=VLOOKUP([.A1403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embrac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043</text:p>
          </table:table-cell>
          <table:table-cell table:formula="of:=VLOOKUP([.A1404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enthus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044</text:p>
          </table:table-cell>
          <table:table-cell table:formula="of:=VLOOKUP([.A1405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forgiv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045</text:p>
          </table:table-cell>
          <table:table-cell table:formula="of:=VLOOKUP([.A1406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groan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046</text:p>
          </table:table-cell>
          <table:table-cell table:formula="of:=VLOOKUP([.A1407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hat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047</text:p>
          </table:table-cell>
          <table:table-cell table:formula="of:=VLOOKUP([.A1408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hop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048</text:p>
          </table:table-cell>
          <table:table-cell table:formula="of:=VLOOKUP([.A1409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kiss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049</text:p>
          </table:table-cell>
          <table:table-cell table:formula="of:=VLOOKUP([.A1410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laug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050</text:p>
          </table:table-cell>
          <table:table-cell table:formula="of:=VLOOKUP([.A1411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lie(2)</text:p>
          </table:table-cell>
          <table:table-cell office:value-type="string" calcext:value-type="string">
            <text:p>‘tell lies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051</text:p>
          </table:table-cell>
          <table:table-cell table:formula="of:=VLOOKUP([.A1412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look forward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052</text:p>
          </table:table-cell>
          <table:table-cell table:formula="of:=VLOOKUP([.A1413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lo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love you.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053</text:p>
          </table:table-cell>
          <table:table-cell table:formula="of:=VLOOKUP([.A1414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play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054</text:p>
          </table:table-cell>
          <table:table-cell table:formula="of:=VLOOKUP([.A1415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prais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055</text:p>
          </table:table-cell>
          <table:table-cell table:formula="of:=VLOOKUP([.A1416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regret or be sor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regret my mistake./I am sorrry about my mistake.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056</text:p>
          </table:table-cell>
          <table:table-cell table:formula="of:=VLOOKUP([.A1417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smil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057</text:p>
          </table:table-cell>
          <table:table-cell table:formula="of:=VLOOKUP([.A1418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to want</text:p>
          </table:table-cell>
          <table:table-cell office:value-type="string" calcext:value-type="string">
            <text:p>‘to desire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058</text:p>
          </table:table-cell>
          <table:table-cell table:formula="of:=VLOOKUP([.A1419];[TOC.$A$11:.$B$34];2)" office:value-type="string" office:string-value="Emotions and values" calcext:value-type="string">
            <text:p>Emotions and values</text:p>
          </table:table-cell>
          <table:table-cell table:style-name="ce13" office:value-type="string" calcext:value-type="string">
            <text:p>true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059</text:p>
          </table:table-cell>
          <table:table-cell table:formula="of:=VLOOKUP([.A1420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ugl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060</text:p>
          </table:table-cell>
          <table:table-cell table:formula="of:=VLOOKUP([.A1421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voluptuous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061</text:p>
          </table:table-cell>
          <table:table-cell table:formula="of:=VLOOKUP([.A1422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062</text:p>
          </table:table-cell>
          <table:table-cell table:formula="of:=VLOOKUP([.A1423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comparative of ‘bad’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063</text:p>
          </table:table-cell>
          <table:table-cell table:formula="of:=VLOOKUP([.A1424];[TOC.$A$11:.$B$34];2)" office:value-type="string" office:string-value="Emotions and values" calcext:value-type="string">
            <text:p>Emotions and values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" calcext:value-type="float">
            <text:p>001</text:p>
          </table:table-cell>
          <table:table-cell table:formula="of:=VLOOKUP([.A1425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2" calcext:value-type="float">
            <text:p>002</text:p>
          </table:table-cell>
          <table:table-cell table:formula="of:=VLOOKUP([.A1426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becaus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3" calcext:value-type="float">
            <text:p>003</text:p>
          </table:table-cell>
          <table:table-cell table:formula="of:=VLOOKUP([.A1427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certai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It is certain that the theft occurred during the night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" calcext:value-type="float">
            <text:p>004</text:p>
          </table:table-cell>
          <table:table-cell table:formula="of:=VLOOKUP([.A1428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‘clear to the mind’ (the opposite of ‘obscure’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 clear explanation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" calcext:value-type="float">
            <text:p>005</text:p>
          </table:table-cell>
          <table:table-cell table:formula="of:=VLOOKUP([.A1429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6" calcext:value-type="float">
            <text:p>006</text:p>
          </table:table-cell>
          <table:table-cell table:formula="of:=VLOOKUP([.A1430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7" calcext:value-type="float">
            <text:p>007</text:p>
          </table:table-cell>
          <table:table-cell table:formula="of:=VLOOKUP([.A1431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how many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8" calcext:value-type="float">
            <text:p>008</text:p>
          </table:table-cell>
          <table:table-cell table:formula="of:=VLOOKUP([.A1432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how much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9" calcext:value-type="float">
            <text:p>009</text:p>
          </table:table-cell>
          <table:table-cell table:formula="of:=VLOOKUP([.A1433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how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0" calcext:value-type="float">
            <text:p>010</text:p>
          </table:table-cell>
          <table:table-cell table:formula="of:=VLOOKUP([.A1434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1" calcext:value-type="float">
            <text:p>011</text:p>
          </table:table-cell>
          <table:table-cell table:formula="of:=VLOOKUP([.A1435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‘insane’</text:p>
          </table:table-cell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2" calcext:value-type="float">
            <text:p>012</text:p>
          </table:table-cell>
          <table:table-cell table:formula="of:=VLOOKUP([.A1436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3" calcext:value-type="float">
            <text:p>013</text:p>
          </table:table-cell>
          <table:table-cell table:formula="of:=VLOOKUP([.A1437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obscure</text:p>
          </table:table-cell>
          <table:table-cell office:value-type="string" calcext:value-type="string">
            <text:p>‘obscure to the mind’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n obscure reason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14" calcext:value-type="float">
            <text:p>014</text:p>
          </table:table-cell>
          <table:table-cell table:formula="of:=VLOOKUP([.A1438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on purpose</text:p>
          </table:table-cell>
          <table:table-cell/>
          <table:table-cell office:value-type="string" calcext:value-type="string">
            <text:p>Adverb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5" calcext:value-type="float">
            <text:p>015</text:p>
          </table:table-cell>
          <table:table-cell table:formula="of:=VLOOKUP([.A1439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6" calcext:value-type="float">
            <text:p>016</text:p>
          </table:table-cell>
          <table:table-cell table:formula="of:=VLOOKUP([.A1440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7" calcext:value-type="float">
            <text:p>017</text:p>
          </table:table-cell>
          <table:table-cell table:formula="of:=VLOOKUP([.A1441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stupid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18" calcext:value-type="float">
            <text:p>018</text:p>
          </table:table-cell>
          <table:table-cell table:formula="of:=VLOOKUP([.A1442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cau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hat was the cause of the accident?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19" calcext:value-type="float">
            <text:p>019</text:p>
          </table:table-cell>
          <table:table-cell table:formula="of:=VLOOKUP([.A1443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doub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20" calcext:value-type="float">
            <text:p>020</text:p>
          </table:table-cell>
          <table:table-cell table:formula="of:=VLOOKUP([.A1444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ide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21" calcext:value-type="float">
            <text:p>021</text:p>
          </table:table-cell>
          <table:table-cell table:formula="of:=VLOOKUP([.A1445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inten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t was not his intention to wake the baby up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22" calcext:value-type="float">
            <text:p>022</text:p>
          </table:table-cell>
          <table:table-cell table:formula="of:=VLOOKUP([.A1446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manner</text:p>
          </table:table-cell>
          <table:table-cell office:value-type="string" calcext:value-type="string">
            <text:p>‘the way in which something is done or happen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23" calcext:value-type="float">
            <text:p>023</text:p>
          </table:table-cell>
          <table:table-cell table:formula="of:=VLOOKUP([.A1447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mind</text:p>
          </table:table-cell>
          <table:table-cell office:value-type="string" calcext:value-type="string">
            <text:p>'the seat of intelligence (as opposed to 'heart’ or 'soul’ as the seat of emotions)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 don't know what's going on in her mind.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24" calcext:value-type="float">
            <text:p>024</text:p>
          </table:table-cell>
          <table:table-cell table:formula="of:=VLOOKUP([.A1448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need or necessi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25" calcext:value-type="float">
            <text:p>025</text:p>
          </table:table-cell>
          <table:table-cell table:formula="of:=VLOOKUP([.A1449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possibili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26" calcext:value-type="float">
            <text:p>026</text:p>
          </table:table-cell>
          <table:table-cell table:formula="of:=VLOOKUP([.A1450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pup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re are 10 pupils in the class, aged 6-7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27" calcext:value-type="float">
            <text:p>027</text:p>
          </table:table-cell>
          <table:table-cell table:formula="of:=VLOOKUP([.A1451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sam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28" calcext:value-type="float">
            <text:p>028</text:p>
          </table:table-cell>
          <table:table-cell table:formula="of:=VLOOKUP([.A1452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scarci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29" calcext:value-type="float">
            <text:p>029</text:p>
          </table:table-cell>
          <table:table-cell table:formula="of:=VLOOKUP([.A1453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scho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children go to school every morning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30" calcext:value-type="float">
            <text:p>030</text:p>
          </table:table-cell>
          <table:table-cell table:formula="of:=VLOOKUP([.A1454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state</text:p>
          </table:table-cell>
          <table:table-cell office:value-type="string" calcext:value-type="string">
            <text:p>the condition in which sth. or s.o. exists at a given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ate of the Union …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31" calcext:value-type="float">
            <text:p>031</text:p>
          </table:table-cell>
          <table:table-cell table:formula="of:=VLOOKUP([.A1455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stud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32" calcext:value-type="float">
            <text:p>032</text:p>
          </table:table-cell>
          <table:table-cell table:formula="of:=VLOOKUP([.A1456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he teach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33" calcext:value-type="float">
            <text:p>033</text:p>
          </table:table-cell>
          <table:table-cell table:formula="of:=VLOOKUP([.A1457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'be sure that someone is telling the truth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You shouldn't believe everything you read.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34" calcext:value-type="float">
            <text:p>034</text:p>
          </table:table-cell>
          <table:table-cell table:formula="of:=VLOOKUP([.A1458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betray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35" calcext:value-type="float">
            <text:p>035</text:p>
          </table:table-cell>
          <table:table-cell table:formula="of:=VLOOKUP([.A1459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doub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36" calcext:value-type="float">
            <text:p>036</text:p>
          </table:table-cell>
          <table:table-cell table:formula="of:=VLOOKUP([.A1460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explain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37" calcext:value-type="float">
            <text:p>037</text:p>
          </table:table-cell>
          <table:table-cell table:formula="of:=VLOOKUP([.A1461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forge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38" calcext:value-type="float">
            <text:p>038</text:p>
          </table:table-cell>
          <table:table-cell table:formula="of:=VLOOKUP([.A1462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gu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Guess how much money I have.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39" calcext:value-type="float">
            <text:p>039</text:p>
          </table:table-cell>
          <table:table-cell table:formula="of:=VLOOKUP([.A1463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imitat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0" calcext:value-type="float">
            <text:p>040</text:p>
          </table:table-cell>
          <table:table-cell table:formula="of:=VLOOKUP([.A1464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kn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y know that we are coming today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1" calcext:value-type="float">
            <text:p>041</text:p>
          </table:table-cell>
          <table:table-cell table:formula="of:=VLOOKUP([.A1465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lea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Where did you learn to cook so well?</text:p>
          </table:table-cell>
          <table:table-cell table:number-columns-repeated="16377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2" office:value-type="float" office:value="42" calcext:value-type="float">
            <text:p>042</text:p>
          </table:table-cell>
          <table:table-cell table:formula="of:=VLOOKUP([.A1466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rememb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Do you remember the name of your first teacher?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3" calcext:value-type="float">
            <text:p>043</text:p>
          </table:table-cell>
          <table:table-cell table:formula="of:=VLOOKUP([.A1467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see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house seems to be empty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4" calcext:value-type="float">
            <text:p>044</text:p>
          </table:table-cell>
          <table:table-cell table:formula="of:=VLOOKUP([.A1468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stud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have to study for my test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5" calcext:value-type="float">
            <text:p>045</text:p>
          </table:table-cell>
          <table:table-cell table:formula="of:=VLOOKUP([.A1469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susp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police suspected that he was a drug dealer.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46" calcext:value-type="float">
            <text:p>046</text:p>
          </table:table-cell>
          <table:table-cell table:formula="of:=VLOOKUP([.A1470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teac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7" calcext:value-type="float">
            <text:p>047</text:p>
          </table:table-cell>
          <table:table-cell table:formula="of:=VLOOKUP([.A1471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think(1)</text:p>
          </table:table-cell>
          <table:table-cell office:value-type="string" calcext:value-type="string">
            <text:p>‘reflect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You should think first before speaking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48" calcext:value-type="float">
            <text:p>048</text:p>
          </table:table-cell>
          <table:table-cell table:formula="of:=VLOOKUP([.A1472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think(2)</text:p>
          </table:table-cell>
          <table:table-cell office:value-type="string" calcext:value-type="string">
            <text:p>‘be of the opinion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think that this is not right.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49" calcext:value-type="float">
            <text:p>049</text:p>
          </table:table-cell>
          <table:table-cell table:formula="of:=VLOOKUP([.A1473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‘to attempt (to do something)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0" calcext:value-type="float">
            <text:p>050</text:p>
          </table:table-cell>
          <table:table-cell table:formula="of:=VLOOKUP([.A1474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to underst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do not understand why they left us so early.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1" calcext:value-type="float">
            <text:p>051</text:p>
          </table:table-cell>
          <table:table-cell table:formula="of:=VLOOKUP([.A1475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what?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What is that thing on the table?</text:p>
          </table:table-cell>
          <table:table-cell table:number-columns-repeated="16377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2" calcext:value-type="float">
            <text:p>052</text:p>
          </table:table-cell>
          <table:table-cell table:formula="of:=VLOOKUP([.A1476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when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3" calcext:value-type="float">
            <text:p>053</text:p>
          </table:table-cell>
          <table:table-cell table:formula="of:=VLOOKUP([.A1477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where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4" calcext:value-type="float">
            <text:p>054</text:p>
          </table:table-cell>
          <table:table-cell table:formula="of:=VLOOKUP([.A1478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which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5" calcext:value-type="float">
            <text:p>055</text:p>
          </table:table-cell>
          <table:table-cell table:formula="of:=VLOOKUP([.A1479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who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6" calcext:value-type="float">
            <text:p>056</text:p>
          </table:table-cell>
          <table:table-cell table:formula="of:=VLOOKUP([.A1480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why?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7" calcext:value-type="float">
            <text:p>057</text:p>
          </table:table-cell>
          <table:table-cell table:formula="of:=VLOOKUP([.A1481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wise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12" office:value-type="float" office:value="58" calcext:value-type="float">
            <text:p>058</text:p>
          </table:table-cell>
          <table:table-cell table:formula="of:=VLOOKUP([.A1482];[TOC.$A$11:.$B$34];2)" office:value-type="string" office:string-value="Cognition" calcext:value-type="string">
            <text:p>Cogni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01</text:p>
          </table:table-cell>
          <table:table-cell table:formula="of:=VLOOKUP([.A1483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boo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02</text:p>
          </table:table-cell>
          <table:table-cell table:formula="of:=VLOOKUP([.A1484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dr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Don't beat the drum so hard, it's too loud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3</text:p>
          </table:table-cell>
          <table:table-cell table:formula="of:=VLOOKUP([.A1485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fairy ta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04</text:p>
          </table:table-cell>
          <table:table-cell table:formula="of:=VLOOKUP([.A1486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flu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plays the flute and she plays the violin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005</text:p>
          </table:table-cell>
          <table:table-cell table:formula="of:=VLOOKUP([.A1487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hieroglyph or hieroglyphic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006</text:p>
          </table:table-cell>
          <table:table-cell table:formula="of:=VLOOKUP([.A1488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horn or trump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007</text:p>
          </table:table-cell>
          <table:table-cell table:formula="of:=VLOOKUP([.A1489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jok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008</text:p>
          </table:table-cell>
          <table:table-cell table:formula="of:=VLOOKUP([.A1490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langua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009</text:p>
          </table:table-cell>
          <table:table-cell table:formula="of:=VLOOKUP([.A1491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n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hat's your name?</text:p>
          </table:table-cell>
          <table:table-cell table:number-columns-repeated="1637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010</text:p>
          </table:table-cell>
          <table:table-cell table:formula="of:=VLOOKUP([.A1492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pap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She took a piece of paper and wrote down her name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011</text:p>
          </table:table-cell>
          <table:table-cell table:formula="of:=VLOOKUP([.A1493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p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You must use a pen, not a pencil.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012</text:p>
          </table:table-cell>
          <table:table-cell table:formula="of:=VLOOKUP([.A1494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poe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013</text:p>
          </table:table-cell>
          <table:table-cell table:formula="of:=VLOOKUP([.A1495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po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014</text:p>
          </table:table-cell>
          <table:table-cell table:formula="of:=VLOOKUP([.A1496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rattle</text:p>
          </table:table-cell>
          <table:table-cell office:value-type="string" calcext:value-type="string">
            <text:p>‘a wooden instrument that makes a loud knocking noise [used by people watching football games]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015</text:p>
          </table:table-cell>
          <table:table-cell table:formula="of:=VLOOKUP([.A1497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speech</text:p>
          </table:table-cell>
          <table:table-cell office:value-type="string" calcext:value-type="string">
            <text:p>‘oration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 his speech, the chief thanked the guests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016</text:p>
          </table:table-cell>
          <table:table-cell table:formula="of:=VLOOKUP([.A1498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upper case or capital lett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017</text:p>
          </table:table-cell>
          <table:table-cell table:formula="of:=VLOOKUP([.A1499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viol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018</text:p>
          </table:table-cell>
          <table:table-cell table:formula="of:=VLOOKUP([.A1500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violin play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019</text:p>
          </table:table-cell>
          <table:table-cell table:formula="of:=VLOOKUP([.A1501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voi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020</text:p>
          </table:table-cell>
          <table:table-cell table:formula="of:=VLOOKUP([.A1502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he wo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021</text:p>
          </table:table-cell>
          <table:table-cell table:formula="of:=VLOOKUP([.A1503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adm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suspect admitted he stole the car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022</text:p>
          </table:table-cell>
          <table:table-cell table:formula="of:=VLOOKUP([.A1504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announc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023</text:p>
          </table:table-cell>
          <table:table-cell table:formula="of:=VLOOKUP([.A1505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answ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asked him where his mother was, but he didn't answer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024</text:p>
          </table:table-cell>
          <table:table-cell table:formula="of:=VLOOKUP([.A1506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ask(1)</text:p>
          </table:table-cell>
          <table:table-cell office:value-type="string" calcext:value-type="string">
            <text:p>‘ask a question, inquire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"Where is your mother?", he asked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025</text:p>
          </table:table-cell>
          <table:table-cell table:formula="of:=VLOOKUP([.A1507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ask(2)</text:p>
          </table:table-cell>
          <table:table-cell office:value-type="string" calcext:value-type="string">
            <text:p>‘ask for something, request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he asked for a glass of water.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026</text:p>
          </table:table-cell>
          <table:table-cell table:formula="of:=VLOOKUP([.A1508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be silen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027</text:p>
          </table:table-cell>
          <table:table-cell table:formula="of:=VLOOKUP([.A1509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boas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028</text:p>
          </table:table-cell>
          <table:table-cell table:formula="of:=VLOOKUP([.A1510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call(1)</text:p>
          </table:table-cell>
          <table:table-cell office:value-type="string" calcext:value-type="string">
            <text:p>‘to summon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king called his ministers for a meeting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029</text:p>
          </table:table-cell>
          <table:table-cell table:formula="of:=VLOOKUP([.A1511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call(2)</text:p>
          </table:table-cell>
          <table:table-cell office:value-type="string" calcext:value-type="string">
            <text:p>‘to give a name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parents decided to call their son David.</text:p>
          </table:table-cell>
          <table:table-cell table:number-columns-repeated="16377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030</text:p>
          </table:table-cell>
          <table:table-cell table:formula="of:=VLOOKUP([.A1512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cha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031</text:p>
          </table:table-cell>
          <table:table-cell table:formula="of:=VLOOKUP([.A1513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den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denied she was the thief.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032</text:p>
          </table:table-cell>
          <table:table-cell table:formula="of:=VLOOKUP([.A1514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forbid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033</text:p>
          </table:table-cell>
          <table:table-cell table:formula="of:=VLOOKUP([.A1515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gree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034</text:p>
          </table:table-cell>
          <table:table-cell table:formula="of:=VLOOKUP([.A1516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howl</text:p>
          </table:table-cell>
          <table:table-cell office:value-type="string" calcext:value-type="string">
            <text:p>‘(dog/wolf/other mammal:) to make a long, loud sound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035</text:p>
          </table:table-cell>
          <table:table-cell table:formula="of:=VLOOKUP([.A1517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mumble</text:p>
          </table:table-cell>
          <table:table-cell office:value-type="string" calcext:value-type="string">
            <text:p>‘to say something too quietly and not clearly enough, so that it is difficult or impossible to hear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little boy mumbled something about wanting to go to the toilet.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036</text:p>
          </table:table-cell>
          <table:table-cell table:formula="of:=VLOOKUP([.A1518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promis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037</text:p>
          </table:table-cell>
          <table:table-cell table:formula="of:=VLOOKUP([.A1519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read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038</text:p>
          </table:table-cell>
          <table:table-cell table:formula="of:=VLOOKUP([.A1520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refus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039</text:p>
          </table:table-cell>
          <table:table-cell table:formula="of:=VLOOKUP([.A1521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said she'd be late.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040</text:p>
          </table:table-cell>
          <table:table-cell table:formula="of:=VLOOKUP([.A1522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cold</text:p>
          </table:table-cell>
          <table:table-cell office:value-type="string" calcext:value-type="string">
            <text:p>‘to rebuke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041</text:p>
          </table:table-cell>
          <table:table-cell table:formula="of:=VLOOKUP([.A1523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ho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"Be careful", he shouted, "a lion!"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042</text:p>
          </table:table-cell>
          <table:table-cell table:formula="of:=VLOOKUP([.A1524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hriek</text:p>
          </table:table-cell>
          <table:table-cell office:value-type="string" calcext:value-type="string">
            <text:p>‘to make a very high, loud sound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043</text:p>
          </table:table-cell>
          <table:table-cell table:formula="of:=VLOOKUP([.A1525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ing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044</text:p>
          </table:table-cell>
          <table:table-cell table:formula="of:=VLOOKUP([.A1526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peak or talk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045</text:p>
          </table:table-cell>
          <table:table-cell table:formula="of:=VLOOKUP([.A1527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pell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046</text:p>
          </table:table-cell>
          <table:table-cell table:formula="of:=VLOOKUP([.A1528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stutter or stammer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047</text:p>
          </table:table-cell>
          <table:table-cell table:formula="of:=VLOOKUP([.A1529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tell</text:p>
          </table:table-cell>
          <table:table-cell office:value-type="string" calcext:value-type="string">
            <text:p>‘tell (a story)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ur grandmother told us a story.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048</text:p>
          </table:table-cell>
          <table:table-cell table:formula="of:=VLOOKUP([.A1530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thank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049</text:p>
          </table:table-cell>
          <table:table-cell table:formula="of:=VLOOKUP([.A1531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threaten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050</text:p>
          </table:table-cell>
          <table:table-cell table:formula="of:=VLOOKUP([.A1532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ulula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051</text:p>
          </table:table-cell>
          <table:table-cell table:formula="of:=VLOOKUP([.A1533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whisper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052</text:p>
          </table:table-cell>
          <table:table-cell table:formula="of:=VLOOKUP([.A1534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whistl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053</text:p>
          </table:table-cell>
          <table:table-cell table:formula="of:=VLOOKUP([.A1535];[TOC.$A$11:.$B$34];2)" office:value-type="string" office:string-value="Speech and language" calcext:value-type="string">
            <text:p>Speech and language</text:p>
          </table:table-cell>
          <table:table-cell office:value-type="string" calcext:value-type="string">
            <text:p>to writ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01</text:p>
          </table:table-cell>
          <table:table-cell table:formula="of:=VLOOKUP([.A153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02</text:p>
          </table:table-cell>
          <table:table-cell table:formula="of:=VLOOKUP([.A153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3</text:p>
          </table:table-cell>
          <table:table-cell table:formula="of:=VLOOKUP([.A153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004</text:p>
          </table:table-cell>
          <table:table-cell table:formula="of:=VLOOKUP([.A153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005</text:p>
          </table:table-cell>
          <table:table-cell table:formula="of:=VLOOKUP([.A154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006</text:p>
          </table:table-cell>
          <table:table-cell table:formula="of:=VLOOKUP([.A154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007</text:p>
          </table:table-cell>
          <table:table-cell table:formula="of:=VLOOKUP([.A1542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008</text:p>
          </table:table-cell>
          <table:table-cell table:formula="of:=VLOOKUP([.A1543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Madagasc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009</text:p>
          </table:table-cell>
          <table:table-cell table:formula="of:=VLOOKUP([.A1544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ma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010</text:p>
          </table:table-cell>
          <table:table-cell table:formula="of:=VLOOKUP([.A1545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Rarotong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011</text:p>
          </table:table-cell>
          <table:table-cell table:formula="of:=VLOOKUP([.A154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pithet that precedes male given names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012</text:p>
          </table:table-cell>
          <table:table-cell table:formula="of:=VLOOKUP([.A154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013</text:p>
          </table:table-cell>
          <table:table-cell table:formula="of:=VLOOKUP([.A154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bound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province boundary is also the border between the two countries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014</text:p>
          </table:table-cell>
          <table:table-cell table:formula="of:=VLOOKUP([.A154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Brazili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015</text:p>
          </table:table-cell>
          <table:table-cell table:formula="of:=VLOOKUP([.A155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ertificate</text:p>
          </table:table-cell>
          <table:table-cell office:value-type="string" calcext:value-type="string">
            <text:p>a document issued by some authority and given to s.o. as a proof of sth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ou need a card to get into this building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016</text:p>
          </table:table-cell>
          <table:table-cell table:formula="of:=VLOOKUP([.A155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hieftain</text:p>
          </table:table-cell>
          <table:table-cell office:value-type="string" calcext:value-type="string">
            <text:p>'leader/ruler of a tribe/clan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017</text:p>
          </table:table-cell>
          <table:table-cell table:formula="of:=VLOOKUP([.A1552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hinese per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018</text:p>
          </table:table-cell>
          <table:table-cell table:formula="of:=VLOOKUP([.A1553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itiz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 citizen of Germany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19" calcext:value-type="float">
            <text:p>019</text:p>
          </table:table-cell>
          <table:table-cell table:formula="of:=VLOOKUP([.A1554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lan</text:p>
          </table:table-cell>
          <table:table-cell office:value-type="string" calcext:value-type="string">
            <text:p>‘extended family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ntire clan lives in one large house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020</text:p>
          </table:table-cell>
          <table:table-cell table:formula="of:=VLOOKUP([.A1555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ommunal labou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021</text:p>
          </table:table-cell>
          <table:table-cell table:formula="of:=VLOOKUP([.A155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oun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has traveled to Japan, China, India, and many other countries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022</text:p>
          </table:table-cell>
          <table:table-cell table:formula="of:=VLOOKUP([.A155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reole or black per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023</text:p>
          </table:table-cell>
          <table:table-cell table:formula="of:=VLOOKUP([.A155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custo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024</text:p>
          </table:table-cell>
          <table:table-cell table:formula="of:=VLOOKUP([.A155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enem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025</text:p>
          </table:table-cell>
          <table:table-cell table:formula="of:=VLOOKUP([.A156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European</text:p>
          </table:table-cell>
          <table:table-cell office:value-type="string" calcext:value-type="string">
            <text:p>pejorative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026</text:p>
          </table:table-cell>
          <table:table-cell table:formula="of:=VLOOKUP([.A156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foo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027</text:p>
          </table:table-cell>
          <table:table-cell table:formula="of:=VLOOKUP([.A1562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forem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028</text:p>
          </table:table-cell>
          <table:table-cell table:formula="of:=VLOOKUP([.A1563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free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is mother was a slave, but his father was a freeman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029</text:p>
          </table:table-cell>
          <table:table-cell table:formula="of:=VLOOKUP([.A1564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French per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030</text:p>
          </table:table-cell>
          <table:table-cell table:formula="of:=VLOOKUP([.A1565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frien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031</text:p>
          </table:table-cell>
          <table:table-cell table:formula="of:=VLOOKUP([.A156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government docum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032</text:p>
          </table:table-cell>
          <table:table-cell table:formula="of:=VLOOKUP([.A156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gue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033</text:p>
          </table:table-cell>
          <table:table-cell table:formula="of:=VLOOKUP([.A156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herm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034</text:p>
          </table:table-cell>
          <table:table-cell table:formula="of:=VLOOKUP([.A156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hocke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035</text:p>
          </table:table-cell>
          <table:table-cell table:formula="of:=VLOOKUP([.A157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ho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host offered his guests some wine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036</text:p>
          </table:table-cell>
          <table:table-cell table:formula="of:=VLOOKUP([.A157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k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King David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037</text:p>
          </table:table-cell>
          <table:table-cell table:formula="of:=VLOOKUP([.A1572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laym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038</text:p>
          </table:table-cell>
          <table:table-cell table:formula="of:=VLOOKUP([.A1573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master</text:p>
          </table:table-cell>
          <table:table-cell office:value-type="string" calcext:value-type="string">
            <text:p>as opposed to 'slave, servant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039</text:p>
          </table:table-cell>
          <table:table-cell table:formula="of:=VLOOKUP([.A1574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mixed-race Kali’n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040</text:p>
          </table:table-cell>
          <table:table-cell table:formula="of:=VLOOKUP([.A1575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native coun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fter the civil war ended, the refugees were able to return to their native country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041</text:p>
          </table:table-cell>
          <table:table-cell table:formula="of:=VLOOKUP([.A157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neighbou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t's hard to sleep because the neighbors are noisy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042</text:p>
          </table:table-cell>
          <table:table-cell table:formula="of:=VLOOKUP([.A157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nob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Nobles are exempt from paying taxes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043</text:p>
          </table:table-cell>
          <table:table-cell table:formula="of:=VLOOKUP([.A157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partn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044</text:p>
          </table:table-cell>
          <table:table-cell table:formula="of:=VLOOKUP([.A157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people</text:p>
          </table:table-cell>
          <table:table-cell office:value-type="string" calcext:value-type="string">
            <text:p>'the populace, the inhabitants of a country (as opposed to the ruling class)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resident is unpopular, but the people adore his daughter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045</text:p>
          </table:table-cell>
          <table:table-cell table:formula="of:=VLOOKUP([.A158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plot</text:p>
          </table:table-cell>
          <table:table-cell office:value-type="string" calcext:value-type="string">
            <text:p>‘conspiracy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re was a plot to kill the queen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046</text:p>
          </table:table-cell>
          <table:table-cell table:formula="of:=VLOOKUP([.A158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policem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047</text:p>
          </table:table-cell>
          <table:table-cell table:formula="of:=VLOOKUP([.A1582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pow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048</text:p>
          </table:table-cell>
          <table:table-cell table:formula="of:=VLOOKUP([.A1583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prostitu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049</text:p>
          </table:table-cell>
          <table:table-cell table:formula="of:=VLOOKUP([.A1584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quarr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e have a quarrel with the neighbors over their noise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050</text:p>
          </table:table-cell>
          <table:table-cell table:formula="of:=VLOOKUP([.A1585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queen</text:p>
          </table:table-cell>
          <table:table-cell office:value-type="string" calcext:value-type="string">
            <text:p>'female monarch', not 'king's wife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Queen Elizabeth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051</text:p>
          </table:table-cell>
          <table:table-cell table:formula="of:=VLOOKUP([.A158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erva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052</text:p>
          </table:table-cell>
          <table:table-cell table:formula="of:=VLOOKUP([.A158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ettlem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053</text:p>
          </table:table-cell>
          <table:table-cell table:formula="of:=VLOOKUP([.A158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lav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054</text:p>
          </table:table-cell>
          <table:table-cell table:formula="of:=VLOOKUP([.A158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mall change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055</text:p>
          </table:table-cell>
          <table:table-cell table:formula="of:=VLOOKUP([.A159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ocialis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056</text:p>
          </table:table-cell>
          <table:table-cell table:formula="of:=VLOOKUP([.A159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por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057</text:p>
          </table:table-cell>
          <table:table-cell table:formula="of:=VLOOKUP([.A1592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tranger</text:p>
          </table:table-cell>
          <table:table-cell office:value-type="string" calcext:value-type="string">
            <text:p>'someone whom one does not know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e's not afraid of strangers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058</text:p>
          </table:table-cell>
          <table:table-cell table:formula="of:=VLOOKUP([.A1593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stud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059</text:p>
          </table:table-cell>
          <table:table-cell table:formula="of:=VLOOKUP([.A1594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town</text:p>
          </table:table-cell>
          <table:table-cell office:value-type="string" calcext:value-type="string">
            <text:p>‘an urban settlement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rmers come into town to sell their produce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060</text:p>
          </table:table-cell>
          <table:table-cell table:formula="of:=VLOOKUP([.A1595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‘a rural settlement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s' fields are near their village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061</text:p>
          </table:table-cell>
          <table:table-cell table:formula="of:=VLOOKUP([.A159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vote or ballot or po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062</text:p>
          </table:table-cell>
          <table:table-cell table:formula="of:=VLOOKUP([.A159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he walking sti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063</text:p>
          </table:table-cell>
          <table:table-cell table:formula="of:=VLOOKUP([.A159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command or order</text:p>
          </table:table-cell>
          <table:table-cell office:value-type="string" calcext:value-type="string">
            <text:p>'tell someone to do something, using one's authority or power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officer commanded them to line up against the wall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064</text:p>
          </table:table-cell>
          <table:table-cell table:formula="of:=VLOOKUP([.A159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commit a crim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065</text:p>
          </table:table-cell>
          <table:table-cell table:formula="of:=VLOOKUP([.A160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help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066</text:p>
          </table:table-cell>
          <table:table-cell table:formula="of:=VLOOKUP([.A160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invi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We invited our neighbors to our place for dinner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067</text:p>
          </table:table-cell>
          <table:table-cell table:formula="of:=VLOOKUP([.A1602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libe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King Rama V liberated the slaves in Siam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068</text:p>
          </table:table-cell>
          <table:table-cell table:formula="of:=VLOOKUP([.A1603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me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We agreed to meet in front of the theatre.</text:p>
          </table:table-cell>
          <table:table-cell table:number-columns-repeated="16377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069</text:p>
          </table:table-cell>
          <table:table-cell table:formula="of:=VLOOKUP([.A1604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obe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oldiers are expected to obey their superiors.</text:p>
          </table:table-cell>
          <table:table-cell table:number-columns-repeated="1637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070</text:p>
          </table:table-cell>
          <table:table-cell table:formula="of:=VLOOKUP([.A1605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perm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I am afraid I cannot permit my daughter to marry you.</text:p>
          </table:table-cell>
          <table:table-cell table:number-columns-repeated="1637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071</text:p>
          </table:table-cell>
          <table:table-cell table:formula="of:=VLOOKUP([.A1606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prev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police prevented the demonstrators from entering the building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072</text:p>
          </table:table-cell>
          <table:table-cell table:formula="of:=VLOOKUP([.A1607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quarrel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073</text:p>
          </table:table-cell>
          <table:table-cell table:formula="of:=VLOOKUP([.A1608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respec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074</text:p>
          </table:table-cell>
          <table:table-cell table:formula="of:=VLOOKUP([.A1609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retir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075</text:p>
          </table:table-cell>
          <table:table-cell table:formula="of:=VLOOKUP([.A1610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rule or gove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president ruled the country for 25 years.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076</text:p>
          </table:table-cell>
          <table:table-cell table:formula="of:=VLOOKUP([.A1611];[TOC.$A$11:.$B$34];2)" office:value-type="string" office:string-value="Social and political relations" calcext:value-type="string">
            <text:p>Social and political relations</text:p>
          </table:table-cell>
          <table:table-cell office:value-type="string" calcext:value-type="string">
            <text:p>to say goodby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01</text:p>
          </table:table-cell>
          <table:table-cell table:formula="of:=VLOOKUP([.A1612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ambus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002</text:p>
          </table:table-cell>
          <table:table-cell table:formula="of:=VLOOKUP([.A1613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armour</text:p>
          </table:table-cell>
          <table:table-cell office:value-type="string" calcext:value-type="string">
            <text:p>‘metal or leather clothing worn by soldiers in former times to protect their body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ight wore a shining armor.</text:p>
          </table:table-cell>
          <table:table-cell table:number-columns-repeated="16377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3</text:p>
          </table:table-cell>
          <table:table-cell table:formula="of:=VLOOKUP([.A1614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army</text:p>
          </table:table-cell>
          <table:table-cell office:value-type="string" calcext:value-type="string">
            <text:p>‘military forces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oman army conquered Jerusalem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004</text:p>
          </table:table-cell>
          <table:table-cell table:formula="of:=VLOOKUP([.A1615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arrow</text:p>
          </table:table-cell>
          <table:table-cell office:value-type="string" calcext:value-type="string">
            <text:p>'used as a weapon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005</text:p>
          </table:table-cell>
          <table:table-cell table:formula="of:=VLOOKUP([.A1616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attac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006</text:p>
          </table:table-cell>
          <table:table-cell table:formula="of:=VLOOKUP([.A1617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ba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Worms are used as bait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007</text:p>
          </table:table-cell>
          <table:table-cell table:formula="of:=VLOOKUP([.A1618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battle-ax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008</text:p>
          </table:table-cell>
          <table:table-cell table:formula="of:=VLOOKUP([.A1619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boo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009</text:p>
          </table:table-cell>
          <table:table-cell table:formula="of:=VLOOKUP([.A1620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bow</text:p>
          </table:table-cell>
          <table:table-cell office:value-type="string" calcext:value-type="string">
            <text:p>'used to shoot arrows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010</text:p>
          </table:table-cell>
          <table:table-cell table:formula="of:=VLOOKUP([.A1621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captive or prison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011</text:p>
          </table:table-cell>
          <table:table-cell table:formula="of:=VLOOKUP([.A1622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‘large stick used as weapo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012</text:p>
          </table:table-cell>
          <table:table-cell table:formula="of:=VLOOKUP([.A1623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cutlass</text:p>
          </table:table-cell>
          <table:table-cell office:value-type="string" calcext:value-type="string">
            <text:p>k.o. short sword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013</text:p>
          </table:table-cell>
          <table:table-cell table:formula="of:=VLOOKUP([.A1624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defea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014</text:p>
          </table:table-cell>
          <table:table-cell table:formula="of:=VLOOKUP([.A1625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fish tra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015</text:p>
          </table:table-cell>
          <table:table-cell table:formula="of:=VLOOKUP([.A1626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fisherm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016</text:p>
          </table:table-cell>
          <table:table-cell table:formula="of:=VLOOKUP([.A1627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fishhook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017</text:p>
          </table:table-cell>
          <table:table-cell table:formula="of:=VLOOKUP([.A1628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fishing l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018</text:p>
          </table:table-cell>
          <table:table-cell table:formula="of:=VLOOKUP([.A1629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fishn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019</text:p>
          </table:table-cell>
          <table:table-cell table:formula="of:=VLOOKUP([.A1630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for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020</text:p>
          </table:table-cell>
          <table:table-cell table:formula="of:=VLOOKUP([.A1631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fortres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021</text:p>
          </table:table-cell>
          <table:table-cell table:formula="of:=VLOOKUP([.A1632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game anima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022</text:p>
          </table:table-cell>
          <table:table-cell table:formula="of:=VLOOKUP([.A1633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gu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wanted to go in but the guard wouldn't let me.</text:p>
          </table:table-cell>
          <table:table-cell table:number-columns-repeated="16377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023</text:p>
          </table:table-cell>
          <table:table-cell table:formula="of:=VLOOKUP([.A1634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gun</text:p>
          </table:table-cell>
          <table:table-cell office:value-type="string" calcext:value-type="string">
            <text:p>‘rifle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e shot the thief with a gun.</text:p>
          </table:table-cell>
          <table:table-cell table:number-columns-repeated="16377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024</text:p>
          </table:table-cell>
          <table:table-cell table:formula="of:=VLOOKUP([.A1635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helm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Put on your helmet when you ride a motorcycle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025</text:p>
          </table:table-cell>
          <table:table-cell table:formula="of:=VLOOKUP([.A1636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letterwood bo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026</text:p>
          </table:table-cell>
          <table:table-cell table:formula="of:=VLOOKUP([.A1637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pea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027</text:p>
          </table:table-cell>
          <table:table-cell table:formula="of:=VLOOKUP([.A1638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shie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He held up his shield to protect his head from the attack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028</text:p>
          </table:table-cell>
          <table:table-cell table:formula="of:=VLOOKUP([.A1639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sli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029</text:p>
          </table:table-cell>
          <table:table-cell table:formula="of:=VLOOKUP([.A1640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soldi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030</text:p>
          </table:table-cell>
          <table:table-cell table:formula="of:=VLOOKUP([.A1641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spe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031</text:p>
          </table:table-cell>
          <table:table-cell table:formula="of:=VLOOKUP([.A1642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sword</text:p>
          </table:table-cell>
          <table:table-cell office:value-type="string" calcext:value-type="string">
            <text:p>'metal weapon with a handle, blade , and sheath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032</text:p>
          </table:table-cell>
          <table:table-cell table:formula="of:=VLOOKUP([.A1643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tow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From the tower you can see the entire town.</text:p>
          </table:table-cell>
          <table:table-cell table:number-columns-repeated="16377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033</text:p>
          </table:table-cell>
          <table:table-cell table:formula="of:=VLOOKUP([.A1644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tra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hunter lay a trap for the bear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034</text:p>
          </table:table-cell>
          <table:table-cell table:formula="of:=VLOOKUP([.A1645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victor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035</text:p>
          </table:table-cell>
          <table:table-cell table:formula="of:=VLOOKUP([.A1646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war or batt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036</text:p>
          </table:table-cell>
          <table:table-cell table:formula="of:=VLOOKUP([.A1647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warshi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037</text:p>
          </table:table-cell>
          <table:table-cell table:formula="of:=VLOOKUP([.A1648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he weapon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038</text:p>
          </table:table-cell>
          <table:table-cell table:formula="of:=VLOOKUP([.A1649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attack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039</text:p>
          </table:table-cell>
          <table:table-cell table:formula="of:=VLOOKUP([.A1650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def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He defended himself but the robber took his wallet.</text:p>
          </table:table-cell>
          <table:table-cell table:number-columns-repeated="16377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040</text:p>
          </table:table-cell>
          <table:table-cell table:formula="of:=VLOOKUP([.A1651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figh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two tribes have been fighting for weeks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041</text:p>
          </table:table-cell>
          <table:table-cell table:formula="of:=VLOOKUP([.A1652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fis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042</text:p>
          </table:table-cell>
          <table:table-cell table:formula="of:=VLOOKUP([.A1653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hun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043</text:p>
          </table:table-cell>
          <table:table-cell table:formula="of:=VLOOKUP([.A1654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miss</text:p>
          </table:table-cell>
          <table:table-cell office:value-type="string" calcext:value-type="string">
            <text:p>‘miss a target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shot at the bird but missed it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044</text:p>
          </table:table-cell>
          <table:table-cell table:formula="of:=VLOOKUP([.A1655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retreat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045</text:p>
          </table:table-cell>
          <table:table-cell table:formula="of:=VLOOKUP([.A1656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shoo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shot the intruder with her gun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046</text:p>
          </table:table-cell>
          <table:table-cell table:formula="of:=VLOOKUP([.A1657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surrender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047</text:p>
          </table:table-cell>
          <table:table-cell table:formula="of:=VLOOKUP([.A1658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tra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hunter trapped a fox.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048</text:p>
          </table:table-cell>
          <table:table-cell table:formula="of:=VLOOKUP([.A1659];[TOC.$A$11:.$B$34];2)" office:value-type="string" office:string-value="Warfare and hunting" calcext:value-type="string">
            <text:p>Warfare and hunting</text:p>
          </table:table-cell>
          <table:table-cell office:value-type="string" calcext:value-type="string">
            <text:p>to win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001</text:p>
          </table:table-cell>
          <table:table-cell table:formula="of:=VLOOKUP([.A1660];[TOC.$A$11:.$B$34];2)" office:value-type="string" office:string-value="Law" calcext:value-type="string">
            <text:p>Law</text:p>
          </table:table-cell>
          <table:table-cell office:value-type="string" calcext:value-type="string">
            <text:p>guil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The judge found the defendant guilty.</text:p>
          </table:table-cell>
          <table:table-cell table:number-columns-repeated="16377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002</text:p>
          </table:table-cell>
          <table:table-cell table:formula="of:=VLOOKUP([.A1661];[TOC.$A$11:.$B$34];2)" office:value-type="string" office:string-value="Law" calcext:value-type="string">
            <text:p>Law</text:p>
          </table:table-cell>
          <table:table-cell office:value-type="string" calcext:value-type="string">
            <text:p>innoc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He was punished even though he was innocent.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003</text:p>
          </table:table-cell>
          <table:table-cell table:formula="of:=VLOOKUP([.A1662];[TOC.$A$11:.$B$34];2)" office:value-type="string" office:string-value="Law" calcext:value-type="string">
            <text:p>Law</text:p>
          </table:table-cell>
          <table:table-cell office:value-type="string" calcext:value-type="string">
            <text:p>the adulter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004</text:p>
          </table:table-cell>
          <table:table-cell table:formula="of:=VLOOKUP([.A1663];[TOC.$A$11:.$B$34];2)" office:value-type="string" office:string-value="Law" calcext:value-type="string">
            <text:p>Law</text:p>
          </table:table-cell>
          <table:table-cell office:value-type="string" calcext:value-type="string">
            <text:p>the arson</text:p>
          </table:table-cell>
          <table:table-cell office:value-type="string" calcext:value-type="string">
            <text:p>‘deliberately setting fire to something to cause damage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005</text:p>
          </table:table-cell>
          <table:table-cell table:formula="of:=VLOOKUP([.A1664];[TOC.$A$11:.$B$34];2)" office:value-type="string" office:string-value="Law" calcext:value-type="string">
            <text:p>Law</text:p>
          </table:table-cell>
          <table:table-cell office:value-type="string" calcext:value-type="string">
            <text:p>the court</text:p>
          </table:table-cell>
          <table:table-cell office:value-type="string" calcext:value-type="string">
            <text:p>'(the judge and/or the jury in a) place where all the information concerning a crime is given so that it can be judged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006</text:p>
          </table:table-cell>
          <table:table-cell table:formula="of:=VLOOKUP([.A1665];[TOC.$A$11:.$B$34];2)" office:value-type="string" office:string-value="Law" calcext:value-type="string">
            <text:p>Law</text:p>
          </table:table-cell>
          <table:table-cell office:value-type="string" calcext:value-type="string">
            <text:p>the defenda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007</text:p>
          </table:table-cell>
          <table:table-cell table:formula="of:=VLOOKUP([.A1666];[TOC.$A$11:.$B$34];2)" office:value-type="string" office:string-value="Law" calcext:value-type="string">
            <text:p>Law</text:p>
          </table:table-cell>
          <table:table-cell office:value-type="string" calcext:value-type="string">
            <text:p>the f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I had to pay a fine of $100 for speeding.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008</text:p>
          </table:table-cell>
          <table:table-cell table:formula="of:=VLOOKUP([.A1667];[TOC.$A$11:.$B$34];2)" office:value-type="string" office:string-value="Law" calcext:value-type="string">
            <text:p>Law</text:p>
          </table:table-cell>
          <table:table-cell office:value-type="string" calcext:value-type="string">
            <text:p>the judg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009</text:p>
          </table:table-cell>
          <table:table-cell table:formula="of:=VLOOKUP([.A1668];[TOC.$A$11:.$B$34];2)" office:value-type="string" office:string-value="Law" calcext:value-type="string">
            <text:p>Law</text:p>
          </table:table-cell>
          <table:table-cell office:value-type="string" calcext:value-type="string">
            <text:p>the judgment</text:p>
          </table:table-cell>
          <table:table-cell office:value-type="string" calcext:value-type="string">
            <text:p>'official decision given by a judge or a court of law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010</text:p>
          </table:table-cell>
          <table:table-cell table:formula="of:=VLOOKUP([.A1669];[TOC.$A$11:.$B$34];2)" office:value-type="string" office:string-value="Law" calcext:value-type="string">
            <text:p>Law</text:p>
          </table:table-cell>
          <table:table-cell office:value-type="string" calcext:value-type="string">
            <text:p>the law</text:p>
          </table:table-cell>
          <table:table-cell office:value-type="string" calcext:value-type="string">
            <text:p>'a rule that people in a particular country (or administrative area) must obey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re ought to be a law against cutting down trees.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011</text:p>
          </table:table-cell>
          <table:table-cell table:formula="of:=VLOOKUP([.A1670];[TOC.$A$11:.$B$34];2)" office:value-type="string" office:string-value="Law" calcext:value-type="string">
            <text:p>Law</text:p>
          </table:table-cell>
          <table:table-cell office:value-type="string" calcext:value-type="string">
            <text:p>the lawy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012</text:p>
          </table:table-cell>
          <table:table-cell table:formula="of:=VLOOKUP([.A1671];[TOC.$A$11:.$B$34];2)" office:value-type="string" office:string-value="Law" calcext:value-type="string">
            <text:p>Law</text:p>
          </table:table-cell>
          <table:table-cell office:value-type="string" calcext:value-type="string">
            <text:p>the murder</text:p>
          </table:table-cell>
          <table:table-cell office:value-type="string" calcext:value-type="string">
            <text:p>'the crime of deliberately killing someone'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urder is punished very severely.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013</text:p>
          </table:table-cell>
          <table:table-cell table:formula="of:=VLOOKUP([.A1672];[TOC.$A$11:.$B$34];2)" office:value-type="string" office:string-value="Law" calcext:value-type="string">
            <text:p>Law</text:p>
          </table:table-cell>
          <table:table-cell office:value-type="string" calcext:value-type="string">
            <text:p>the oath</text:p>
          </table:table-cell>
          <table:table-cell office:value-type="string" calcext:value-type="string">
            <text:p>'act of swearing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014</text:p>
          </table:table-cell>
          <table:table-cell table:formula="of:=VLOOKUP([.A1673];[TOC.$A$11:.$B$34];2)" office:value-type="string" office:string-value="Law" calcext:value-type="string">
            <text:p>Law</text:p>
          </table:table-cell>
          <table:table-cell office:value-type="string" calcext:value-type="string">
            <text:p>the penalty or punishm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015</text:p>
          </table:table-cell>
          <table:table-cell table:formula="of:=VLOOKUP([.A1674];[TOC.$A$11:.$B$34];2)" office:value-type="string" office:string-value="Law" calcext:value-type="string">
            <text:p>Law</text:p>
          </table:table-cell>
          <table:table-cell office:value-type="string" calcext:value-type="string">
            <text:p>the perjur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016</text:p>
          </table:table-cell>
          <table:table-cell table:formula="of:=VLOOKUP([.A1675];[TOC.$A$11:.$B$34];2)" office:value-type="string" office:string-value="Law" calcext:value-type="string">
            <text:p>Law</text:p>
          </table:table-cell>
          <table:table-cell office:value-type="string" calcext:value-type="string">
            <text:p>the plaintif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017</text:p>
          </table:table-cell>
          <table:table-cell table:formula="of:=VLOOKUP([.A1676];[TOC.$A$11:.$B$34];2)" office:value-type="string" office:string-value="Law" calcext:value-type="string">
            <text:p>Law</text:p>
          </table:table-cell>
          <table:table-cell office:value-type="string" calcext:value-type="string">
            <text:p>the pris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018</text:p>
          </table:table-cell>
          <table:table-cell table:formula="of:=VLOOKUP([.A1677];[TOC.$A$11:.$B$34];2)" office:value-type="string" office:string-value="Law" calcext:value-type="string">
            <text:p>Law</text:p>
          </table:table-cell>
          <table:table-cell office:value-type="string" calcext:value-type="string">
            <text:p>the rap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019</text:p>
          </table:table-cell>
          <table:table-cell table:formula="of:=VLOOKUP([.A1678];[TOC.$A$11:.$B$34];2)" office:value-type="string" office:string-value="Law" calcext:value-type="string">
            <text:p>Law</text:p>
          </table:table-cell>
          <table:table-cell office:value-type="string" calcext:value-type="string">
            <text:p>the thie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020</text:p>
          </table:table-cell>
          <table:table-cell table:formula="of:=VLOOKUP([.A1679];[TOC.$A$11:.$B$34];2)" office:value-type="string" office:string-value="Law" calcext:value-type="string">
            <text:p>Law</text:p>
          </table:table-cell>
          <table:table-cell office:value-type="string" calcext:value-type="string">
            <text:p>the verdic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021</text:p>
          </table:table-cell>
          <table:table-cell table:formula="of:=VLOOKUP([.A1680];[TOC.$A$11:.$B$34];2)" office:value-type="string" office:string-value="Law" calcext:value-type="string">
            <text:p>Law</text:p>
          </table:table-cell>
          <table:table-cell office:value-type="string" calcext:value-type="string">
            <text:p>the witnes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022</text:p>
          </table:table-cell>
          <table:table-cell table:formula="of:=VLOOKUP([.A1681];[TOC.$A$11:.$B$34];2)" office:value-type="string" office:string-value="Law" calcext:value-type="string">
            <text:p>Law</text:p>
          </table:table-cell>
          <table:table-cell office:value-type="string" calcext:value-type="string">
            <text:p>to accu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She accused him of stealing her purse.</text:p>
          </table:table-cell>
          <table:table-cell table:number-columns-repeated="16377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023</text:p>
          </table:table-cell>
          <table:table-cell table:formula="of:=VLOOKUP([.A1682];[TOC.$A$11:.$B$34];2)" office:value-type="string" office:string-value="Law" calcext:value-type="string">
            <text:p>Law</text:p>
          </table:table-cell>
          <table:table-cell office:value-type="string" calcext:value-type="string">
            <text:p>to acqu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defendant was acquitted of all charges.</text:p>
          </table:table-cell>
          <table:table-cell table:number-columns-repeated="16377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024</text:p>
          </table:table-cell>
          <table:table-cell table:formula="of:=VLOOKUP([.A1683];[TOC.$A$11:.$B$34];2)" office:value-type="string" office:string-value="Law" calcext:value-type="string">
            <text:p>Law</text:p>
          </table:table-cell>
          <table:table-cell office:value-type="string" calcext:value-type="string">
            <text:p>to adjudicate</text:p>
          </table:table-cell>
          <table:table-cell office:value-type="string" calcext:value-type="string">
            <text:p>'decide whether someone is guilty of a crime in court'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025</text:p>
          </table:table-cell>
          <table:table-cell table:formula="of:=VLOOKUP([.A1684];[TOC.$A$11:.$B$34];2)" office:value-type="string" office:string-value="Law" calcext:value-type="string">
            <text:p>Law</text:p>
          </table:table-cell>
          <table:table-cell office:value-type="string" calcext:value-type="string">
            <text:p>to condemn</text:p>
          </table:table-cell>
          <table:table-cell office:value-type="string" calcext:value-type="string">
            <text:p>to find guilty or to sente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judge condemned the defendant and sentenced him to two years in prison.</text:p>
          </table:table-cell>
          <table:table-cell table:number-columns-repeated="16377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026</text:p>
          </table:table-cell>
          <table:table-cell table:formula="of:=VLOOKUP([.A1685];[TOC.$A$11:.$B$34];2)" office:value-type="string" office:string-value="Law" calcext:value-type="string">
            <text:p>Law</text:p>
          </table:table-cell>
          <table:table-cell office:value-type="string" calcext:value-type="string">
            <text:p>to convict</text:p>
          </table:table-cell>
          <table:table-cell office:value-type="string" calcext:value-type="string">
            <text:p>‘to find guilty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e was convicted and sentenced to life in prison.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027</text:p>
          </table:table-cell>
          <table:table-cell table:formula="of:=VLOOKUP([.A1686];[TOC.$A$11:.$B$34];2)" office:value-type="string" office:string-value="Law" calcext:value-type="string">
            <text:p>Law</text:p>
          </table:table-cell>
          <table:table-cell office:value-type="string" calcext:value-type="string">
            <text:p>to steal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028</text:p>
          </table:table-cell>
          <table:table-cell table:formula="of:=VLOOKUP([.A1687];[TOC.$A$11:.$B$34];2)" office:value-type="string" office:string-value="Law" calcext:value-type="string">
            <text:p>Law</text:p>
          </table:table-cell>
          <table:table-cell office:value-type="string" calcext:value-type="string">
            <text:p>to swear</text:p>
          </table:table-cell>
          <table:table-cell office:value-type="string" calcext:value-type="string">
            <text:p>'make a public official promise, especially in a court of law'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 swear to tell the truth.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001</text:p>
          </table:table-cell>
          <table:table-cell table:formula="of:=VLOOKUP([.A1688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Chri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002</text:p>
          </table:table-cell>
          <table:table-cell table:formula="of:=VLOOKUP([.A1689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003</text:p>
          </table:table-cell>
          <table:table-cell table:formula="of:=VLOOKUP([.A1690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term used by Catholic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004</text:p>
          </table:table-cell>
          <table:table-cell table:formula="of:=VLOOKUP([.A1691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Adjective</text:p>
          </table:table-cell>
          <table:table-cell table:number-columns-repeated="16378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005</text:p>
          </table:table-cell>
          <table:table-cell table:formula="of:=VLOOKUP([.A1692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altar</text:p>
          </table:table-cell>
          <table:table-cell office:value-type="string" calcext:value-type="string">
            <text:p>‘a raised place on which religious rites are performed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006</text:p>
          </table:table-cell>
          <table:table-cell table:formula="of:=VLOOKUP([.A1693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bishop</text:p>
          </table:table-cell>
          <table:table-cell office:value-type="string" calcext:value-type="string">
            <text:p>term used by Episcopalians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007</text:p>
          </table:table-cell>
          <table:table-cell table:formula="of:=VLOOKUP([.A1694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church</text:p>
          </table:table-cell>
          <table:table-cell office:value-type="string" calcext:value-type="string">
            <text:p>‘a Christian house of worship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008</text:p>
          </table:table-cell>
          <table:table-cell table:formula="of:=VLOOKUP([.A1695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circumcis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009</text:p>
          </table:table-cell>
          <table:table-cell table:formula="of:=VLOOKUP([.A1696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demon</text:p>
          </table:table-cell>
          <table:table-cell office:value-type="string" calcext:value-type="string">
            <text:p>‘evil spirit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010</text:p>
          </table:table-cell>
          <table:table-cell table:formula="of:=VLOOKUP([.A1697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fairy or elf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011</text:p>
          </table:table-cell>
          <table:table-cell table:formula="of:=VLOOKUP([.A1698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funera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012</text:p>
          </table:table-cell>
          <table:table-cell table:formula="of:=VLOOKUP([.A1699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ghos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013</text:p>
          </table:table-cell>
          <table:table-cell table:formula="of:=VLOOKUP([.A1700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go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014</text:p>
          </table:table-cell>
          <table:table-cell table:formula="of:=VLOOKUP([.A1701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heaven</text:p>
          </table:table-cell>
          <table:table-cell office:value-type="string" calcext:value-type="string">
            <text:p>‘the abode of deities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015</text:p>
          </table:table-cell>
          <table:table-cell table:formula="of:=VLOOKUP([.A1702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hel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016</text:p>
          </table:table-cell>
          <table:table-cell table:formula="of:=VLOOKUP([.A1703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holiday</text:p>
          </table:table-cell>
          <table:table-cell office:value-type="string" calcext:value-type="string">
            <text:p>‘a religious feast day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017</text:p>
          </table:table-cell>
          <table:table-cell table:formula="of:=VLOOKUP([.A1704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hym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018</text:p>
          </table:table-cell>
          <table:table-cell table:formula="of:=VLOOKUP([.A1705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idol</text:p>
          </table:table-cell>
          <table:table-cell office:value-type="string" calcext:value-type="string">
            <text:p>‘statue of a deity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019</text:p>
          </table:table-cell>
          <table:table-cell table:formula="of:=VLOOKUP([.A1706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initiation ceremon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020</text:p>
          </table:table-cell>
          <table:table-cell table:formula="of:=VLOOKUP([.A1707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l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021</text:p>
          </table:table-cell>
          <table:table-cell table:formula="of:=VLOOKUP([.A1708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magic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022</text:p>
          </table:table-cell>
          <table:table-cell table:formula="of:=VLOOKUP([.A1709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mosque</text:p>
          </table:table-cell>
          <table:table-cell office:value-type="string" calcext:value-type="string">
            <text:p>‘a Muslim house of worship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023</text:p>
          </table:table-cell>
          <table:table-cell table:formula="of:=VLOOKUP([.A1710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Musli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024</text:p>
          </table:table-cell>
          <table:table-cell table:formula="of:=VLOOKUP([.A1711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ome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025</text:p>
          </table:table-cell>
          <table:table-cell table:formula="of:=VLOOKUP([.A1712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priest</text:p>
          </table:table-cell>
          <table:table-cell office:value-type="string" calcext:value-type="string">
            <text:p>‘clergy of any religio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026</text:p>
          </table:table-cell>
          <table:table-cell table:formula="of:=VLOOKUP([.A1713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relig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027</text:p>
          </table:table-cell>
          <table:table-cell table:formula="of:=VLOOKUP([.A1714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rosar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028</text:p>
          </table:table-cell>
          <table:table-cell table:formula="of:=VLOOKUP([.A1715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sacrifice</text:p>
          </table:table-cell>
          <table:table-cell office:value-type="string" calcext:value-type="string">
            <text:p>‘ritual killing of an animal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029</text:p>
          </table:table-cell>
          <table:table-cell table:formula="of:=VLOOKUP([.A1716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shama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030</text:p>
          </table:table-cell>
          <table:table-cell table:formula="of:=VLOOKUP([.A1717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shaman’s spiri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031</text:p>
          </table:table-cell>
          <table:table-cell table:formula="of:=VLOOKUP([.A1718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shamanistic so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032</text:p>
          </table:table-cell>
          <table:table-cell table:formula="of:=VLOOKUP([.A1719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sorcerer or witch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033</text:p>
          </table:table-cell>
          <table:table-cell table:formula="of:=VLOOKUP([.A1720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temple</text:p>
          </table:table-cell>
          <table:table-cell office:value-type="string" calcext:value-type="string">
            <text:p>‘general term for house of worship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034</text:p>
          </table:table-cell>
          <table:table-cell table:formula="of:=VLOOKUP([.A1721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he woman’s ratt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035</text:p>
          </table:table-cell>
          <table:table-cell table:formula="of:=VLOOKUP([.A1722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o bless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036</text:p>
          </table:table-cell>
          <table:table-cell table:formula="of:=VLOOKUP([.A1723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o curs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037</text:p>
          </table:table-cell>
          <table:table-cell table:formula="of:=VLOOKUP([.A1724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o fast</text:p>
          </table:table-cell>
          <table:table-cell office:value-type="string" calcext:value-type="string">
            <text:p>‘to refrain from eating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038</text:p>
          </table:table-cell>
          <table:table-cell table:formula="of:=VLOOKUP([.A1725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o pray</text:p>
          </table:table-cell>
          <table:table-cell office:value-type="string" calcext:value-type="string">
            <text:p>‘to ask a deity for something’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he farmers prayed for rain.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039</text:p>
          </table:table-cell>
          <table:table-cell table:formula="of:=VLOOKUP([.A1726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o preach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040</text:p>
          </table:table-cell>
          <table:table-cell table:formula="of:=VLOOKUP([.A1727];[TOC.$A$11:.$B$34];2)" office:value-type="string" office:string-value="Religion and belief" calcext:value-type="string">
            <text:p>Religion and belief</text:p>
          </table:table-cell>
          <table:table-cell office:value-type="string" calcext:value-type="string">
            <text:p>to worship</text:p>
          </table:table-cell>
          <table:table-cell office:value-type="string" calcext:value-type="string">
            <text:p>‘to perform a rite in honor of a deity’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001</text:p>
          </table:table-cell>
          <table:table-cell table:formula="of:=VLOOKUP([.A1728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add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The address is written on the envelope.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002</text:p>
          </table:table-cell>
          <table:table-cell table:formula="of:=VLOOKUP([.A1729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airpla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003</text:p>
          </table:table-cell>
          <table:table-cell table:formula="of:=VLOOKUP([.A1730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bank</text:p>
          </table:table-cell>
          <table:table-cell office:value-type="string" calcext:value-type="string">
            <text:p>‘financial institutio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004</text:p>
          </table:table-cell>
          <table:table-cell table:formula="of:=VLOOKUP([.A1731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batter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005</text:p>
          </table:table-cell>
          <table:table-cell table:formula="of:=VLOOKUP([.A1732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bicyc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006</text:p>
          </table:table-cell>
          <table:table-cell table:formula="of:=VLOOKUP([.A1733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birth certifica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007</text:p>
          </table:table-cell>
          <table:table-cell table:formula="of:=VLOOKUP([.A1734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bomb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008</text:p>
          </table:table-cell>
          <table:table-cell table:formula="of:=VLOOKUP([.A1735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bottle</text:p>
          </table:table-cell>
          <table:table-cell office:value-type="string" calcext:value-type="string">
            <text:p>‘glass container for liquids with narrow neck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009</text:p>
          </table:table-cell>
          <table:table-cell table:formula="of:=VLOOKUP([.A1736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bu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010</text:p>
          </table:table-cell>
          <table:table-cell table:formula="of:=VLOOKUP([.A1737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calenda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011</text:p>
          </table:table-cell>
          <table:table-cell table:formula="of:=VLOOKUP([.A1738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candy/sweet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012</text:p>
          </table:table-cell>
          <table:table-cell table:formula="of:=VLOOKUP([.A1739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car</text:p>
          </table:table-cell>
          <table:table-cell office:value-type="string" calcext:value-type="string">
            <text:p>‘motor vehicle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013</text:p>
          </table:table-cell>
          <table:table-cell table:formula="of:=VLOOKUP([.A1740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cigaret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014</text:p>
          </table:table-cell>
          <table:table-cell table:formula="of:=VLOOKUP([.A1741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coffe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015</text:p>
          </table:table-cell>
          <table:table-cell table:formula="of:=VLOOKUP([.A1742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crim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016</text:p>
          </table:table-cell>
          <table:table-cell table:formula="of:=VLOOKUP([.A1743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driver's licen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017</text:p>
          </table:table-cell>
          <table:table-cell table:formula="of:=VLOOKUP([.A1744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elect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018</text:p>
          </table:table-cell>
          <table:table-cell table:formula="of:=VLOOKUP([.A1745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electricity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019</text:p>
          </table:table-cell>
          <table:table-cell table:formula="of:=VLOOKUP([.A1746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film/movi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020</text:p>
          </table:table-cell>
          <table:table-cell table:formula="of:=VLOOKUP([.A1747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governm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021</text:p>
          </table:table-cell>
          <table:table-cell table:formula="of:=VLOOKUP([.A1748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hospita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022</text:p>
          </table:table-cell>
          <table:table-cell table:formula="of:=VLOOKUP([.A1749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injection</text:p>
          </table:table-cell>
          <table:table-cell office:value-type="string" calcext:value-type="string">
            <text:p>(of liquid drugs into the body)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" calcext:value-type="float">
            <text:p>023</text:p>
          </table:table-cell>
          <table:table-cell table:formula="of:=VLOOKUP([.A1750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‘epistula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024</text:p>
          </table:table-cell>
          <table:table-cell table:formula="of:=VLOOKUP([.A1751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license</text:p>
          </table:table-cell>
          <table:table-cell office:value-type="string" calcext:value-type="string">
            <text:p>the permission issued by some authority to legalize a certain state or recurring action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025</text:p>
          </table:table-cell>
          <table:table-cell table:formula="of:=VLOOKUP([.A1752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license plat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026</text:p>
          </table:table-cell>
          <table:table-cell table:formula="of:=VLOOKUP([.A1753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machi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027</text:p>
          </table:table-cell>
          <table:table-cell table:formula="of:=VLOOKUP([.A1754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mattres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028</text:p>
          </table:table-cell>
          <table:table-cell table:formula="of:=VLOOKUP([.A1755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minister</text:p>
          </table:table-cell>
          <table:table-cell office:value-type="string" calcext:value-type="string">
            <text:p>'political (not religious)'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029</text:p>
          </table:table-cell>
          <table:table-cell table:formula="of:=VLOOKUP([.A1756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moto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030</text:p>
          </table:table-cell>
          <table:table-cell table:formula="of:=VLOOKUP([.A1757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motorcycl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031</text:p>
          </table:table-cell>
          <table:table-cell table:formula="of:=VLOOKUP([.A1758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music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032</text:p>
          </table:table-cell>
          <table:table-cell table:formula="of:=VLOOKUP([.A1759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newspap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033</text:p>
          </table:table-cell>
          <table:table-cell table:formula="of:=VLOOKUP([.A1760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num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number two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034</text:p>
          </table:table-cell>
          <table:table-cell table:formula="of:=VLOOKUP([.A1761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nurs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035</text:p>
          </table:table-cell>
          <table:table-cell table:formula="of:=VLOOKUP([.A1762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etroleum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036</text:p>
          </table:table-cell>
          <table:table-cell table:formula="of:=VLOOKUP([.A1763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ill or tabl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037</text:p>
          </table:table-cell>
          <table:table-cell table:formula="of:=VLOOKUP([.A1764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lastic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038</text:p>
          </table:table-cell>
          <table:table-cell table:formula="of:=VLOOKUP([.A1765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olic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039</text:p>
          </table:table-cell>
          <table:table-cell table:formula="of:=VLOOKUP([.A1766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ost/mail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040</text:p>
          </table:table-cell>
          <table:table-cell table:formula="of:=VLOOKUP([.A1767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ostage stamp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041</text:p>
          </table:table-cell>
          <table:table-cell table:formula="of:=VLOOKUP([.A1768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ostcard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042</text:p>
          </table:table-cell>
          <table:table-cell table:formula="of:=VLOOKUP([.A1769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presiden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043</text:p>
          </table:table-cell>
          <table:table-cell table:formula="of:=VLOOKUP([.A1770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radio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044</text:p>
          </table:table-cell>
          <table:table-cell table:formula="of:=VLOOKUP([.A1771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screw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045</text:p>
          </table:table-cell>
          <table:table-cell table:formula="of:=VLOOKUP([.A1772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screwdriver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046</text:p>
          </table:table-cell>
          <table:table-cell table:formula="of:=VLOOKUP([.A1773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sink</text:p>
          </table:table-cell>
          <table:table-cell office:value-type="string" calcext:value-type="string">
            <text:p>‘washbasin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047</text:p>
          </table:table-cell>
          <table:table-cell table:formula="of:=VLOOKUP([.A1774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song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048</text:p>
          </table:table-cell>
          <table:table-cell table:formula="of:=VLOOKUP([.A1775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spectacles/glasses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049</text:p>
          </table:table-cell>
          <table:table-cell table:formula="of:=VLOOKUP([.A1776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stre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050</text:p>
          </table:table-cell>
          <table:table-cell table:formula="of:=VLOOKUP([.A1777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tap/fauc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051</text:p>
          </table:table-cell>
          <table:table-cell table:formula="of:=VLOOKUP([.A1778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tea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052</text:p>
          </table:table-cell>
          <table:table-cell table:formula="of:=VLOOKUP([.A1779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telephone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053</text:p>
          </table:table-cell>
          <table:table-cell table:formula="of:=VLOOKUP([.A1780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televisio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054</text:p>
          </table:table-cell>
          <table:table-cell table:formula="of:=VLOOKUP([.A1781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tin/can</text:p>
          </table:table-cell>
          <table:table-cell office:value-type="string" calcext:value-type="string">
            <text:p>‘hermetically sealed metal container for preserved food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055</text:p>
          </table:table-cell>
          <table:table-cell table:formula="of:=VLOOKUP([.A1782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toilet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056</text:p>
          </table:table-cell>
          <table:table-cell table:formula="of:=VLOOKUP([.A1783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train</text:p>
          </table:table-cell>
          <table:table-cell/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057</text:p>
          </table:table-cell>
          <table:table-cell table:formula="of:=VLOOKUP([.A1784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he workshop</text:p>
          </table:table-cell>
          <table:table-cell office:value-type="string" calcext:value-type="string">
            <text:p>‘small factory’</text:p>
          </table:table-cell>
          <table:table-cell office:value-type="string" calcext:value-type="string">
            <text:p>Noun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058</text:p>
          </table:table-cell>
          <table:table-cell table:formula="of:=VLOOKUP([.A1785];[TOC.$A$11:.$B$34];2)" office:value-type="string" office:string-value="Modern World" calcext:value-type="string">
            <text:p>Modern World</text:p>
          </table:table-cell>
          <table:table-cell office:value-type="string" calcext:value-type="string">
            <text:p>to brake</text:p>
          </table:table-cell>
          <table:table-cell office:value-type="string" calcext:value-type="string">
            <text:p>(when driving a vehicle)</text:p>
          </table:table-cell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001</text:p>
          </table:table-cell>
          <table:table-cell table:formula="of:=VLOOKUP([.A1786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(interrogative)</text:p>
          </table:table-cell>
          <table:table-cell office:value-type="string" calcext:value-type="string">
            <text:p>The word is used in the interrogation and indicates doubt</text:p>
          </table:table-cell>
          <table:table-cell office:value-type="string" calcext:value-type="string">
            <text:p>Function word</text:p>
          </table:table-cell>
          <table:table-cell office:value-type="string" calcext:value-type="string">
            <text:p>wedaymi cha? (Are you satisfied?)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002</text:p>
          </table:table-cell>
          <table:table-cell table:formula="of:=VLOOKUP([.A1787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(negative marker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003</text:p>
          </table:table-cell>
          <table:table-cell table:formula="of:=VLOOKUP([.A1788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(superlative marker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004</text:p>
          </table:table-cell>
          <table:table-cell table:formula="of:=VLOOKUP([.A1789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and or but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005</text:p>
          </table:table-cell>
          <table:table-cell table:formula="of:=VLOOKUP([.A1790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 able to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006</text:p>
          </table:table-cell>
          <table:table-cell table:formula="of:=VLOOKUP([.A1791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007</text:p>
          </table:table-cell>
          <table:table-cell table:formula="of:=VLOOKUP([.A1792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(address particle)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008</text:p>
          </table:table-cell>
          <table:table-cell table:formula="of:=VLOOKUP([.A1793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ptative particle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009</text:p>
          </table:table-cell>
          <table:table-cell table:formula="of:=VLOOKUP([.A1794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neither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010</text:p>
          </table:table-cell>
          <table:table-cell table:formula="of:=VLOOKUP([.A1795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011</text:p>
          </table:table-cell>
          <table:table-cell table:formula="of:=VLOOKUP([.A1796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second part of the complex coordinating conjunction ‘neither – nor’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012</text:p>
          </table:table-cell>
          <table:table-cell table:formula="of:=VLOOKUP([.A1797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013</text:p>
          </table:table-cell>
          <table:table-cell table:formula="of:=VLOOKUP([.A1798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 saw nothing.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014</text:p>
          </table:table-cell>
          <table:table-cell table:formula="of:=VLOOKUP([.A1799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I don't want this one, give me the other one.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015</text:p>
          </table:table-cell>
          <table:table-cell table:formula="of:=VLOOKUP([.A1800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he same person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016</text:p>
          </table:table-cell>
          <table:table-cell table:formula="of:=VLOOKUP([.A1801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someon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017</text:p>
          </table:table-cell>
          <table:table-cell table:formula="of:=VLOOKUP([.A1802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hat woman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018</text:p>
          </table:table-cell>
          <table:table-cell table:formula="of:=VLOOKUP([.A1803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019</text:p>
          </table:table-cell>
          <table:table-cell table:formula="of:=VLOOKUP([.A1804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here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020</text:p>
          </table:table-cell>
          <table:table-cell table:formula="of:=VLOOKUP([.A1805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hey (dual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021</text:p>
          </table:table-cell>
          <table:table-cell table:formula="of:=VLOOKUP([.A1806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his man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022</text:p>
          </table:table-cell>
          <table:table-cell table:formula="of:=VLOOKUP([.A1807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Function word</text:p>
          </table:table-cell>
          <table:table-cell office:value-type="string" calcext:value-type="string">
            <text:p>The car went through the tunnel.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023</text:p>
          </table:table-cell>
          <table:table-cell table:formula="of:=VLOOKUP([.A1808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o be</text:p>
          </table:table-cell>
          <table:table-cell/>
          <table:table-cell office:value-type="string" calcext:value-type="string">
            <text:p>Verb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024</text:p>
          </table:table-cell>
          <table:table-cell table:formula="of:=VLOOKUP([.A1809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to beco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The caterpillar became a butterfly.</text:p>
          </table:table-cell>
          <table:table-cell table:number-columns-repeated="1637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025</text:p>
          </table:table-cell>
          <table:table-cell table:formula="of:=VLOOKUP([.A1810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we (dual inclusive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026</text:p>
          </table:table-cell>
          <table:table-cell table:formula="of:=VLOOKUP([.A1811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relative particle</text:p>
          </table:table-cell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027</text:p>
          </table:table-cell>
          <table:table-cell table:formula="of:=VLOOKUP([.A1812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028</text:p>
          </table:table-cell>
          <table:table-cell table:formula="of:=VLOOKUP([.A1813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without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029</text:p>
          </table:table-cell>
          <table:table-cell table:formula="of:=VLOOKUP([.A1814];[TOC.$A$11:.$B$34];2)" office:value-type="string" office:string-value="Miscellaneous function words" calcext:value-type="string">
            <text:p>Miscellaneous function words</text:p>
          </table:table-cell>
          <table:table-cell office:value-type="string" calcext:value-type="string">
            <text:p>you (dual)</text:p>
          </table:table-cell>
          <table:table-cell/>
          <table:table-cell office:value-type="string" calcext:value-type="string">
            <text:p>Function word</text:p>
          </table:table-cell>
          <table:table-cell table:number-columns-repeated="16378"/>
        </table:table-row>
        <table:table-row table:style-name="ro1" table:number-rows-repeated="10467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CONCEPTS.A1:CONCEPTS.H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2"/>
    </number:number-style>
    <number:number-style style:name="N130">
      <number:number number:decimal-places="0" number:min-decimal-places="0" number:min-integer-digits="2"/>
    </number:number-style>
    <number:number-style style:name="N13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1:06:14.824814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1T21:54:45.050786703</meta:creation-date>
    <dc:date>2025-06-02T11:18:31.964646803</dc:date>
    <meta:editing-duration>PT7H2M23S</meta:editing-duration>
    <meta:editing-cycles>21</meta:editing-cycles>
    <meta:generator>LibreOffice/25.2.2.2$Linux_X86_64 LibreOffice_project/520$Build-2</meta:generator>
    <meta:document-statistic meta:table-count="2" meta:cell-count="10214" meta:object-count="0"/>
  </office:meta>
</office:document-meta>
</file>